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10" style:family="table-column">
      <style:table-column-properties fo:break-before="auto" style:column-width="2.1071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9" style:family="table-column">
      <style:table-column-properties fo:break-before="auto" style:column-width="0.678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11" style:family="table-column">
      <style:table-column-properties fo:break-before="auto" style:column-width="1.6346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8" style:family="table-column">
      <style:table-column-properties fo:break-before="auto" style:column-width="0.702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6374in"/>
    </style:style>
    <style:style style:name="co58" style:family="table-column">
      <style:table-column-properties fo:break-before="auto" style:column-width="0.6799in"/>
    </style:style>
    <style:style style:name="co59" style:family="table-column">
      <style:table-column-properties fo:break-before="auto" style:column-width="1.478in"/>
    </style:style>
    <style:style style:name="co60" style:family="table-column">
      <style:table-column-properties fo:break-before="auto" style:column-width="1.1055in"/>
    </style:style>
    <style:style style:name="co61" style:family="table-column">
      <style:table-column-properties fo:break-before="auto" style:column-width="6.4854in"/>
    </style:style>
    <style:style style:name="co62" style:family="table-column">
      <style:table-column-properties fo:break-before="auto" style:column-width="2.222in"/>
    </style:style>
    <style:style style:name="co64" style:family="table-column">
      <style:table-column-properties fo:break-before="auto" style:column-width="5.4126in"/>
    </style:style>
    <style:style style:name="co65" style:family="table-column">
      <style:table-column-properties fo:break-before="auto" style:column-width="2.3811in"/>
    </style:style>
    <style:style style:name="co66" style:family="table-column">
      <style:table-column-properties fo:break-before="auto" style:column-width="0.6173in"/>
    </style:style>
    <style:style style:name="co67" style:family="table-column">
      <style:table-column-properties fo:break-before="auto" style:column-width="0.811in"/>
    </style:style>
    <style:style style:name="co68" style:family="table-column">
      <style:table-column-properties fo:break-before="auto" style:column-width="1.6583in"/>
    </style:style>
    <style:style style:name="co69" style:family="table-column">
      <style:table-column-properties fo:break-before="auto" style:column-width="1.4043in"/>
    </style:style>
    <style:style style:name="co70" style:family="table-column">
      <style:table-column-properties fo:break-before="auto" style:column-width="5.348in"/>
    </style:style>
    <style:style style:name="co71" style:family="table-column">
      <style:table-column-properties fo:break-before="auto" style:column-width="2.0728in"/>
    </style:style>
    <style:style style:name="co72" style:family="table-column">
      <style:table-column-properties fo:break-before="auto" style:column-width="0.7016in"/>
    </style:style>
    <style:style style:name="co73" style:family="table-column">
      <style:table-column-properties fo:break-before="auto" style:column-width="0.5417in"/>
    </style:style>
    <style:style style:name="co74" style:family="table-column">
      <style:table-column-properties fo:break-before="auto" style:column-width="1.148in"/>
    </style:style>
    <style:style style:name="co75" style:family="table-column">
      <style:table-column-properties fo:break-before="auto" style:column-width="1.6264in"/>
    </style:style>
    <style:style style:name="co76" style:family="table-column">
      <style:table-column-properties fo:break-before="auto" style:column-width="0.9035in"/>
    </style:style>
    <style:style style:name="co77" style:family="table-column">
      <style:table-column-properties fo:break-before="auto" style:column-width="3.3063in"/>
    </style:style>
    <style:style style:name="co78" style:family="table-column">
      <style:table-column-properties fo:break-before="auto" style:column-width="1.4409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32" style:family="table-row">
      <style:table-row-properties style:row-height="1.7in" fo:break-before="auto" style:use-optimal-row-height="true"/>
    </style:style>
    <style:style style:name="ro15" style:family="table-row">
      <style:table-row-properties style:row-height="1.3972in" fo:break-before="auto" style:use-optimal-row-height="true"/>
    </style:style>
    <style:style style:name="ro24" style:family="table-row">
      <style:table-row-properties style:row-height="1.3972in" fo:break-before="auto" style:use-optimal-row-height="true"/>
    </style:style>
    <style:style style:name="ro34" style:family="table-row">
      <style:table-row-properties style:row-height="4.2819in" fo:break-before="auto" style:use-optimal-row-height="true"/>
    </style:style>
    <style:style style:name="ro35" style:family="table-row">
      <style:table-row-properties style:row-height="7.1484in" fo:break-before="auto" style:use-optimal-row-height="true"/>
    </style:style>
    <style:style style:name="ro36" style:family="table-row">
      <style:table-row-properties style:row-height="5.7957in" fo:break-before="auto" style:use-optimal-row-height="true"/>
    </style:style>
    <style:style style:name="ro18" style:family="table-row">
      <style:table-row-properties style:row-height="2.0028in" fo:break-before="auto" style:use-optimal-row-height="true"/>
    </style:style>
    <style:style style:name="ro37" style:family="table-row">
      <style:table-row-properties style:row-height="0.1752in" fo:break-before="auto" style:use-optimal-row-height="true"/>
    </style:style>
    <style:style style:name="ro38" style:family="table-row">
      <style:table-row-properties style:row-height="3.3654in" fo:break-before="auto" style:use-optimal-row-height="true"/>
    </style:style>
    <style:style style:name="ro39" style:family="table-row">
      <style:table-row-properties style:row-height="0.5252in" fo:break-before="auto" style:use-optimal-row-height="true"/>
    </style:style>
    <style:style style:name="ro40" style:family="table-row">
      <style:table-row-properties style:row-height="1.1126in" fo:break-before="auto" style:use-optimal-row-height="true"/>
    </style:style>
    <style:style style:name="ro41" style:family="table-row">
      <style:table-row-properties style:row-height="0.961in" fo:break-before="auto" style:use-optimal-row-height="true"/>
    </style:style>
    <style:style style:name="ro16" style:family="table-row">
      <style:table-row-properties style:row-height="1.0945in" fo:break-before="auto" style:use-optimal-row-height="true"/>
    </style:style>
    <style:style style:name="ro42" style:family="table-row">
      <style:table-row-properties style:row-height="0.1736in" fo:break-before="auto" style:use-optimal-row-height="true"/>
    </style:style>
    <style:style style:name="ro27" style:family="table-row">
      <style:table-row-properties style:row-height="2.7598in" fo:break-before="auto" style:use-optimal-row-height="true"/>
    </style:style>
    <style:style style:name="ro43" style:family="table-row">
      <style:table-row-properties style:row-height="0.3472in" fo:break-before="auto" style:use-optimal-row-height="true"/>
    </style:style>
    <style:style style:name="ro21" style:family="table-row">
      <style:table-row-properties style:row-height="2.4571in" fo:break-before="auto" style:use-optimal-row-height="true"/>
    </style:style>
    <style:style style:name="ro44" style:family="table-row">
      <style:table-row-properties style:row-height="0.3382in" fo:break-before="auto" style:use-optimal-row-height="true"/>
    </style:style>
    <style:style style:name="ro13" style:family="table-row">
      <style:table-row-properties style:row-height="0.9429in" fo:break-before="auto" style:use-optimal-row-height="true"/>
    </style:style>
    <style:style style:name="ro45" style:family="table-row">
      <style:table-row-properties style:row-height="0.1866in" fo:break-before="auto" style:use-optimal-row-height="true"/>
    </style:style>
    <style:style style:name="ro46" style:family="table-row">
      <style:table-row-properties style:row-height="2.4571in" fo:break-before="auto" style:use-optimal-row-height="true"/>
    </style:style>
    <style:style style:name="ro47" style:family="table-row">
      <style:table-row-properties style:row-height="1.2374in" fo:break-before="auto" style:use-optimal-row-height="true"/>
    </style:style>
    <style:style style:name="ro48" style:family="table-row">
      <style:table-row-properties style:row-height="1.9866in" fo:break-before="auto" style:use-optimal-row-height="true"/>
    </style:style>
    <style:style style:name="ro49" style:family="table-row">
      <style:table-row-properties style:row-height="4.5709in" fo:break-before="auto" style:use-optimal-row-height="true"/>
    </style:style>
    <style:style style:name="ro50" style:family="table-row">
      <style:table-row-properties style:row-height="4.1146in" fo:break-before="auto" style:use-optimal-row-height="true"/>
    </style:style>
    <style:style style:name="ro51" style:family="table-row">
      <style:table-row-properties style:row-height="2.4661in" fo:break-before="auto" style:use-optimal-row-height="true"/>
    </style:style>
    <style:style style:name="ro52" style:family="table-row">
      <style:table-row-properties style:row-height="2.172in" fo:break-before="auto" style:use-optimal-row-height="true"/>
    </style:style>
    <style:style style:name="ro53" style:family="table-row">
      <style:table-row-properties style:row-height="1.0417in" fo:break-before="auto" style:use-optimal-row-height="true"/>
    </style:style>
    <style:style style:name="ro54" style:family="table-row">
      <style:table-row-properties style:row-height="2.1543in" fo:break-before="auto" style:use-optimal-row-height="true"/>
    </style:style>
    <style:style style:name="ro55" style:family="table-row">
      <style:table-row-properties style:row-height="1.5575in" fo:break-before="auto" style:use-optimal-row-height="true"/>
    </style:style>
    <style:style style:name="ro56" style:family="table-row">
      <style:table-row-properties style:row-height="1.5484in" fo:break-before="auto" style:use-optimal-row-height="true"/>
    </style:style>
    <style:style style:name="ro57" style:family="table-row">
      <style:table-row-properties style:row-height="1.0146in" fo:break-before="auto" style:use-optimal-row-height="true"/>
    </style:style>
    <style:style style:name="ro58" style:family="table-row">
      <style:table-row-properties style:row-height="0.7118in" fo:break-before="auto" style:use-optimal-row-height="true"/>
    </style:style>
    <style:style style:name="ro59" style:family="table-row">
      <style:table-row-properties style:row-height="2.3055in" fo:break-before="auto" style:use-optimal-row-height="true"/>
    </style:style>
    <style:style style:name="ro60" style:family="table-row">
      <style:table-row-properties style:row-height="3.0626in" fo:break-before="auto" style:use-optimal-row-height="true"/>
    </style:style>
    <style:style style:name="ro61" style:family="table-row">
      <style:table-row-properties style:row-height="2.911in" fo:break-before="auto" style:use-optimal-row-height="true"/>
    </style:style>
    <style:style style:name="ro62" style:family="table-row">
      <style:table-row-properties style:row-height="0.4772in" fo:break-before="auto" style:use-optimal-row-height="true"/>
    </style:style>
    <style:style style:name="ro63" style:family="table-row">
      <style:table-row-properties style:row-height="1.8516in" fo:break-before="auto" style:use-optimal-row-height="true"/>
    </style:style>
    <style:style style:name="ro64" style:family="table-row">
      <style:table-row-properties style:row-height="3.2138in" fo:break-before="auto" style:use-optimal-row-height="true"/>
    </style:style>
    <style:style style:name="ro65" style:family="table-row">
      <style:table-row-properties style:row-height="1.8957in" fo:break-before="auto" style:use-optimal-row-height="true"/>
    </style:style>
    <style:style style:name="ro66" style:family="table-row">
      <style:table-row-properties style:row-height="0.93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 style:font-name-complex="Arial Unicode MS"/>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7" style:family="table-cell" style:parent-style-name="Default" style:data-style-name="N100">
      <style:table-cell-properties style:text-align-source="fix" style:repeat-content="false"/>
      <style:paragraph-properties fo:text-align="end"/>
    </style:style>
    <style:style style:name="ce23" style:family="table-cell" style:parent-style-name="Default" style:data-style-name="N100">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3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1" style:family="table-cell" style:parent-style-name="Default" style:data-style-name="N100">
      <style:table-cell-properties fo:wrap-option="wrap"/>
      <style:text-properties fo:font-size="10pt" style:font-size-asian="8pt" style:font-size-complex="4.55000019073486pt"/>
    </style:style>
    <style:style style:name="ce42" style:family="table-cell" style:parent-style-name="Default" style:data-style-name="N100">
      <style:table-cell-properties fo:wrap-option="wrap"/>
      <style:text-properties fo:font-size="10pt" style:font-size-asian="6.5pt" style:font-size-complex="3.70000004768372pt"/>
    </style:style>
    <style:style style:name="ce43"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4"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5" style:family="table-cell" style:parent-style-name="Default" style:data-style-name="N100">
      <style:table-cell-properties fo:wrap-option="wrap"/>
      <style:text-properties fo:font-size="10pt" style:font-size-asian="10pt" style:font-size-complex="10pt"/>
    </style:style>
    <style:style style:name="ce56" style:family="table-cell" style:parent-style-name="Default" style:data-style-name="N100">
      <style:table-cell-properties fo:wrap-option="wrap"/>
      <style:text-properties fo:font-weight="normal" style:font-weight-asian="normal" style:font-weight-complex="normal"/>
    </style:style>
    <style:style style:name="ce57" style:family="table-cell" style:parent-style-name="Default" style:data-style-name="N100">
      <style:table-cell-properties fo:wrap-option="wrap"/>
      <style:text-properties fo:font-size="10pt" style:font-size-asian="8pt" style:font-size-complex="4.59999990463257pt"/>
    </style:style>
    <style:style style:name="ce58" style:family="table-cell" style:parent-style-name="Default" style:data-style-name="N100">
      <style:table-cell-properties fo:wrap-option="wrap"/>
      <style:text-properties fo:font-size="8pt" style:font-size-asian="8pt" style:font-size-complex="8pt"/>
    </style:style>
    <style:style style:name="ce59"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0"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1" style:family="table-cell" style:parent-style-name="Default">
      <style:table-cell-properties style:text-align-source="fix" style:repeat-content="false"/>
      <style:paragraph-properties fo:text-align="end"/>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6" style:family="table-cell" style:parent-style-name="Default" style:data-style-name="N100"/>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25" style:family="table-cell" style:parent-style-name="Default">
      <style:table-cell-properties style:text-align-source="fix" style:repeat-content="false"/>
      <style:paragraph-properties fo:text-align="center"/>
    </style:style>
    <style:style style:name="ce31"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62"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4" style:family="table-cell" style:parent-style-name="Default" style:data-style-name="N100">
      <style:table-cell-properties fo:wrap-option="wrap"/>
      <style:text-properties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3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4"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6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8"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53" style:family="table-cell" style:parent-style-name="Default">
      <style:table-cell-properties style:text-align-source="fix" style:repeat-content="false"/>
      <style:paragraph-properties fo:text-align="start"/>
    </style:style>
    <style:style style:name="ce69" style:family="table-cell" style:parent-style-name="Default" style:data-style-name="N100">
      <style:table-cell-properties fo:wrap-option="wrap"/>
      <style:text-properties fo:font-weight="normal" style:font-weight-asian="bold" style:font-size-complex="5.65000009536743pt" style:font-weight-complex="bold"/>
    </style:style>
    <style:style style:name="ce70" style:family="table-cell" style:parent-style-name="Default" style:data-style-name="N100">
      <style:table-cell-properties style:text-align-source="fix" style:repeat-content="false" fo:wrap-option="no-wrap"/>
      <style:paragraph-properties fo:text-align="start"/>
    </style:style>
    <style:style style:name="ce7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7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7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75"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76"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7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0" style:family="table-cell" style:parent-style-name="Default">
      <style:table-cell-properties fo:wrap-option="wrap" fo:padding-bottom="0.0193in" fo:padding-left="0.0138in" fo:padding-right="0.0138in" fo:padding-top="0.0193in"/>
    </style:style>
    <style:style style:name="ce81" style:family="table-cell" style:parent-style-name="Default" style:data-style-name="N100">
      <style:table-cell-properties fo:wrap-option="wrap"/>
      <style:text-properties style:font-name="F" style:font-name-asian="F" style:font-name-complex="F" style:font-size-complex="5.65000009536743pt"/>
    </style:style>
    <style:style style:name="ce8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8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84"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8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86"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87"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8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9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9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9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9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94"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95"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96"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97"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98"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9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100"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1"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27" style:family="text">
      <style:text-properties style:font-weight-asian="bold" style:font-size-complex="5.69999980926514pt" style:font-weight-complex="bold"/>
    </style:style>
    <style:style style:name="T9" style:family="text">
      <style:text-properties fo:font-size="10pt" fo:font-weight="bold" style:font-size-asian="10pt" style:font-weight-asian="bold" style:font-size-complex="5.69999980926514pt" style:font-weight-complex="bold"/>
    </style:style>
    <style:style style:name="T16" style:family="text">
      <style:text-properties style:font-size-asian="6.5pt" style:font-size-complex="3.70000004768372pt"/>
    </style:style>
    <style:style style:name="T17" style:family="text">
      <style:text-properties fo:font-weight="bold" style:font-size-asian="6.5pt" style:font-weight-asian="bold" style:font-size-complex="3.70000004768372pt" style:font-weight-complex="bold"/>
    </style:style>
    <style:style style:name="T11" style:family="text">
      <style:text-properties fo:font-size="10pt" fo:font-weight="normal" style:font-size-asian="10pt" style:font-weight-asian="normal" style:font-size-complex="5.69999980926514pt" style:font-weight-complex="normal"/>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font-size-asian="8pt" style:font-size-complex="4.59999990463257pt"/>
    </style:style>
    <style:style style:name="T19"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1" style:family="text">
      <style:text-properties style:font-size-asian="4.5pt" style:font-size-complex="2.59999990463257pt"/>
    </style:style>
    <style:style style:name="T22" style:family="text">
      <style:text-properties fo:font-weight="bold" style:font-size-asian="8pt" style:font-weight-asian="bold" style:font-size-complex="4.59999990463257pt" style:font-weight-complex="bold"/>
    </style:style>
    <style:style style:name="T15" style:family="text">
      <style:text-properties style:font-size-asian="10pt" style:font-size-complex="5.69999980926514pt"/>
    </style:style>
    <style:style style:name="T34" style:family="text">
      <style:text-properties fo:font-weight="bold" style:font-size-asian="10pt" style:font-weight-asian="bold" style:font-size-complex="5.69999980926514pt" style:font-weight-complex="bold"/>
    </style:style>
    <style:style style:name="T35" style:family="text">
      <style:text-properties fo:font-size="12pt"/>
    </style:style>
    <style:style style:name="T36" style:family="text">
      <style:text-properties fo:font-size="11pt" fo:font-weight="bold" style:font-size-asian="11pt" style:font-weight-asian="bold" style:font-size-complex="11pt" style:font-weight-complex="bold"/>
    </style:style>
    <style:style style:name="T37"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8" style:family="text">
      <style:text-properties fo:font-size="10pt" style:font-size-asian="10pt" style:font-weight-asian="bold" style:font-size-complex="5.69999980926514pt" style:font-weight-complex="bold"/>
    </style:style>
    <style:style style:name="T39" style:family="text">
      <style:text-properties fo:font-size="6.5pt" style:font-size-asian="6.5pt" style:font-size-complex="3.70000004768372pt"/>
    </style:style>
    <style:style style:name="T40" style:family="text">
      <style:text-properties style:text-position="super 58%" fo:font-size="6.5pt" style:font-size-asian="6.5pt" style:font-size-complex="3.70000004768372pt"/>
    </style:style>
    <style:style style:name="T41" style:family="text">
      <style:text-properties style:text-position="super 58%" fo:font-size="10pt" style:font-size-asian="10pt" style:font-size-complex="5.69999980926514pt"/>
    </style:style>
    <style:style style:name="T10" style:family="text">
      <style:text-properties fo:font-weight="normal" style:font-weight-asian="normal" style:font-weight-complex="normal"/>
    </style:style>
    <style:style style:name="T42" style:family="text">
      <style:text-properties style:text-position="super 58%" fo:font-weight="bold" style:font-weight-asian="bold" style:font-size-complex="5.69999980926514pt" style:font-weight-complex="bold"/>
    </style:style>
    <style:style style:name="T7" style:family="text">
      <style:text-properties style:text-position="super 58%"/>
    </style:style>
    <style:style style:name="T44" style:family="text">
      <style:text-properties style:font-size-asian="10pt" style:font-size-complex="10pt"/>
    </style:style>
    <style:style style:name="T45" style:family="text">
      <style:text-properties fo:font-weight="bold" style:font-size-asian="10pt" style:font-weight-asian="bold" style:font-size-complex="10pt" style:font-weight-complex="bold"/>
    </style:style>
    <style:style style:name="T46" style:family="text">
      <style:text-properties style:font-size-asian="10pt" style:font-size-complex="10pt"/>
    </style:style>
    <style:style style:name="T47" style:family="text">
      <style:text-properties style:font-size-complex="5.69999980926514pt"/>
    </style:style>
    <style:style style:name="T48" style:family="text">
      <style:text-properties fo:font-size="10pt" style:font-size-asian="10pt" style:font-size-complex="5.69999980926514pt"/>
    </style:style>
    <style:style style:name="T49" style:family="text">
      <style:text-properties fo:font-size="10pt" style:font-size-asian="10pt" style:font-size-complex="5.69999980926514pt"/>
    </style:style>
    <style:style style:name="T43" style:family="text">
      <style:text-properties style:font-size-complex="5.69999980926514pt"/>
    </style:style>
    <style:style style:name="T52" style:family="text">
      <style:text-properties style:font-name="F" fo:font-size="10pt" style:font-name-asian="F" style:font-size-asian="10pt" style:font-name-complex="F" style:font-size-complex="5.69999980926514pt"/>
    </style:style>
    <style:style style:name="T53" style:family="text">
      <style:text-properties style:font-name="F" style:font-name-asian="F" style:font-name-complex="F" style:font-size-complex="5.69999980926514pt"/>
    </style:style>
    <style:style style:name="T54" style:family="text">
      <style:text-properties style:font-name="F" fo:font-weight="bold" style:font-name-asian="F" style:font-weight-asian="bold" style:font-name-complex="F" style:font-size-complex="5.69999980926514pt" style:font-weight-complex="bold"/>
    </style:style>
    <style:style style:name="T55" style:family="text">
      <style:text-properties fo:font-size="10pt" style:font-name-asian="F" style:font-size-asian="10pt" style:font-name-complex="F" style:font-size-complex="5.69999980926514pt"/>
    </style:style>
    <style:style style:name="T56" style:family="text">
      <style:text-properties style:font-name-asian="F" style:font-name-complex="F" style:font-size-complex="5.69999980926514pt"/>
    </style:style>
    <style:style style:name="T57" style:family="text">
      <style:text-properties fo:font-weight="bold" style:font-name-asian="F" style:font-weight-asian="bold" style:font-name-complex="F" style:font-size-complex="5.69999980926514pt" style:font-weight-complex="bold"/>
    </style:style>
    <style:style style:name="T58"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9"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60"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style:style style:name="T61" style:family="text">
      <style:text-properties style:text-position="super 58%" style:font-size-complex="5.69999980926514pt"/>
    </style:style>
    <style:style style:name="T62"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64" style:family="text">
      <style:text-properties fo:font-size="10pt" style:font-size-asian="10pt" style:font-size-complex="10pt"/>
    </style:style>
    <style:style style:name="T65" style:family="text">
      <style:text-properties fo:font-size="10pt" fo:font-style="normal" fo:font-weight="bold" style:font-size-asian="10pt" style:font-style-asian="normal" style:font-weight-asian="bold" style:font-size-complex="10pt" style:font-style-complex="normal" style:font-weight-complex="bold"/>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2pt" style:font-size-complex="5.69999980926514pt"/>
    </style:style>
    <style:style style:name="T6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69"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70"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text:span><text:span text:style-name="T1">with Colonel Roosevelt and became a Captain in the Spanish-American War in 1898. <text:s/>Ralph born in 1898, </text:span><text:span text:style-name="T1">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text:span><text:span text:style-name="T1">but had received no serious injury. Robert went home for a rest after the accident. He had many </text:span><text:span text:style-name="T1">disagreements and fights with his older brother, and it seemed to be impossible to get along. All of the </text:span><text:span text:style-name="T1">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text:span><text:span text:style-name="T3">forecast coming wars</text:span><text:span text:style-name="T1">. Through my study of the Bible, I have determined the major and minor time factors </text:span><text:span text:style-name="T1">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text:span><text:span text:style-name="T1">Spain was the mistress of the seas and later Rome was the controlling nation; then England ruled the </text:span><text:span text:style-name="T1">waves and London was the banking center of the world. Then came the great</text:span></text:p>
            <text:p><text:span text:style-name="T1">war in 1914 which changed everything. England lost control of the seas. She lost her power as the great </text:span><text:span text:style-name="T1">banking nation of the world. The gold supply of the world flowed rapidly to the United States and in the dark </text:span><text:span text:style-name="T1">days of 1917, when England and France, after being deserted</text:span><text:span text:style-name="T2"> by Russia, were fighting with their backs to </text:span><text:span text:style-name="T2">the wall, </text:span><text:span text:style-name="T1">the United States, the land of love and liberty, came to the rescue, helped to defeat the Germans </text:span><text:span text:style-name="T1">and saved England and France. At that time they were seemingly very grateful, but after the war conditions </text:span><text:span text:style-name="T1">changed. The United States was no longer in debt to foreign countries but was now the banking nation of </text:span><text:span text:style-name="T1">the world and the foreign countries owed large sums of money to the United States. This country has </text:span><text:span text:style-name="T1">continued to prosper since the war, the gold supply of the world now rests here. Our former friends have </text:span><text:span text:style-name="T1">become jealous of the prosperity we enjoy and the power that we now hold in financial affairs which once </text:span><text:span text:style-name="T1">belonged to</text:span></text:p>
            <text:p><text:span text:style-name="T1">England. Some of the foreign countries do not want to pay their obligations and this jealousy can lead to </text:span><text:span text:style-name="T1">nothing else but war, as it always has in the past. I hope to be ready when that war comes with my great </text:span><text:span text:style-name="T1">airplane, and other inventions to help defend my country and later promote a lasting peace based on love </text:span><text:span text:style-name="T1">and goodwill. The United States began as a land of liberty and has always set an example for the balance </text:span><text:span text:style-name="T1">of the world and I hope to see the day when our country will take the lead in establishing universal peace </text:span><text:span text:style-name="T1">and the brotherhood of man. Captain Lindberg’s flight confirms my studies and forecasts of the future. </text:span><text:span text:style-name="T1">Aviation will be developed rapidly and nations will want to try these new discoveries and inventions to </text:span><text:span text:style-name="T1">conquer other nations, and war is inevitable. The Bible prophets foretold it, and my studies of the cycle </text:span><text:span text:style-name="T1">theory also indicate 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text:span><text:span text:style-name="T5">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text:span><text:span text:style-name="T3">most efficient airplane and the best one suited for war purposes. </text:span><text:span text:style-name="T1">They asked Robert if he did not have </text:span><text:span text:style-name="T1">a plane to enter or if he could not demonstrate something with "The St. Marie." He told them that his health </text:span><text:span text:style-name="T1">was not good and that he was not interested in entering a plane at this time. The ballroom was decorated </text:span><text:span text:style-name="T1">with everything connected with airplanes. Miniature planes were flying around the room, circling up and </text:span><text:span text:style-name="T1">down from the ceilings. It was a gorgeous display and while it was dazzling to others, Robert paid very little </text:span><text:span text:style-name="T1">attention to it. His friends, in order to please him and get him interested, had the radio tuned into New York </text:span><text:span text:style-name="T1">and were getting music from the Biltmore. The 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64" table:default-cell-style-name="ce4"/>
        <table:table-column table:style-name="co65"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80"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5"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5" table:number-columns-repeated="1018"/>
        </table:table-row>
        <table:table-row table:style-name="ro15">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text:span><text:span text:style-name="T1">cometh to the thousand</text:span></text:p>
            <text:p><text:span text:style-name="T1">three hundred and five and thirty </text:span><text:span text:style-name="T1">days.”</text:span></text:p>
            <text:p><text:span text:style-name="T1">Robert believed that he </text:span><text:span text:style-name="T1">understood the cycle and knew </text:span><text:span text:style-name="T1">the number of years, months and </text:span><text:span text:style-name="T1">days referred to in Daniel’s </text:span><text:span text:style-name="T1">prophecies. Calculated that from </text:span><text:span text:style-name="T3">March, 1931</text:span><text:span text:style-name="T1">, until the end of </text:span><text:span text:style-name="T3">June, 1932</text:span><text:span text:style-name="T1">, would be </text:span><text:span text:style-name="T1">troublesome times for the United </text:span><text:span text:style-name="T1">States. Depression, war and panic </text:span><text:span text:style-name="T1">would hang over the destinies of </text:span><text:span text:style-name="T1">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5" table:number-columns-repeated="1018"/>
        </table:table-row>
        <table:table-row table:style-name="ro9">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ext:span><text:span text:style-name="T1">there was a big decline in the </text:span><text:span text:style-name="T1">stock market. All kinds of </text:span><text:span text:style-name="T1">unfavorable rumors were afloat. </text:span><text:span text:style-name="T1">Business conditions were bad. </text:span><text:span text:style-name="T3">War clouds were gathering </text:span><text:span text:style-name="T3">thick in Europe.</text:span><text:span text:style-name="T1"> Newspapers </text:span><text:span text:style-name="T1">talked of the uncertainties in the </text:span><text:span text:style-name="T1">new year due to the coming </text:span><text:span text:style-name="T1">presidential election. The public </text:span><text:span text:style-name="T1">had lost confidence and were </text:span><text:span text:style-name="T1">selling stocks. Robert decided that </text:span><text:span text:style-name="T1">this was the time to cash in so he </text:span><text:span text:style-name="T1">covered a big line of </text:span><text:span text:style-name="T3">Shorts</text:span><text:span text:style-name="T1"> in </text:span><text:span text:style-name="T1">Major Motors, Central Steel and </text:span><text:span text:style-name="T1">others.</text:span></text:p>
          </table:table-cell>
          <table:table-cell office:value-type="string">
            <text:p>Note that 'Shorts' is capitalized in the text. <text:s/></text:p>
          </table:table-cell>
          <table:table-cell table:style-name="ce25" table:number-columns-repeated="1018"/>
        </table:table-row>
        <table:table-row table:style-name="ro3">
          <table:table-cell table:style-name="ce4" office:value-type="string">
            <text:p>19</text:p>
          </table:table-cell>
          <table:table-cell table:style-name="ce4" office:value-type="string">
            <text:p>224</text:p>
          </table:table-cell>
          <table:table-cell table:style-name="ce79"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text:span><text:span text:style-name="T1">calculated that </text:span><text:span text:style-name="T3">war was </text:span><text:span text:style-name="T3">inevitable between England and </text:span><text:span text:style-name="T3">Russia</text:span><text:span text:style-name="T1">. He figured that the </text:span><text:span text:style-name="T3">war </text:span><text:span text:style-name="T3">would start not later than the </text:span><text:span text:style-name="T3">summer </text:span><text:span text:style-name="T1">and that many nations </text:span><text:span text:style-name="T1">would be involved and that later </text:span><text:span text:style-name="T1">an attack on the United States </text:span><text:span text:style-name="T1">would come. His first airplane was </text:span><text:span text:style-name="T1">now completed, -- a small one </text:span><text:span text:style-name="T1">according to the plan laid down by </text:span><text:span text:style-name="T1">Ezekiel in the Bible.</text:span></text:p>
          </table:table-cell>
          <table:table-cell table:style-name="ce4"/>
          <table:table-cell table:style-name="ce14" table:number-columns-repeated="1018"/>
        </table:table-row>
        <table:table-row table:style-name="ro47">
          <table:table-cell table:style-name="ce4" office:value-type="string">
            <text:p>20</text:p>
          </table:table-cell>
          <table:table-cell table:style-name="ce4" office:value-type="string">
            <text:p>237</text:p>
          </table:table-cell>
          <table:table-cell table:style-name="ce79" office:value-type="string">
            <text:p>Approaching the end of 1928</text:p>
          </table:table-cell>
          <table:table-cell table:style-name="ce4"/>
          <table:table-cell table:style-name="ce23" office:value-type="string">
            <text:p><text:span text:style-name="T1">As the end of 1928 neared, war </text:span><text:span text:style-name="T1">was already raging in Europe. </text:span><text:span text:style-name="T3">England and Russia had </text:span><text:span text:style-name="T3">already gone to war</text:span><text:span text:style-name="T1"> as Robert </text:span><text:span text:style-name="T1">had predicted. </text:span><text:span text:style-name="T3">Complications </text:span><text:span text:style-name="T3">were developing quick and fast </text:span><text:span text:style-name="T3">and war clouds were gathering</text:span><text:span text:style-name="T1">. </text:span><text:span text:style-name="T1">Robert knew that it was only a </text:span><text:span text:style-name="T1">question of a short time when the </text:span><text:span text:style-name="T1">United States with all of its gold </text:span><text:span text:style-name="T1">supply, would be attacked and </text:span><text:span text:style-name="T1">there would be a great battle in </text:span><text:span text:style-name="T1">the air. Great progress had been </text:span><text:span text:style-name="T1">made in aviation. </text:span><text:span text:style-name="T3">Airplanes were </text:span><text:span text:style-name="T3">carrying mail at the rate of 300 </text:span><text:span text:style-name="T3">miles per hour. </text:span><text:span text:style-name="T1">Passenger lines </text:span><text:span text:style-name="T1">were now starting all over the </text:span><text:span text:style-name="T1">United States. "Marie the Angel of </text:span><text:span text:style-name="T1">Mercy," Robert's great ship, was </text:span><text:span text:style-name="T1">rapidly nearing completion.</text:span></text:p>
          </table:table-cell>
          <table:table-cell table:style-name="ce4"/>
          <table:table-cell table:style-name="ce14" table:number-columns-repeated="1018"/>
        </table:table-row>
        <table:table-row table:style-name="ro48">
          <table:table-cell table:style-name="ce4" office:value-type="string">
            <text:p>25</text:p>
          </table:table-cell>
          <table:table-cell table:style-name="ce4" office:value-type="string">
            <text:p>276, 277</text:p>
          </table:table-cell>
          <table:table-cell table:style-name="ce79" office:value-type="string">
            <text:p>Fall of 1929</text:p>
          </table:table-cell>
          <table:table-cell table:style-name="ce4"/>
          <table:table-cell table:style-name="ce24" office:value-type="string">
            <text:p>The war clouds had begun to appear as Robert had predicted. <text:s/><text:span text:style-name="T52"><text:s/></text:span><text:span text:style-name="T52">Spain and Japan</text:span></text:p>
            <text:p><text:span text:style-name="T53">were threatening the United States. </text:span><text:span text:style-name="T53">Controversies over airplane airports </text:span><text:span text:style-name="T53">arose. Japan had forbidden the United </text:span><text:span text:style-name="T53">States commercial ships to land on </text:span><text:span text:style-name="T53">her soil. Diplomatic relations were </text:span><text:span text:style-name="T53">not smoothing affairs out and Robert </text:span><text:span text:style-name="T53">knew that war was inevitable. Spain </text:span><text:span text:style-name="T53">had made rapid progress with </text:span><text:span text:style-name="T53">airplanes and was anxious to try her </text:span><text:span text:style-name="T53">power against the United States. The </text:span><text:span text:style-name="T53">United States Government was </text:span><text:span text:style-name="T53">waking up to the fact of their need of </text:span><text:span text:style-name="T53">a greater air fleet and the Air </text:span><text:span text:style-name="T53">Department was making some great </text:span><text:span text:style-name="T53">progress. Robert knew they were </text:span><text:span text:style-name="T53">working on secret plans and knew </text:span><text:span text:style-name="T53">that he had something that could be </text:span><text:span text:style-name="T53">used successfully at the right time. He </text:span><text:span text:style-name="T53">was spending money lavishly and </text:span><text:span text:style-name="T54">working to improve on his Ezekiel </text:span><text:span text:style-name="T54">plane</text:span><text:span text:style-name="T53">. He was keeping everything </text:span><text:span text:style-name="T53">secret, sending out plans to different </text:span><text:span text:style-name="T53">manufacturers and having the parts </text:span><text:span text:style-name="T53">made, </text:span><text:span text:style-name="T54">Walter and himself secretly </text:span><text:span text:style-name="T54">putting the machine together</text:span><text:span text:style-name="T53">. <text:s/></text:span><text:span text:style-name="T52"><text:s/>The </text:span><text:span text:style-name="T52">Government realizing the </text:span><text:span text:style-name="T53">increased </text:span><text:span text:style-name="T53">demand for gasoline on account of </text:span><text:span text:style-name="T53">the large</text:span></text:p>
            <text:p><text:span text:style-name="T53">amount of airplanes used, knew that </text:span><text:span text:style-name="T53">in time of war </text:span><text:span text:style-name="T54">their success would </text:span><text:span text:style-name="T54">depend upon the supply of oil and </text:span><text:span text:style-name="T54">gas</text:span><text:span text:style-name="T53">.</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4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81" office:value-type="string">
            <text:p><text:span text:style-name="T55">The United States Government </text:span><text:span text:style-name="T55">fearing that Japan </text:span><text:span text:style-name="T56">would make the </text:span><text:span text:style-name="T56">first attack on the </text:span><text:span text:style-name="T57">Pacific Coast </text:span><text:span text:style-name="T57">either around Los Angeles or San </text:span><text:span text:style-name="T57">Francisco, rushed the battle fleet to </text:span><text:span text:style-name="T57">the Pacific</text:span><text:span text:style-name="T56">. This proved to be one of </text:span><text:span text:style-name="T56">the greatest mistakes of the war. </text:span><text:span text:style-name="T57">As </text:span><text:span text:style-name="T57">soon as the battleships cruised into </text:span><text:span text:style-name="T57">the Pacific, Japan attacked from </text:span><text:span text:style-name="T57">the air with their noiseless </text:span><text:span text:style-name="T57">airplanes and began dropping </text:span><text:span text:style-name="T57">deadly bombs from great heights.</text:span><text:span text:style-name="T56"> </text:span><text:span text:style-name="T56">The anti-aircraft guns from the decks </text:span><text:span text:style-name="T56">of the battleships were powerless to </text:span><text:span text:style-name="T56">reach the bombing planes at such </text:span><text:span text:style-name="T56">great heights. Defeat was swift and </text:span><text:span text:style-name="T56">severe and only a few of the </text:span><text:span text:style-name="T56">battleships escaped complete </text:span><text:span text:style-name="T56">destruction from the first attack. The </text:span><text:span text:style-name="T56">United States Officers had found that </text:span><text:span text:style-name="T56">the </text:span><text:span text:style-name="T57">Japanese planes could rise more </text:span><text:span text:style-name="T57">than twice the altitude of the </text:span><text:span text:style-name="T57">United States planes. </text:span><text:span text:style-name="T56">They knew </text:span><text:span text:style-name="T56">that Japan had some invention that </text:span><text:span text:style-name="T56">was superior to ours which enabled </text:span><text:span text:style-name="T56">them to reach such great heights that </text:span><text:span text:style-name="T56">their airships were practically </text:span><text:span text:style-name="T56">immune from attack. This placed the </text:span><text:span text:style-name="T56">United States at a great disadvantage </text:span><text:span text:style-name="T56">as they were unable to protect the </text:span><text:span text:style-name="T56">coast cities from being destroyed by </text:span><text:span text:style-name="T56">bombs from the Japanese planes. </text:span><text:span text:style-name="T55"><text:s/>A </text:span><text:span text:style-name="T55">council of war was held. The </text:span><text:span text:style-name="T55">commanding officers </text:span><text:span text:style-name="T56">were called </text:span><text:span text:style-name="T56">together. The President hastily </text:span><text:span text:style-name="T56">summoned the Cabinet. There was no </text:span><text:span text:style-name="T56">minimizing the danger for everyone </text:span><text:span text:style-name="T56">knew that the ingenuity of </text:span><text:span text:style-name="T57">Japan had </text:span><text:span text:style-name="T57">designed a superior fighting plane; </text:span><text:span text:style-name="T57">that this was to be a war in the air </text:span><text:span text:style-name="T57">and that all old methods and </text:span><text:span text:style-name="T57">weapons of war were obsolete</text:span><text:span text:style-name="T56">; that </text:span><text:span text:style-name="T56">the United States must move quick </text:span><text:span text:style-name="T56">and fast to prevent destruction of the </text:span><text:span text:style-name="T56">Pacific Coast cities. <text:s/></text:span><text:span text:style-name="T55"><text:s/>They decided to </text:span><text:span text:style-name="T55">confiscate the large manufacturing </text:span><text:span text:style-name="T56">plants and start them on making new </text:span><text:span text:style-name="T56">inventions and the manufacture of </text:span><text:span text:style-name="T56">airplanes. Central Steel was </text:span><text:span text:style-name="T56">confiscated; also Major Motors and </text:span><text:span text:style-name="T56">Major Electric Co. The war council </text:span><text:span text:style-name="T56">decided that they should scatter their </text:span><text:span text:style-name="T56">air forces from Brownsville, Texas, </text:span><text:span text:style-name="T56">up to El Paso to protect the Rio </text:span><text:span text:style-name="T56">Grande from attack thru Mexico; that </text:span><text:span text:style-name="T56">the battle line should extend up the </text:span><text:span text:style-name="T56">Colorado River on across to Portland </text:span><text:span text:style-name="T56">and Seattle. The land forces were all </text:span><text:span text:style-name="T56">rushed to the Coast, forming a battle </text:span><text:span text:style-name="T56">line from Brownsville, Texas, across </text:span><text:span text:style-name="T56">to the Northwest to Seattle. It was </text:span><text:span text:style-name="T56">decided that this line should be held </text:span><text:span text:style-name="T56">with reserve forces to be sent to </text:span><text:span text:style-name="T56">support a second line of defense </text:span><text:span text:style-name="T56">running from San Diego up the Coast </text:span><text:span text:style-name="T56">to Portland, to protect inland invasion </text:span><text:span text:style-name="T56">by the foe in case they were </text:span><text:span text:style-name="T56">successful in capturing any of the </text:span><text:span text:style-name="T56">coast cities. People in Los Angeles </text:span><text:span text:style-name="T56">and San Francisco were in a state of </text:span><text:span text:style-name="T56">turmoil. Thousands were leaving </text:span><text:span text:style-name="T56">every day by train and airplane, going </text:span><text:span text:style-name="T56">to the Grand Canyon where there </text:span><text:span text:style-name="T56">were no cities and they hoped they </text:span><text:span text:style-name="T56">would be safe from attacks. Others </text:span><text:span text:style-name="T56">went to the central and eastern parts </text:span><text:span text:style-name="T56">of the United States because they </text:span><text:span text:style-name="T56">feared attacks any day. Japan was </text:span><text:span text:style-name="T56">quick to follow up her</text:span><text:span text:style-name="T57"> victory gained </text:span><text:span text:style-name="T57">on the water</text:span><text:span text:style-name="T56"> by attacking Los </text:span><text:span text:style-name="T56">Angeles from the air in the middle of </text:span><text:span text:style-name="T56">May.</text:span></text:p>
          </table:table-cell>
          <table:table-cell table:style-name="ce82" office:value-type="string">
            <text:p><text:span text:style-name="T58">Summary: Japan attacks the </text:span><text:span text:style-name="T58">Pacific Coast (around LA and SF) </text:span><text:span text:style-name="T58">with noiseless airplanes. <text:s/></text:span><text:span text:style-name="T58">Destroys </text:span><text:span text:style-name="T59">many US battleships in </text:span><text:span text:style-name="T59">the Pacific using bombs from </text:span><text:span text:style-name="T59">noiseless airplanes at great </text:span><text:span text:style-name="T59">heights. <text:s/>US defeat was swift and </text:span><text:span text:style-name="T59">severe. <text:s/>This was a </text:span><text:span text:style-name="T60">Japan victory </text:span><text:span text:style-name="T60">gained on water.</text:span></text:p>
          </table:table-cell>
          <table:table-cell table:number-columns-repeated="1018"/>
        </table:table-row>
        <table:table-row table:style-name="ro5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81" office:value-type="string">
            <text:p><text:span text:style-name="T56">Japan was quick to follow up her </text:span><text:span text:style-name="T56">victory gained on the water by </text:span><text:span text:style-name="T57">attacking Los Angeles from the air</text:span><text:span text:style-name="T56"> </text:span><text:span text:style-name="T56">in the middle of May. </text:span><text:span text:style-name="T57">Here again the </text:span><text:span text:style-name="T57">great value of the silent motor was </text:span><text:span text:style-name="T57">proved and the height to which the </text:span><text:span text:style-name="T57">Japanese plane could rise. </text:span><text:span text:style-name="T56">As the </text:span><text:span text:style-name="T56">enemy stole over the city in the </text:span><text:span text:style-name="T56">silence of the night, not a sound could </text:span><text:span text:style-name="T56">be heard from their motors at the </text:span><text:span text:style-name="T56">great heights which they were sailing. </text:span><text:span text:style-name="T56">Bombs began to fall in the business </text:span><text:span text:style-name="T56">section</text:span><text:span text:style-name="T55"> and the skyscrapers crumbled </text:span><text:span text:style-name="T55">to pieces. Every street </text:span><text:span text:style-name="T56">light was </text:span><text:span text:style-name="T56">ordered out, leaving the city in total </text:span><text:span text:style-name="T56">darkness. The people were aroused at </text:span><text:span text:style-name="T56">the first noise of exploding bombs </text:span><text:span text:style-name="T56">and rushed out to find the city in </text:span><text:span text:style-name="T56">darkness. This caused a panic. Army </text:span><text:span text:style-name="T56">officers tried to quiet the people and </text:span><text:span text:style-name="T56">keep them in their homes because </text:span><text:span text:style-name="T56">they realized the danger if they </text:span><text:span text:style-name="T56">rushed out into the streets where the </text:span><text:span text:style-name="T56">bombs were falling. Powerful </text:span><text:span text:style-name="T56">searchlights were sweeping the sky in </text:span><text:span text:style-name="T56">an effort to locate the invading </text:span><text:span text:style-name="T56">planes. </text:span><text:span text:style-name="T57">Then the giant aircraft guns </text:span><text:span text:style-name="T57">were trained on the enemy, but the </text:span><text:span text:style-name="T57">distance was so great and the </text:span><text:span text:style-name="T57">planes moving so swiftly, that they </text:span><text:span text:style-name="T57">were unable to do much damage. </text:span><text:span text:style-name="T57">They only succeeded in bringing </text:span><text:span text:style-name="T57">down three of the bombing planes.</text:span><text:span text:style-name="T56"> </text:span><text:span text:style-name="T57">The United States scouting planes </text:span><text:span text:style-name="T57">were sent out immediately, followed </text:span><text:span text:style-name="T57">by the fighting planes carrying 6-</text:span><text:span text:style-name="T57">inch guns. </text:span><text:span text:style-name="T56">They found that the</text:span><text:span text:style-name="T57"> </text:span><text:span text:style-name="T57">Japanese planes were dropping </text:span><text:span text:style-name="T57">bombs from a height of 60,000 to </text:span><text:span text:style-name="T57">80,000 feet </text:span><text:span text:style-name="T56">and the </text:span><text:span text:style-name="T57">United States </text:span><text:span text:style-name="T57">planes were unable to rise high </text:span><text:span text:style-name="T57">enough to attack them. </text:span><text:span text:style-name="T56">The battle </text:span><text:span text:style-name="T56">waged thruout the night and when the </text:span><text:span text:style-name="T56">sun rose the next morning, the </text:span><text:span text:style-name="T56">beautiful city of Los Angeles was in </text:span><text:span text:style-name="T56">ruins. </text:span><text:span text:style-name="T57">Thousands of people bad </text:span><text:span text:style-name="T57">been killed </text:span><text:span text:style-name="T56">and the most of the </text:span><text:span text:style-name="T56">important buildings had been </text:span><text:span text:style-name="T56">destroyed. </text:span><text:span text:style-name="T57">The people of Los </text:span><text:span text:style-name="T57">Angeles were more excited than </text:span><text:span text:style-name="T57">they had ever been during </text:span><text:span text:style-name="T57">earthquakes. </text:span><text:span text:style-name="T56">The destruction and </text:span><text:span text:style-name="T56">loss of life were so great that </text:span><text:span text:style-name="T56">everyone forgot all about their </text:span><text:span text:style-name="T56">property and money and only thought </text:span><text:span text:style-name="T56">of saving their lives and protecting </text:span><text:span text:style-name="T56">their loved ones. The commanding </text:span><text:span text:style-name="T56">officers held a hasty conference, </text:span><text:span text:style-name="T56">realizing the great damage the enemy </text:span><text:span text:style-name="T56">had done and the small damage they </text:span><text:span text:style-name="T56">had been able to inflict upon them </text:span><text:span text:style-name="T56">and knowing </text:span><text:span text:style-name="T55"><text:s/>that the enemy would </text:span><text:span text:style-name="T55">follow this attack by more attacks </text:span><text:span text:style-name="T56">it </text:span><text:span text:style-name="T56">was decided that to force the people </text:span><text:span text:style-name="T56">to remain meant certain death and a </text:span><text:span text:style-name="T56">destruction of the balance of the </text:span><text:span text:style-name="T56">valuable property, so </text:span><text:span text:style-name="T57">the only thing </text:span><text:span text:style-name="T57">to do was to move the people out as </text:span><text:span text:style-name="T57">fast as possible and surrender the </text:span><text:span text:style-name="T57">city. </text:span><text:span text:style-name="T56">After the commanders had held </text:span><text:span text:style-name="T56">this council, news of their decision </text:span><text:span text:style-name="T56">was conveyed to the subordinate </text:span><text:span text:style-name="T56">officers.</text:span></text:p>
          </table:table-cell>
          <table:table-cell table:style-name="ce23" office:value-type="string">
            <text:p>Battle of Los Angeles, Japan attacked from the air. <text:s/>US surrenders.</text:p>
          </table:table-cell>
          <table:table-cell table:number-columns-repeated="1018"/>
        </table:table-row>
        <table:table-row table:style-name="ro50" table:number-rows-repeated="1048564">
          <table:table-cell table:number-columns-repeated="1024"/>
        </table:table-row>
        <table:table-row table:style-name="ro50">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64" table:default-cell-style-name="ce4"/>
        <table:table-column table:style-name="co10" table:default-cell-style-name="ce4"/>
        <table:table-column table:style-name="co7" table:number-columns-repeated="1018" table:default-cell-style-name="Default"/>
        <table:table-row table:style-name="ro4">
          <table:table-cell table:style-name="ce83" office:value-type="string">
            <text:p>Chapter</text:p>
          </table:table-cell>
          <table:table-cell table:style-name="ce83"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5"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text:span><text:span text:style-name="T1">he forecast for the</text:span></text:p>
            <text:p><text:span text:style-name="T1">Fall and Winter of 1927 took place </text:span><text:span text:style-name="T1">and he made money</text:span></text:p>
            <text:p><text:span text:style-name="T1">rapidly on the short side of stocks. </text:span><text:span text:style-name="T1">He was selling short</text:span></text:p>
            <text:p><text:span text:style-name="T1">Central Steel and Major Motors </text:span><text:span text:style-name="T1">and other stocks.</text:span></text:p>
          </table:table-cell>
          <table:table-cell/>
          <table:table-cell table:style-name="ce25"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text:span><text:span text:style-name="T1">declined rapidly</text:span></text:p>
            <text:p><text:span text:style-name="T1">and Robert was heavily short.</text:span><text:span text:style-name="T2"> </text:span><text:span text:style-name="T2">Just before Christmas he figured </text:span><text:span text:style-name="T2">that he would</text:span></text:p>
            <text:p><text:span text:style-name="T1">cover his short stocks and wait for </text:span><text:span text:style-name="T1">a rally which he</text:span></text:p>
            <text:p><text:span text:style-name="T1">expected would come in January </text:span><text:span text:style-name="T1">or February.</text:span></text:p>
          </table:table-cell>
          <table:table-cell/>
          <table:table-cell table:style-name="ce25" table:number-columns-repeated="1018"/>
        </table:table-row>
        <table:table-row table:style-name="ro15">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ext:span><text:span text:style-name="T1">there was a big decline</text:span></text:p>
            <text:p><text:span text:style-name="T1">in the stock market. All kinds of </text:span><text:span text:style-name="T1">unfavorable rumors</text:span></text:p>
            <text:p><text:span text:style-name="T1">were afloat. Business conditions </text:span><text:span text:style-name="T1">were bad. War clouds</text:span></text:p>
            <text:p><text:span text:style-name="T1">were gathering thick in Europe. </text:span><text:span text:style-name="T1">Newspapers talked of</text:span></text:p>
            <text:p><text:span text:style-name="T1">the uncertainties in the new year </text:span><text:span text:style-name="T1">due to the coming</text:span></text:p>
            <text:p><text:span text:style-name="T1">presidential election. The public </text:span><text:span text:style-name="T1">had lost confidence</text:span></text:p>
            <text:p><text:span text:style-name="T1">and were selling stocks. Robert </text:span><text:span text:style-name="T1">decided that this was</text:span></text:p>
            <text:p><text:span text:style-name="T1">the time to cash in so he covered </text:span><text:span text:style-name="T1">a big line of Shorts in</text:span></text:p>
            <text:p><text:span text:style-name="T1">Major Motors, Central Steel and </text:span><text:span text:style-name="T1">others.</text:span></text:p>
          </table:table-cell>
          <table:table-cell/>
          <table:table-cell table:style-name="ce25" table:number-columns-repeated="1018"/>
        </table:table-row>
        <table:table-row table:style-name="ro15">
          <table:table-cell table:style-name="Default" table:number-columns-repeated="5"/>
          <table:table-cell table:number-columns-repeated="1019"/>
        </table:table-row>
        <table:table-row table:style-name="ro15" table:number-rows-repeated="1048570">
          <table:table-cell table:number-columns-repeated="1024"/>
        </table:table-row>
        <table:table-row table:style-name="ro15">
          <table:table-cell table:number-columns-repeated="1024"/>
        </table:table-row>
      </table:table>
      <table:table table:name="RG health, personalities, events" table:style-name="ta1" table:print="false">
        <table:table-column table:style-name="co66" table:default-cell-style-name="ce17"/>
        <table:table-column table:style-name="co67" table:default-cell-style-name="ce17"/>
        <table:table-column table:style-name="co68" table:default-cell-style-name="ce3"/>
        <table:table-column table:style-name="co69" table:default-cell-style-name="ce3"/>
        <table:table-column table:style-name="co70" table:default-cell-style-name="ce12"/>
        <table:table-column table:style-name="co71"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83" office:value-type="string">
            <text:p>Timestamp given</text:p>
          </table:table-cell>
          <table:table-cell table:style-name="ce1" office:value-type="string">
            <text:p>Actual timestamp</text:p>
          </table:table-cell>
          <table:table-cell table:style-name="ce34" office:value-type="string">
            <text:p>Event</text:p>
          </table:table-cell>
          <table:table-cell table:style-name="ce1" office:value-type="string">
            <text:p>Notes/Comments</text:p>
          </table:table-cell>
          <table:table-cell table:style-name="ce25" table:number-columns-repeated="1018"/>
        </table:table-row>
        <table:table-row table:style-name="ro5">
          <table:table-cell table:style-name="ce84" office:value-type="string">
            <text:p>2</text:p>
          </table:table-cell>
          <table:table-cell table:style-name="ce84" office:value-type="string">
            <text:p>6</text:p>
          </table:table-cell>
          <table:table-cell table:style-name="ce85" office:value-type="string">
            <text:p>Spring 1913</text:p>
          </table:table-cell>
          <table:table-cell table:style-name="ce33"/>
          <table:table-cell table:style-name="ce89" office:value-type="string">
            <text:p><text:span text:style-name="T1">Robert suffers from </text:span><text:span text:style-name="T3">severe </text:span><text:span text:style-name="T3">illness</text:span><text:span text:style-name="T1">.</text:span><text:span text:style-name="T2"> For a few months his life </text:span><text:span text:style-name="T2">was despaired </text:span><text:span text:style-name="T1">of, but he quickly </text:span><text:span text:style-name="T1">recovered.</text:span></text:p>
          </table:table-cell>
          <table:table-cell table:style-name="ce33"/>
          <table:table-cell table:style-name="ce99" table:number-columns-repeated="1018"/>
        </table:table-row>
        <table:table-row table:style-name="ro5">
          <table:table-cell table:style-name="ce84" office:value-type="string">
            <text:p>2</text:p>
          </table:table-cell>
          <table:table-cell table:style-name="ce84" office:value-type="string">
            <text:p>6-7</text:p>
          </table:table-cell>
          <table:table-cell table:style-name="ce85" office:value-type="string">
            <text:p>A few months after Spring 1913</text:p>
          </table:table-cell>
          <table:table-cell table:style-name="ce33"/>
          <table:table-cell table:style-name="ce90" office:value-type="string">
            <text:p><text:span text:style-name="T1">Fishing trip to Spirit Lake. <text:s/>Story </text:span><text:span text:style-name="T1">of Spirit Lake which </text:span><text:span text:style-name="T2">old Moses </text:span><text:span text:style-name="T2">told him </text:span><text:span text:style-name="T1">about the spirit walking </text:span><text:span text:style-name="T1">on the water.</text:span></text:p>
          </table:table-cell>
          <table:table-cell table:style-name="ce33" office:value-type="string">
            <text:p>Full moon Pisces/Virgo on Sept 15. 1913.</text:p>
          </table:table-cell>
          <table:table-cell table:style-name="ce99" table:number-columns-repeated="1018"/>
        </table:table-row>
        <table:table-row table:style-name="ro4">
          <table:table-cell table:style-name="ce84" office:value-type="string">
            <text:p>2</text:p>
          </table:table-cell>
          <table:table-cell table:style-name="ce84" office:value-type="string">
            <text:p>7</text:p>
          </table:table-cell>
          <table:table-cell table:style-name="ce85" office:value-type="string">
            <text:p>1914</text:p>
          </table:table-cell>
          <table:table-cell table:style-name="ce33"/>
          <table:table-cell table:style-name="ce90" office:value-type="string">
            <text:p>RG takes great interest in the war.</text:p>
          </table:table-cell>
          <table:table-cell table:style-name="ce33" office:value-type="string">
            <text:p>Referring to WWI?</text:p>
          </table:table-cell>
          <table:table-cell table:style-name="ce99" table:number-columns-repeated="1018"/>
        </table:table-row>
        <table:table-row table:style-name="ro6">
          <table:table-cell table:style-name="ce84" office:value-type="string">
            <text:p>2</text:p>
          </table:table-cell>
          <table:table-cell table:style-name="ce84" office:value-type="string">
            <text:p>9</text:p>
          </table:table-cell>
          <table:table-cell table:style-name="ce85" office:value-type="string">
            <text:p>No date given, but between 1914 and 1917</text:p>
          </table:table-cell>
          <table:table-cell table:style-name="ce33"/>
          <table:table-cell table:style-name="ce90" office:value-type="string">
            <text:p><text:span text:style-name="T1"><text:s/></text:span><text:span text:style-name="T1">His brother called him</text:span></text:p>
            <text:p><text:span text:style-name="T1">“</text:span><text:span text:style-name="T1">Cottonhead” because his hair </text:span><text:span text:style-name="T1">was so white, and accused</text:span></text:p>
            <text:p><text:span text:style-name="T1">him of being a white-livered </text:span><text:span text:style-name="T1">coward, but </text:span><text:span text:style-name="T3">Bobbie was</text:span></text:p>
            <text:p><text:span text:style-name="T3">patient and did not lose his </text:span><text:span text:style-name="T3">temper</text:span><text:span text:style-name="T1">.</text:span></text:p>
          </table:table-cell>
          <table:table-cell table:style-name="ce33"/>
          <table:table-cell table:style-name="ce99" table:number-columns-repeated="1018"/>
        </table:table-row>
        <table:table-row table:style-name="ro9">
          <table:table-cell table:style-name="ce84" office:value-type="string">
            <text:p>2</text:p>
          </table:table-cell>
          <table:table-cell table:style-name="ce84" office:value-type="string">
            <text:p>9</text:p>
          </table:table-cell>
          <table:table-cell table:style-name="ce85" office:value-type="string">
            <text:p>No date given, but between 1914 and 1917</text:p>
          </table:table-cell>
          <table:table-cell table:style-name="ce33"/>
          <table:table-cell table:style-name="ce90" office:value-type="string">
            <text:p><text:span text:style-name="T1"><text:s/></text:span><text:span text:style-name="T1">Unfavorable conditions</text:span></text:p>
            <text:p><text:span text:style-name="T1">thruout the country and the low </text:span><text:span text:style-name="T1">price of cotton left</text:span></text:p>
            <text:p><text:span text:style-name="T1">Capt. Gordon practically </text:span><text:span text:style-name="T1">penniless, causing him and</text:span></text:p>
            <text:p><text:span text:style-name="T1">all of his children to labor hard in </text:span><text:span text:style-name="T1">order to support</text:span></text:p>
            <text:p><text:span text:style-name="T1">themselves. He tried to force </text:span><text:span text:style-name="T1">young Robert to work in</text:span></text:p>
            <text:p><text:span text:style-name="T1">the fields and help cultivate the </text:span><text:span text:style-name="T1">cotton, but he</text:span><text:span text:style-name="T3"> stubbornly</text:span><text:span text:style-name="T9"> </text:span><text:span text:style-name="T9">rebelled.</text:span></text:p>
          </table:table-cell>
          <table:table-cell table:style-name="ce33"/>
          <table:table-cell table:style-name="ce99"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text:span><text:span text:style-name="T5">ambitions to join the Army and </text:span><text:span text:style-name="T5">go to war</text:span><text:span text:style-name="T10">.</text:span> <text:s/>His older brother Ralph joined the Army. <text:s/>He spent nearly all of his time reading the newspapers and <text:span text:style-name="T5">followed the </text:span><text:span text:style-name="T5">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99"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0">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1">Robert was in church one</text:span></text:p>
            <text:p><text:span text:style-name="T4">morning, and after Sunday </text:span><text:span text:style-name="T4">School, was talking with</text:span></text:p>
            <text:p><text:span text:style-name="T4">Caroline Oglethorpe, and with her </text:span><text:span text:style-name="T4">was her chum, Marie</text:span></text:p>
            <text:p><text:span text:style-name="T4">Stanton. </text:span><text:span text:style-name="T3">Walter introduced </text:span><text:span text:style-name="T3">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text:span><text:span text:style-name="T5">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text:span><text:span text:style-name="T1">[puppy] love was a great </text:span><text:span text:style-name="T1">stimulator for</text:span></text:p>
            <text:p><text:span text:style-name="T1">Robert and that his ambitions </text:span><text:span text:style-name="T1">were greater than ever.</text:span></text:p>
          </table:table-cell>
          <table:table-cell office:value-type="string">
            <text:p>Puppy love happened at age 15, so 15-degrees stimulates Robert?</text:p>
          </table:table-cell>
          <table:table-cell table:number-columns-repeated="1018"/>
        </table:table-row>
        <table:table-row table:style-name="ro15">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text:span><text:span text:style-name="T3">and Walter Kennelworth</text:span></text:p>
            <text:p><text:span text:style-name="T3">were in the graduating class</text:span><text:span text:style-name="T1">. </text:span><text:span text:style-name="T1">Altho Walter</text:span></text:p>
            <text:p><text:span text:style-name="T1">was one year younger than </text:span><text:span text:style-name="T1">Robert, his early advantages</text:span></text:p>
            <text:p><text:span text:style-name="T1">enabled him to graduate at </text:span><text:span text:style-name="T1">fourteen, while Robert was</text:span></text:p>
            <text:p><text:span text:style-name="T1">graduating at the age of fifteen, </text:span><text:span text:style-name="T1">and would not have</text:span></text:p>
            <text:p><text:span text:style-name="T1">been able to pass all of his </text:span><text:span text:style-name="T1">examinations except for the</text:span></text:p>
            <text:p><text:span text:style-name="T1">help and assistance rendered him </text:span><text:span text:style-name="T1">by Walter. Marie</text:span></text:p>
            <text:p><text:span text:style-name="T1">Stanton, who was then thirteen </text:span><text:span text:style-name="T1">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text:span><text:span text:style-name="T1">leaves his position [with Mr. </text:span><text:span text:style-name="T1">Kennelworth], </text:span><text:span text:style-name="T2">and returns to the </text:span><text:span text:style-name="T2">farm. <text:s text:c="2"/>He encountered the usual </text:span><text:span text:style-name="T2">obstacles and </text:span><text:span text:style-name="T9">opposition from </text:span><text:span text:style-name="T9">his brother</text:span><text:span text:style-name="T2">, because he knew </text:span><text:span text:style-name="T2">nothing about farming and of </text:span><text:span text:style-name="T2">course did not like it. The result </text:span><text:span text:style-name="T2">was that he put all of his savings </text:span><text:span text:style-name="T2">into helping to make the crop. </text:span><text:span text:style-name="T2">While it turned out to be a good </text:span><text:span text:style-name="T2">crop, the low prices of cotton in </text:span><text:span text:style-name="T2">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text:span><text:span text:style-name="T3">followed</text:span><text:span text:style-name="T1">, during which time he</text:span></text:p>
            <text:p><text:span text:style-name="T1">received many consoling letters </text:span><text:span text:style-name="T1">from Marie. <text:s/></text:span><text:span text:style-name="T2"><text:s/>Soon</text:span></text:p>
            <text:p><text:span text:style-name="T1">after he was able to return to his </text:span><text:span text:style-name="T1">position with Mr.</text:span></text:p>
            <text:p><text:span text:style-name="T1">Kennelworth, he met with </text:span><text:span text:style-name="T3">another </text:span><text:span text:style-name="T3">severe automobile</text:span></text:p>
            <text:p><text:span text:style-name="T3">accident, this time breaking his </text:span><text:span text:style-name="T3">right arm. </text:span><text:span text:style-name="T1">This necessitated</text:span></text:p>
            <text:p><text:span text:style-name="T3">six weeks in the hospital</text:span><text:span text:style-name="T1"> before </text:span><text:span text:style-name="T1">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text:span><text:span text:style-name="T1">after the party had a quarrel with </text:span><text:span text:style-name="T1">Marie. Then followed long</text:span><text:span text:style-name="T2"> </text:span><text:span text:style-name="T9">weeks </text:span><text:span text:style-name="T9">of agony</text:span><text:span text:style-name="T2">. Many letters passed </text:span><text:span text:style-name="T2">between Robert </text:span><text:span text:style-name="T1">and Marie. When </text:span><text:span text:style-name="T1">the end of August [1926] drew </text:span><text:span text:style-name="T1">near and Robert knew that Marie </text:span><text:span text:style-name="T1">was to return to school soon, he </text:span><text:span text:style-name="T1">was anxious to make up before </text:span><text:span text:style-name="T1">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text:span><text:span text:style-name="T5">broken-hearted. <text:s/></text:span><text:span text:style-name="T9"><text:s/></text:span><text:span text:style-name="T11">Following her </text:span><text:span text:style-name="T11">return to school, Robert spent </text:span><text:span text:style-name="T9">many long weeks of anxiety, </text:span><text:span text:style-name="T9">becoming very blue and </text:span><text:span text:style-name="T9">dejected. <text:s/></text:span><text:span text:style-name="T11">Many letters passed </text:span><text:span text:style-name="T11">between them. <text:s/>Finally RG sends </text:span><text:span text:style-name="T11">Marie a farewell letter. <text:s/>Robert </text:span><text:span text:style-name="T11">becomes very despondent and no </text:span><text:span text:style-name="T11">longer takes an interest in his </text:span><text:span text:style-name="T11">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text:span><text:span text:style-name="T1">with her: On a beautiful </text:span><text:span text:style-name="T3">sunshiny</text:span><text:span text:style-name="T1"> </text:span><text:span text:style-name="T1">Saturday afternoon on the</text:span></text:p>
            <text:p><text:span text:style-name="T1">23rd of October, 1926, as the </text:span><text:span text:style-name="T3">train</text:span><text:span text:style-name="T1"> wended its way across the </text:span><text:span text:style-name="T1">prairies for Sherman, Texas, </text:span><text:span text:style-name="T1">Robert kept watching out of the </text:span><text:span text:style-name="T1">car window, his face beaming with </text:span><text:span text:style-name="T1">smiles as he thought of his </text:span><text:span text:style-name="T1">meeting with Marie. </text:span><text:span text:style-name="T3">He counted </text:span><text:span text:style-name="T3">every turn of the wheels </text:span><text:span text:style-name="T3">because he knew they were </text:span><text:span text:style-name="T3">bringing him closer to her. </text:span><text:span text:style-name="T4"><text:s/>After </text:span><text:span text:style-name="T4">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text:span><text:span text:style-name="T2">and encouragement</text:span></text:p>
            <text:p><text:span text:style-name="T1">helped Robert to make progress </text:span><text:span text:style-name="T1">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86" office:value-type="string">
            <text:p><text:s/>Christmas, 1926</text:p>
          </table:table-cell>
          <table:table-cell/>
          <table:table-cell table:style-name="ce10" office:value-type="string">
            <text:p><text:span text:style-name="T1">RG was the</text:span><text:span text:style-name="T3"> happiest that he had </text:span><text:span text:style-name="T3">ever known</text:span><text:span text:style-name="T1"> and wanting Marie to </text:span><text:span text:style-name="T1">share it with him he</text:span></text:p>
            <text:p><text:span text:style-name="T3">sent her a beautiful ring</text:span><text:span text:style-name="T1">, wrote </text:span><text:span text:style-name="T1">her that he had saved his money </text:span><text:span text:style-name="T1">and was now in position to buy it. </text:span><text:span text:style-name="T1">The </text:span><text:span text:style-name="T3">diamond</text:span><text:span text:style-name="T1">, he said, </text:span><text:span text:style-name="T1">represented purity, firmness and </text:span><text:span text:style-name="T1">faith and symbolized all those </text:span><text:span text:style-name="T1">things in her and his great trust in </text:span><text:span text:style-name="T1">her. He told her that he was</text:span><text:span text:style-name="T3"> </text:span><text:span text:style-name="T3">anxious to get in shape to go to </text:span><text:span text:style-name="T3">New York</text:span><text:span text:style-name="T1"> to continue his studies, </text:span><text:span text:style-name="T1">and work and make money and </text:span><text:span text:style-name="T1">be near his old chum, Walter, who </text:span><text:span text:style-name="T1">had always been a </text:span><text:span text:style-name="T4">great comfort </text:span><text:span text:style-name="T4">to him and encouraged him in so </text:span><text:span text:style-name="T4">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7">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text:span><text:span text:style-name="T2">been reading about the </text:span><text:span text:style-name="T2">contemplated </text:span><text:span text:style-name="T1">flights of the </text:span><text:span text:style-name="T1">airplanes from New York across </text:span><text:span text:style-name="T1">the Atlantic, and he wanted to be </text:span><text:span text:style-name="T1">in New York by his birthday in </text:span><text:span text:style-name="T1">June, 1927, because he figured </text:span><text:span text:style-name="T1">by that time the airplanes would </text:span><text:span text:style-name="T1">have crossed the Atlantic and </text:span><text:span text:style-name="T1">there </text:span><text:span text:style-name="T2"><text:s/>would be great excitement </text:span><text:span text:style-name="T2">in New York. He wished to </text:span><text:span text:style-name="T1">be </text:span><text:span text:style-name="T1">there and get all the information </text:span><text:span text:style-name="T1">he could about airplanes, because </text:span><text:span text:style-name="T1">he wanted to start building his </text:span><text:span text:style-name="T1">own just as soon as he had </text:span><text:span text:style-name="T1">money enough and felt that he </text:span><text:span text:style-name="T1">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text:span><text:span text:style-name="T1">promise that if he decided to go to </text:span><text:span text:style-name="T1">New York within a few weeks, </text:span><text:span text:style-name="T1">they would make arrangements to </text:span><text:span text:style-name="T1">elope and be married in St. Louis </text:span><text:span text:style-name="T1">on their arrival there.</text:span></text:p>
          </table:table-cell>
          <table:table-cell table:number-columns-repeated="1019"/>
        </table:table-row>
        <table:table-row table:style-name="ro51">
          <table:table-cell office:value-type="string">
            <text:p>10</text:p>
          </table:table-cell>
          <table:table-cell office:value-type="string">
            <text:p>105</text:p>
          </table:table-cell>
          <table:table-cell office:value-type="string">
            <text:p>May 21, 1927</text:p>
          </table:table-cell>
          <table:table-cell/>
          <table:table-cell table:style-name="ce91" office:value-type="string">
            <text:p><text:span text:style-name="T1">May 21</text:span><text:span text:style-name="T61">st</text:span><text:span text:style-name="T1"> was a red-letter day in </text:span><text:span text:style-name="T1">the life of Robert Gordon. Wheat, </text:span><text:span text:style-name="T1">corn and cotton all advanced to </text:span><text:span text:style-name="T1">the highest levels of the season. </text:span><text:span text:style-name="T1">Robert had read reports in the </text:span><text:span text:style-name="T1">paper that Charles A. Lindbergh </text:span><text:span text:style-name="T1">had started on his lone flight from </text:span><text:span text:style-name="T1">New York to Paris. <text:s/></text:span><text:span text:style-name="T2"><text:s/>He </text:span><text:span text:style-name="T1">went </text:span><text:span text:style-name="T1">down to the telegraph office in the </text:span><text:span text:style-name="T1">afternoon to inquire if there was </text:span><text:span text:style-name="T1">any news about the success of </text:span><text:span text:style-name="T1">Lindbergh's flight. The operator </text:span><text:span text:style-name="T1">said that nothing had come over </text:span><text:span text:style-name="T1">the wire yet, but there had been a </text:span><text:span text:style-name="T1">report that Lindbergh had passed </text:span><text:span text:style-name="T1">over Ireland early that morning. </text:span><text:span text:style-name="T1">Robert waited in the telegraph </text:span><text:span text:style-name="T1">office until about 5 P.M. when a </text:span><text:span text:style-name="T1">flash came over the wire that </text:span><text:span text:style-name="T1">Lindbergh had landed in Paris. </text:span><text:span text:style-name="T1">This fired Robert's enthusiasm, </text:span><text:span text:style-name="T1">and he was very much excited. </text:span><text:span text:style-name="T1">Right then and there decided that </text:span><text:span text:style-name="T1">he was going to New York in the </text:span><text:span text:style-name="T1">very near future and start to build </text:span><text:span text:style-name="T1">an airplane according to his own </text:span><text:span text:style-name="T1">plans. He went immediately to the </text:span><text:span text:style-name="T1">home of Mr. Kennelworth and told </text:span><text:span text:style-name="T1">him about his plans and desire to </text:span><text:span text:style-name="T1">go to New York just as soon as </text:span><text:span text:style-name="T1">possible. Mr. Kennelworth was </text:span><text:span text:style-name="T1">also very enthusiastic about </text:span><text:span text:style-name="T1">Lindbergh's flight across the </text:span><text:span text:style-name="T1">Atlantic, and told Robert that he </text:span><text:span text:style-name="T1">contemplated going to New York </text:span><text:span text:style-name="T1">to be there for the reception when </text:span><text:span text:style-name="T1">Lindbergh returned, and that he </text:span><text:span text:style-name="T1">wanted to visit Walter and see </text:span><text:span text:style-name="T1">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text:span><text:span text:style-name="T2">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text:span><text:span text:style-name="T2">has been a great one for us, and </text:span><text:span text:style-name="T2">yesterday,</text:span><text:span text:style-name="T1"> May 21, 1927, was the </text:span><text:span text:style-name="T1">greatest day in history. Lindbergh, </text:span><text:span text:style-name="T1">the lone aviator, crossed the </text:span><text:span text:style-name="T1">Atlantic and landed safely in </text:span><text:span text:style-name="T1">Paris. Wheat, corn and cotton </text:span><text:span text:style-name="T1">went up and we made more </text:span><text:span text:style-name="T1">money. Profits are piling up fast, </text:span><text:span text:style-name="T1">and I will soon have plenty of </text:span><text:span text:style-name="T1">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text:span><text:span text:style-name="T1">would be 21 years of age, and on </text:span><text:span text:style-name="T1">that day he wanted to be married </text:span><text:span text:style-name="T1">and start on his career as a real </text:span><text:span text:style-name="T1">man. <text:s/></text:span><text:span text:style-name="T2"><text:s/>He wanted to go </text:span><text:span text:style-name="T1">back to </text:span><text:span text:style-name="T1">Texarkana after the holidays, wind </text:span><text:span text:style-name="T1">up his affairs and get ready to go </text:span><text:span text:style-name="T1">to New York. Wanted her to go </text:span><text:span text:style-name="T1">with him, starting Saturday, June </text:span><text:span text:style-name="T1">4th, so they would arrive on </text:span><text:span text:style-name="T1">Sunday, June 5th, in St. Louis, be </text:span><text:span text:style-name="T1">married,</text:span></text:p>
            <text:p><text:span text:style-name="T1">and proceed immediately to New </text:span><text:span text:style-name="T1">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ext:span><text:span text:style-name="T2">they were ready </text:span><text:span text:style-name="T1">to elope, that </text:span><text:span text:style-name="T1">Marie would leave from Dallas on </text:span><text:span text:style-name="T1">the "Sunshine Special" in the </text:span><text:span text:style-name="T1">afternoon of June 4th. She was to </text:span><text:span text:style-name="T1">keep her plans absolutely secret </text:span><text:span text:style-name="T1">and Robert was to board the </text:span><text:span text:style-name="T1">same train that night at </text:span><text:span text:style-name="T1">Texarkana, and after the train was </text:span><text:span text:style-name="T1">out of Texarkana, he was to find </text:span><text:span text:style-name="T1">her, go on to St. Louis together, </text:span><text:span text:style-name="T1">be married there on Sunday </text:span><text:span text:style-name="T1">morning, and leave Sunday noon </text:span><text:span text:style-name="T1">for New York. <text:s/></text:span><text:span text:style-name="T2"><text:s/>It was the most </text:span><text:span text:style-name="T2">interesting and pleasant Sunday </text:span><text:span text:style-name="T2">that </text:span><text:span text:style-name="T1">they had ever spent together. </text:span><text:span text:style-name="T1">They drove around Dallas and </text:span><text:span text:style-name="T1">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87" office:value-type="string">
            <text:p>Monday “forenoon”, May 30, 1927</text:p>
          </table:table-cell>
          <table:table-cell/>
          <table:table-cell table:style-name="ce10" office:value-type="string">
            <text:p><text:span text:style-name="T1"><text:s/></text:span><text:span text:style-name="T1">Monday forenoon Robert spent </text:span><text:span text:style-name="T1">with Marie. <text:s text:c="2"/>Robert talked of the </text:span><text:span text:style-name="T1">great feat of Lindbergh and of</text:span></text:p>
            <text:p><text:span text:style-name="T1">the honors that he would receive </text:span><text:span text:style-name="T1">from the foreign countries, and </text:span><text:span text:style-name="T1">told Marie what a great time they </text:span><text:span text:style-name="T1">would have, as Mr. Kennelworth </text:span><text:span text:style-name="T1">was going to New York and they </text:span><text:span text:style-name="T1">would all be there at the great </text:span><text:span text:style-name="T1">reception when Lindbergh </text:span><text:span text:style-name="T1">returned. He said good-bye to her </text:span><text:span text:style-name="T1">on Monday afternoon and started </text:span><text:span text:style-name="T1">back for Texarkana, knowing that </text:span><text:span text:style-name="T1">the next time he would meet her, </text:span><text:span text:style-name="T1">would be on board the train for St. </text:span><text:span text:style-name="T1">Louis, where she would become </text:span><text:span text:style-name="T1">his wife. </text:span><text:span text:style-name="T2"><text:s/>From that time on, </text:span><text:span text:style-name="T2">Robert counted the minutes, in </text:span><text:span text:style-name="T1">anticipation of the great happiness </text:span><text:span text:style-name="T1">of the following Sunday when they </text:span><text:span text:style-name="T1">would be married in St. Louis. He </text:span><text:span text:style-name="T1">was strongly attracted to St. Louis </text:span><text:span text:style-name="T1">because Lindbergh had left from </text:span><text:span text:style-name="T1">there in the "Spirit of St. Louis," on </text:span><text:span text:style-name="T1">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text:span><text:span text:style-name="T2">Kennelworth told him that he </text:span><text:span text:style-name="T2">would arrange </text:span><text:span text:style-name="T1">to go to New York </text:span><text:span text:style-name="T1">about the 11th of June and was </text:span><text:span text:style-name="T1">sorry that he couldn't make the </text:span><text:span text:style-name="T1">trip with Marie and Robert and </text:span><text:span text:style-name="T1">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text:span><text:span text:style-name="T1">market for that week,</text:span></text:p>
            <text:p><text:span text:style-name="T1">because he knew the next few </text:span><text:span text:style-name="T1">days would be very important</text:span></text:p>
            <text:p><text:span text:style-name="T1">and anxious days for him. He was </text:span><text:span text:style-name="T1">thinking</text:span></text:p>
            <text:p><text:span text:style-name="T1">every minute of the day when he </text:span><text:span text:style-name="T1">would start to New</text:span></text:p>
            <text:p><text:span text:style-name="T1">York and would make Marie his </text:span><text:span text:style-name="T1">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7">th</text:span>, 1927</text:p>
          </table:table-cell>
          <table:table-cell/>
          <table:table-cell office:value-type="string">
            <text:p>RG would have everything in cash and ready to make a new start after the honey moon. <text:s/>“<text:span text:style-name="T2"> He </text:span><text:span text:style-name="T2">handed Robert New York </text:span><text:span text:style-name="T2">exchange</text:span></text:p>
            <text:p><text:span text:style-name="T1">for $10,000.00 as a wedding </text:span><text:span text:style-name="T1">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7">th</text:span>, 1927</text:p>
          </table:table-cell>
          <table:table-cell/>
          <table:table-cell table:style-name="ce10" office:value-type="string">
            <text:p><text:span text:style-name="T3">Marie goes to Dallas that </text:span><text:span text:style-name="T3">afternoon on the "Sunshine </text:span><text:span text:style-name="T3">Special,"</text:span><text:span text:style-name="T1"> and after the train </text:span><text:span text:style-name="T1">pulled out of Texarkana, he would </text:span><text:span text:style-name="T1">find her on board. <text:s/></text:span><text:span text:style-name="T2"><text:s/>RG was to </text:span><text:span text:style-name="T2">keep everything quiet and not let </text:span><text:span text:style-name="T2">anybody </text:span><text:span text:style-name="T1">know anything about the </text:span><text:span text:style-name="T1">elopement, as her father might try </text:span><text:span text:style-name="T1">to stop her. No one in Texarkana </text:span><text:span text:style-name="T1">but Robert's mother and Mr. </text:span><text:span text:style-name="T1">Kennelworth knew about the </text:span><text:span text:style-name="T1">secret elopement. Robert kept </text:span><text:span text:style-name="T1">everything quiet about his </text:span><text:span text:style-name="T1">resigning from Mr. Kennelworth's </text:span><text:span text:style-name="T1">and going to New York, because </text:span><text:span text:style-name="T1">he thought that</text:span><text:span text:style-name="T3"> there might be </text:span><text:span text:style-name="T3">some leak somewhere </text:span><text:span text:style-name="T1">and that </text:span><text:span text:style-name="T1">Mr. Stanton might find out about </text:span><text:span text:style-name="T1">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text:span><text:span text:style-name="T1">Station at Texarkana and bought a </text:span><text:span text:style-name="T1">ticket for St. Louis, with a </text:span><text:span text:style-name="T1">reservation on the "Sunshine </text:span><text:span text:style-name="T1">Special." This was the greatest </text:span><text:span text:style-name="T1">and happiest moment of his life.</text:span><text:span text:style-name="T2"> <text:s/></text:span><text:span text:style-name="T2">He knew that Marie was already </text:span><text:span text:style-name="T2">on her way </text:span><text:span text:style-name="T1">and that in a couple of </text:span><text:span text:style-name="T1">hours the train would arrive and</text:span></text:p>
            <text:p><text:span text:style-name="T1">he would go aboard for St. Louis, </text:span><text:span text:style-name="T1">where he was to make her his </text:span><text:span text:style-name="T1">wife. <text:s/>Mr. Kennelworth </text:span><text:span text:style-name="T2">wanted </text:span><text:span text:style-name="T2">Robert to </text:span><text:span text:style-name="T1">encourage Walter to </text:span><text:span text:style-name="T1">continue his studies along </text:span><text:span text:style-name="T1">chemical lines, because he </text:span><text:span text:style-name="T1">believed that Walter would be able </text:span><text:span text:style-name="T1">to make some great discoveries </text:span><text:span text:style-name="T1">and they could work together to </text:span><text:span text:style-name="T1">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text:span><text:span text:style-name="T1">little late on Saturday night, June </text:span><text:span text:style-name="T1">4th, and Robert's heart was in his </text:span><text:span text:style-name="T1">throat. He was anxious for that </text:span><text:span text:style-name="T1">train to roll in. Finally, when the </text:span><text:span text:style-name="T1">whistle blew and the signal light in </text:span><text:span text:style-name="T1">the yard of the Texas Pacific </text:span><text:span text:style-name="T1">showed the "Sunshine Special" </text:span><text:span text:style-name="T1">was rolling in, the glare of the </text:span><text:span text:style-name="T1">headlights on the train was the </text:span><text:span text:style-name="T1">most welcome sight that Robert </text:span><text:span text:style-name="T1">had ever witnessed thru all the </text:span><text:span text:style-name="T1">days of his life. He boarded the </text:span><text:span text:style-name="T1">train as quickly as possible and </text:span><text:span text:style-name="T1">sat down nervous and anxious </text:span><text:span text:style-name="T1">awaiting the moment when the </text:span><text:span text:style-name="T1">train would get about 20 miles out </text:span><text:span text:style-name="T1">of Texarkana, so that he might go </text:span><text:span text:style-name="T1">back and look for Marie. The </text:span><text:span text:style-name="T1">minutes passed slowly away and </text:span><text:span text:style-name="T1">it seemed like years before the </text:span><text:span text:style-name="T1">train crossed the Red River and </text:span><text:span text:style-name="T1">Robert decided that it was safe to </text:span><text:span text:style-name="T1">go back to the car where Marie </text:span><text:span text:style-name="T1">was and see her. He found Marie </text:span><text:span text:style-name="T1">all anxious and nervously awaiting </text:span><text:span text:style-name="T1">his arrival. She flew into his</text:span></text:p>
            <text:p><text:span text:style-name="T1">arms and seemed the happiest </text:span><text:span text:style-name="T1">woman in the world and Robert </text:span><text:span text:style-name="T1">was too happy for words. They sat </text:span><text:span text:style-name="T1">there and talked of their future </text:span><text:span text:style-name="T1">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text:span><text:span text:style-name="T1">sleep either, but he would</text:span><text:span text:style-name="T3"> go up </text:span><text:span text:style-name="T3">to his car,</text:span><text:span text:style-name="T1"> lie down and try</text:span></text:p>
            <text:p><text:span text:style-name="T1">to get some rest before they </text:span><text:span text:style-name="T1">arrived in St. Louis the next </text:span><text:span text:style-name="T1">morning. They agreed to meet </text:span><text:span text:style-name="T1">early in the morning </text:span><text:span text:style-name="T2"><text:s/>and go back </text:span><text:span text:style-name="T2">into the dining car for breakfast </text:span><text:span text:style-name="T2">before </text:span><text:span text:style-name="T1">they arrived in St. Louis. <text:s/></text:span><text:span text:style-name="T2"><text:s/></text:span><text:span text:style-name="T2">Robert returned to his </text:span><text:span text:style-name="T9">berth</text:span><text:span text:style-name="T2"> and </text:span><text:span text:style-name="T2">tried to rest, but </text:span><text:span text:style-name="T1">found that he </text:span><text:span text:style-name="T1">couldn't sleep. <text:s/></text:span><text:span text:style-name="T2"><text:s/>He felt lonesome </text:span><text:span text:style-name="T2">being </text:span><text:span text:style-name="T9">separated from Marie</text:span><text:span text:style-name="T2">. </text:span><text:span text:style-name="T3">She </text:span><text:span text:style-name="T3">was two cars back</text:span><text:span text:style-name="T1">, but he felt </text:span><text:span text:style-name="T1">that the good God who had </text:span><text:span text:style-name="T1">endowed him with faith would </text:span><text:span text:style-name="T1">protect Marie, and that no harm </text:span><text:span text:style-name="T1">would come to her; that there was </text:span><text:span text:style-name="T1">no danger of a wreck on the </text:span><text:span text:style-name="T1">"Sunshine Special" and that there </text:span><text:span text:style-name="T1">was sunshine waiting for Marie </text:span><text:span text:style-name="T1">and himself. In the wee small </text:span><text:span text:style-name="T1">hours of the morning, Robert </text:span><text:span text:style-name="T1">dozed off and had a few hours of </text:span><text:span text:style-name="T1">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ext:span><text:span text:style-name="T2">The Pullman porter told him </text:span><text:span text:style-name="T1">that </text:span><text:span text:style-name="T1">he hadn't seen her that morning </text:span><text:span text:style-name="T1">and the last he saw of her was </text:span><text:span text:style-name="T1">when Robert was talking to her in </text:span><text:span text:style-name="T1">the berth late that night. <text:s/></text:span><text:span text:style-name="T3">Marie's </text:span><text:span text:style-name="T3">baggage is gone. <text:s/>All of RG's </text:span><text:span text:style-name="T3">future happiness was blasted in </text:span><text:span text:style-name="T3">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52">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text:span><text:span text:style-name="T2">ROBERT:</text:span></text:p>
            <text:p><text:span text:style-name="T1">According to your faith, be I unto </text:span><text:span text:style-name="T1">you. Love will always</text:span></text:p>
            <text:p><text:span text:style-name="T1">have faith, understand and wait. </text:span><text:span text:style-name="T1">Time proves all things.</text:span></text:p>
            <text:p><text:span text:style-name="T1">You will get everything you want. I </text:span><text:span text:style-name="T1">will come to you when I</text:span></text:p>
            <text:p><text:span text:style-name="T1">mean the most and your need for </text:span><text:span text:style-name="T1">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7">th</text:span> word, “Time” is the 19<text:span text:style-name="T7">th</text:span> word, “things” is the 22<text:span text:style-name="T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53">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text:span><text:span text:style-name="T1">Louis. RG realized he must have </text:span><text:span text:style-name="T1">faith in Marie, must understand </text:span><text:span text:style-name="T1">and wait. <text:s/>He decided to stay in </text:span><text:span text:style-name="T1">the station and wait. </text:span><text:span text:style-name="T2">He waited a </text:span><text:span text:style-name="T2">short time in the station, hoping </text:span><text:span text:style-name="T2">Marie </text:span><text:span text:style-name="T1">would join him. The </text:span><text:span text:style-name="T3">seconds drifted away like </text:span><text:span text:style-name="T3">weeks, the minutes seemed like </text:span><text:span text:style-name="T3">months, and when an hour had </text:span><text:span text:style-name="T3">gone by, to Robert it seemed </text:span><text:span text:style-name="T3">like years.</text:span></text:p>
          </table:table-cell>
          <table:table-cell office:value-type="string">
            <text:p>Gann says to RG was going to <text:span text:style-name="T70">lay </text:span><text:span text:style-name="T70">the circumstances of </text:span><text:span text:style-name="T71">Marie's </text:span><text:span text:style-name="T71">disappearance before Mr. Kennelworth... </text:span><text:span text:style-name="T71">so organize information surounding Marie's </text:span><text:span text:style-name="T71">disappearance around Mr. Kennelworth </text:span><text:span text:style-name="T71">[what planet?]. <text:s/>Faith = 8, understand = 3, </text:span><text:span text:style-name="T71">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text:span><text:span text:style-name="T3">clock in the Union Station </text:span><text:span text:style-name="T3">showed it was nearly 12 o'clock </text:span><text:span text:style-name="T3">noon</text:span><text:span text:style-name="T1">. Robert listened attentively </text:span><text:span text:style-name="T1">as the old clock tolled</text:span><text:span text:style-name="T3"> twelve </text:span><text:span text:style-name="T3">times</text:span><text:span text:style-name="T1"> for 12 o'clock and each </text:span><text:span text:style-name="T1">time it seemed that the blood from </text:span><text:span text:style-name="T1">his heart was slowly trickling </text:span><text:span text:style-name="T1">away. Hope was fast giving away </text:span><text:span text:style-name="T1">to despair. Robert found his </text:span><text:span text:style-name="T1">patience waning, but that was not </text:span><text:span text:style-name="T1">to be. He must trust to the word of </text:span><text:span text:style-name="T1">God which said: "O, ye of little </text:span><text:span text:style-name="T1">faith, saith the Lord," and must try </text:span><text:span text:style-name="T1">to find Marie who meant </text:span><text:span text:style-name="T1">everything to him. As the last </text:span><text:span text:style-name="T1">stroke of the clock died slowly </text:span><text:span text:style-name="T1">away, Robert started to think </text:span><text:span text:style-name="T1">again. He finally decided that </text:span><text:span text:style-name="T3">he </text:span><text:span text:style-name="T3">would stay in the Union Station </text:span><text:span text:style-name="T1">and have patience to </text:span><text:span text:style-name="T3">wait one </text:span><text:span text:style-name="T3">more hour for Marie</text:span><text:span text:style-name="T1">. He thought </text:span><text:span text:style-name="T1">that she was really playing a joke </text:span><text:span text:style-name="T1">on him and would surely come by </text:span><text:span text:style-name="T3">1 o'clock</text:span><text:span text:style-name="T1">. <text:s/></text:span><text:span text:style-name="T2"><text:s/>Robert thought how </text:span><text:span text:style-name="T2">happy he would have been, as he </text:span><text:span text:style-name="T1">expected by this time to be </text:span><text:span text:style-name="T1">married to Marie and happily on </text:span><text:span text:style-name="T1">their way to New York to celebrate </text:span><text:span text:style-name="T1">their honeymoon. </text:span><text:span text:style-name="T3">The hour had </text:span><text:span text:style-name="T3">drifted slowly away and it was </text:span><text:span text:style-name="T3">now a 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text:span><text:span text:style-name="T3">of every woman who passed </text:span><text:span text:style-name="T3">thru the gates of the Union </text:span><text:span text:style-name="T3">Station for Marie</text:span><text:span text:style-name="T1">, but each </text:span><text:span text:style-name="T1">minute brought bitter </text:span><text:span text:style-name="T1">disappointment. His heart, which </text:span><text:span text:style-name="T1">but a few hours ago was filled with </text:span><text:span text:style-name="T1">love and happiness, was sad. </text:span><text:span text:style-name="T1">Robert looked up as</text:span><text:span text:style-name="T3"> the hands</text:span></text:p>
            <text:p><text:span text:style-name="T3">on the clock in the Union </text:span><text:span text:style-name="T3">Station pointed to 1 o'clock, -- </text:span><text:span text:style-name="T3">the time that he had appointed </text:span><text:span text:style-name="T3">unto himself to wait without </text:span><text:span text:style-name="T3">taking some action to try to find </text:span><text:span text:style-name="T3">Marie. </text:span><text:span text:style-name="T1">No Marie was in sight. He </text:span><text:span text:style-name="T1">walked over to the news stand </text:span><text:span text:style-name="T1">and bought a paper and decided </text:span><text:span text:style-name="T1">to sit down for a few</text:span></text:p>
            <text:p><text:span text:style-name="T1">minutes and try to read. As he </text:span><text:span text:style-name="T1">slowly turned the pages of the </text:span><text:span text:style-name="T1">paper looking for something he </text:span><text:span text:style-name="T1">knew not what, suddenly his eyes </text:span><text:span text:style-name="T1">fell upon the heading; "The Best </text:span><text:span text:style-name="T1">Thing on Earth" by R. L. Cole. The </text:span><text:span text:style-name="T1">first thought that entered Robert's </text:span><text:span text:style-name="T1">mind was that </text:span><text:span text:style-name="T3">the best thing on </text:span><text:span text:style-name="T3">earth was Marie and that the </text:span><text:span text:style-name="T3">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text:span><text:span text:style-name="T1">agreed exactly with Robert’s </text:span><text:span text:style-name="T1">views. He had found his greatest </text:span><text:span text:style-name="T1">help in the Bible and knew John </text:span><text:span text:style-name="T1">Wanamaker was right when he </text:span><text:span text:style-name="T1">said that the greatest purchase he </text:span><text:span text:style-name="T1">ever made in his life was when he </text:span><text:span text:style-name="T1">was </text:span><text:span text:style-name="T3">11 years old</text:span><text:span text:style-name="T1"> and bought the </text:span><text:span text:style-name="T1">Bible for</text:span><text:span text:style-name="T3"> $2.75. <text:s/></text:span><text:span text:style-name="T9"><text:s/>By the time </text:span><text:span text:style-name="T9">Robert had finished reading </text:span><text:span text:style-name="T9">this article, </text:span><text:span text:style-name="T3">it was after 1:30 P.M</text:span><text:span text:style-name="T4">. </text:span><text:span text:style-name="T4">and he decided that it was </text:span><text:span text:style-name="T4">hopeless to wait longer for Marie, </text:span><text:span text:style-name="T4">that something radically wrong </text:span><text:span text:style-name="T4">had happened and she had either </text:span><text:span text:style-name="T4">gone away</text:span><text:span text:style-name="T11"> or an accident had </text:span><text:span text:style-name="T11">befallen her. He must </text:span><text:span text:style-name="T9">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text:span><text:span text:style-name="T1">railroad authorities, and have </text:span><text:span text:style-name="T1">them </text:span><text:span text:style-name="T3">make a search and inquire</text:span></text:p>
            <text:p><text:span text:style-name="T3">at all of the stations where the </text:span><text:span text:style-name="T3">train stopped that night on the </text:span><text:span text:style-name="T3">way from Texarkana to St. </text:span><text:span text:style-name="T3">Louis, in order to get a clue to </text:span><text:span text:style-name="T3">Marie’s disappearance.</text:span><text:span text:style-name="T1"> <text:s/></text:span><text:span text:style-name="T2"><text:s/>After </text:span><text:span text:style-name="T2">talking with Mr. Kennelworth, </text:span><text:span text:style-name="T2">Robert got </text:span><text:span text:style-name="T1">in touch over the </text:span><text:span text:style-name="T1">'phone with the railroad officials in </text:span><text:span text:style-name="T1">St. Louis and notified them of </text:span><text:span text:style-name="T1">Marie’s disappearance from the </text:span><text:span text:style-name="T1">train. They promised to send </text:span><text:span text:style-name="T1">telegrams to all the station agents, </text:span><text:span text:style-name="T1">to </text:span><text:span text:style-name="T3">have all the trains watched </text:span><text:span text:style-name="T3">and try to secure some </text:span><text:span text:style-name="T3">information</text:span><text:span text:style-name="T1"> for him. They were to </text:span><text:span text:style-name="T1">com</text:span><text:span text:style-name="T2">municate with him just as </text:span><text:span text:style-name="T2">soon as they had anything </text:span><text:span text:style-name="T1">definite </text:span><text:span text:style-name="T1">one way or the other.</text:span><text:span text:style-name="T2"> </text:span><text:span text:style-name="T9">Robert now </text:span><text:span text:style-name="T9">realized that he must go thru </text:span><text:span text:style-name="T9">the greatest </text:span><text:span text:style-name="T3">ordeal yet -- that of </text:span><text:span text:style-name="T3">waiting hourly for some news </text:span><text:span text:style-name="T3">of Marie. He knew the hours </text:span><text:span text:style-name="T3">would pass slowly </text:span><text:span text:style-name="T1">and decided </text:span><text:span text:style-name="T1">to formulate a plan in case Marie </text:span><text:span text:style-name="T1">did not return to school or to her </text:span><text:span text:style-name="T1">home, and if no news came from </text:span><text:span text:style-name="T1">her the next day what would be </text:span><text:span text:style-name="T1">his next move and what he should </text:span><text:span text:style-name="T1">do to try to locate her. </text:span><text:span text:style-name="T3">The next </text:span><text:span text:style-name="T3">time Robert noticed the time of </text:span><text:span text:style-name="T3">day, it was after 6 P.M.</text:span><text:span text:style-name="T1"> and he </text:span><text:span text:style-name="T1">realized that he had had no </text:span><text:span text:style-name="T1">breakfast, lunch or dinner, but his </text:span><text:span text:style-name="T1">heart was heavy and he felt that </text:span><text:span text:style-name="T1">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text:span><text:span text:style-name="T1">surprise that he had for Marie, </text:span><text:span text:style-name="T1">that he had told her about before </text:span><text:span text:style-name="T1">and refused to give to her or tell </text:span><text:span text:style-name="T1">her more about it until </text:span><text:span text:style-name="T2"><text:s/>they </text:span><text:span text:style-name="T2">arrived in St. Louis. The present </text:span><text:span text:style-name="T2">was a </text:span><text:span text:style-name="T9">wedding </text:span><text:span text:style-name="T3">ring set with </text:span><text:span text:style-name="T3">diamonds and a beautiful </text:span><text:span text:style-name="T3">brooch made of two hearts </text:span><text:span text:style-name="T3">woven together and tied with a </text:span><text:span text:style-name="T3">cluster of diamonds and pearls. </text:span><text:span text:style-name="T1">This was to be the great surprise </text:span><text:span text:style-name="T1">for Marie and he was going to </text:span><text:span text:style-name="T1">present it to Marie after they were </text:span><text:span text:style-name="T1">married, as a token of the</text:span><text:span text:style-name="T3"> two </text:span><text:span text:style-name="T3">hearts</text:span><text:span text:style-name="T1"> that now beat as one. </text:span><text:span text:style-name="T1">Robert looked at this and thought </text:span><text:span text:style-name="T1">of how the </text:span><text:span text:style-name="T3">diamonds</text:span><text:span text:style-name="T1"> represented </text:span><text:span text:style-name="T1">Marie in all of her beauty and that </text:span><text:span text:style-name="T3">she was a pearl of great price.</text:span></text:p>
          </table:table-cell>
          <table:table-cell table:number-columns-repeated="1019"/>
        </table:table-row>
        <table:table-row table:style-name="ro15">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92" office:value-type="string">
            <text:p><text:span text:style-name="T1"><text:s/></text:span><text:span text:style-name="T1">Robert had always been a great </text:span><text:span text:style-name="T1">admirer of the poet, S. E. Kiser; </text:span><text:span text:style-name="T1">always read his poems in the daily </text:span><text:span text:style-name="T1">newspapers and </text:span><text:span text:style-name="T3">a few months </text:span><text:span text:style-name="T3">previous to this time</text:span><text:span text:style-name="T1">, had </text:span><text:span text:style-name="T1">bought a little book entitled, </text:span><text:span text:style-name="T1">“Poems That Have Helped Me,” </text:span><text:span text:style-name="T1">collected by S. E. Kiser. <text:s/>Poems </text:span><text:span text:style-name="T1">mentioned in that collection of </text:span><text:span text:style-name="T1">poems: "Faith" by Tennyson [pg. </text:span><text:span text:style-name="T1">134]. <text:s/>Poem by Aubrey de Vere </text:span><text:span text:style-name="T1">(no title of poem given) [pg. 135]. <text:s text:c="2"/></text:span><text:span text:style-name="T1">"Courage" by Thos. F. Porter [pg. </text:span><text:span text:style-name="T1">135, 136]. <text:s/>"Not in Vain" by Emily </text:span><text:span text:style-name="T1">Dickinson [pg. 136, 137]. <text:s/></text:span><text:span text:style-name="T62">Regarding <text:s/>"Courage" by Thos. F. </text:span><text:span text:style-name="T62">Porter, <text:s/>It surely had been written </text:span><text:span text:style-name="T62">for him </text:span><text:span text:style-name="T63">in this very hour of </text:span><text:span text:style-name="T63">trouble</text:span><text:span text:style-name="T62"> and realized with Job he </text:span><text:span text:style-name="T62">must find his strength within </text:span><text:span text:style-name="T62">himself and have courage, hope </text:span><text:span text:style-name="T62">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text:span><text:span text:style-name="T1">remembered anything, he awoke </text:span><text:span text:style-name="T1">on Monday morning with the </text:span><text:span text:style-name="T3">sun </text:span><text:span text:style-name="T3">streaming in thru the window </text:span><text:span text:style-name="T1">of </text:span><text:span text:style-name="T1">his hotel and realized that he had </text:span><text:span text:style-name="T1">fallen asleep.</text:span><text:span text:style-name="T2"> The little book, </text:span><text:span text:style-name="T2">“Poems That Have Helped </text:span><text:span text:style-name="T1">Me,” </text:span><text:span text:style-name="T1">lay on the bed beside him. </text:span><text:span text:style-name="T1">Because the </text:span><text:span text:style-name="T3">sun was coming in </text:span><text:span text:style-name="T3">the east window</text:span><text:span text:style-name="T1"> he knew that he </text:span><text:span text:style-name="T1">must have slept thru some part of </text:span><text:span text:style-name="T1">the night, and it was now morning.</text:span><text:span text:style-name="T2"> </text:span><text:span text:style-name="T2"><text:s/>His first thought was of Marie, </text:span><text:span text:style-name="T2">and of any news </text:span><text:span text:style-name="T1">that might have </text:span><text:span text:style-name="T1">come. Picking up the little book, </text:span><text:span text:style-name="T1">the first thing that struck his eye </text:span><text:span text:style-name="T1">was the poem, </text:span><text:span text:style-name="T3">“Press On” by </text:span><text:span text:style-name="T3">Park Benjamin. <text:s/></text:span><text:span text:style-name="T4">RG </text:span><text:span text:style-name="T3">hastily read </text:span><text:span text:style-name="T3">this poem</text:span><text:span text:style-name="T4"> and found some </text:span><text:span text:style-name="T4">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93" office:value-type="string">
            <text:p><text:span text:style-name="T1"><text:s/></text:span><text:span text:style-name="T1">Mr. Kennelworth told Robert that </text:span><text:span text:style-name="T1">he would </text:span><text:span text:style-name="T3">call him on the 'phone </text:span><text:span text:style-name="T3">about 8 o’clock that night</text:span><text:span text:style-name="T1"> and </text:span><text:span text:style-name="T1">let him know if any </text:span><text:span text:style-name="T3">word</text:span><text:span text:style-name="T1"> had </text:span><text:span text:style-name="T1">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5">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text:span><text:span text:style-name="T3">newspaper and</text:span></text:p>
            <text:p><text:span text:style-name="T3">found the headlines filled with </text:span><text:span text:style-name="T3">Lindbergh. Read about</text:span></text:p>
            <text:p><text:span text:style-name="T3">the preparations for Captain </text:span><text:span text:style-name="T3">Lindbergh’s return to</text:span></text:p>
            <text:p><text:span text:style-name="T3">Washington and New York and </text:span><text:span text:style-name="T3">the plans for his reception.</text:span></text:p>
            <text:p><text:span text:style-name="T1">Of course, Robert had looked </text:span><text:span text:style-name="T1">forward to being</text:span></text:p>
            <text:p><text:span text:style-name="T1">there at that time and have Marie </text:span><text:span text:style-name="T1">with him as his wife.</text:span></text:p>
            <text:p><text:span text:style-name="T1">He had been looking forward to </text:span><text:span text:style-name="T1">the day when his own</text:span></text:p>
            <text:p><text:span text:style-name="T1">dream would be realized and he </text:span><text:span text:style-name="T1">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text:span><text:span text:style-name="T1">money and how little it meant; </text:span><text:span text:style-name="T1">thought how quickly he had made </text:span><text:span text:style-name="T1">money on </text:span><text:span text:style-name="T3">a thousand dollars</text:span><text:span text:style-name="T1"> in </text:span><text:span text:style-name="T1">the market and now how he would </text:span><text:span text:style-name="T3">give every</text:span></text:p>
            <text:p><text:span text:style-name="T3">cent of it for just a message </text:span><text:span text:style-name="T3">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1" office:value-type="string">
            <text:p>No timestamp given, but it is still Monday, June 6, 1927</text:p>
          </table:table-cell>
          <table:table-cell/>
          <table:table-cell table:style-name="ce10" office:value-type="string">
            <text:p><text:span text:style-name="T2"><text:s/></text:span><text:span text:style-name="T2">He had a scrap book where he </text:span><text:span text:style-name="T2">had collected poems and he took </text:span><text:span text:style-name="T2">this book out and began to look</text:span></text:p>
            <text:p><text:span text:style-name="T2">thru it. He noticed a clipping that </text:span><text:span text:style-name="T2">he had pasted in </text:span><text:span text:style-name="T9">only a short </text:span><text:span text:style-name="T9">time before </text:span><text:span text:style-name="T2">headed: “Tomorrow’s </text:span><text:span text:style-name="T2">Chance,” by his favorite modern </text:span><text:span text:style-name="T2">poet, S. E. Kiser. <text:s text:c="2"/></text:span><text:span text:style-name="T9">This poem </text:span><text:span text:style-name="T9">seemed to fit his case</text:span><text:span text:style-name="T2"> and he </text:span><text:span text:style-name="T2">read it over carefully. He resolved </text:span><text:span text:style-name="T2">that regardless of discouragement </text:span><text:span text:style-name="T2">or disappointment, blasted hopes, </text:span><text:span text:style-name="T2">lost ideals or shattered dreams, </text:span><text:span text:style-name="T2">he would still have the courage to</text:span></text:p>
            <text:p><text:span text:style-name="T2">exert himself for “Tomorrow’s </text:span><text:span text:style-name="T2">Chance.” After reading this poem </text:span><text:span text:style-name="T2">he began to think about the future </text:span><text:span text:style-name="T2">and his plans. He knew that he </text:span><text:span text:style-name="T2">had intended to go into the market </text:span><text:span text:style-name="T2">again on Monday or Tuesday, but </text:span><text:span text:style-name="T2">the thought came to him -- What </text:span><text:span text:style-name="T2">good would money do now, </text:span><text:span text:style-name="T2">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54">
          <table:table-cell office:value-type="string">
            <text:p>12</text:p>
          </table:table-cell>
          <table:table-cell office:value-type="string">
            <text:p>147</text:p>
          </table:table-cell>
          <table:table-cell table:style-name="ce31" office:value-type="string">
            <text:p>8:15pm</text:p>
          </table:table-cell>
          <table:table-cell office:value-type="string">
            <text:p>It should still be June 6, 1927.</text:p>
          </table:table-cell>
          <table:table-cell table:style-name="ce11" office:value-type="string">
            <text:p><text:span text:style-name="T1">Expected phone call received </text:span><text:span text:style-name="T1">from Mr. Kennelworth: At about </text:span><text:span text:style-name="T1">8:15 the telephone rang and Mr. </text:span><text:span text:style-name="T1">Kennelworth was on the wire. </text:span><text:span text:style-name="T1">Robert knew from Mr. </text:span><text:span text:style-name="T1">Kennelworth’s voice that he had </text:span><text:span text:style-name="T1">no good news. Mr. Kennelworth </text:span><text:span text:style-name="T1">informed him that no word had </text:span><text:span text:style-name="T1">been received from Marie by her </text:span><text:span text:style-name="T1">parents, and that they had called </text:span><text:span text:style-name="T1">up the school in Sherman, Texas, </text:span><text:span text:style-name="T1">and not a word had been heard </text:span><text:span text:style-name="T1">from her there. The school </text:span><text:span text:style-name="T1">informed them that she had left </text:span><text:span text:style-name="T1">school on Saturday afternoon and </text:span><text:span text:style-name="T1">had not been seen since. Of </text:span><text:span text:style-name="T1">course, Robert knew she had left </text:span><text:span text:style-name="T1">Sherman to meet him and was </text:span><text:span text:style-name="T1">now more anxious and worried </text:span><text:span text:style-name="T1">than ever and freely expressed </text:span><text:span text:style-name="T1">his great anxiety to Mr. </text:span><text:span text:style-name="T1">Kennelworth. Mr. Kennelworth </text:span><text:span text:style-name="T1">was still hopeful and tried to cheer </text:span><text:span text:style-name="T1">and encourage Robert. Advised </text:span><text:span text:style-name="T1">him to go on to New York and wait </text:span><text:span text:style-name="T1">him there. </text:span><text:span text:style-name="T2"><text:s/>Mr. Kennelworth said </text:span><text:span text:style-name="T2">that he planned to leave for New </text:span><text:span text:style-name="T1">York at the end of the week. </text:span><text:span text:style-name="T1">Robert then decided to stay in St. </text:span><text:span text:style-name="T1">Louis until he got some definite </text:span><text:span text:style-name="T1">word, or</text:span></text:p>
            <text:p><text:span text:style-name="T1">anyway remain there until Mr. </text:span><text:span text:style-name="T1">Kennelworth arrived and then go </text:span><text:span text:style-name="T1">on to New York with him.</text:span></text:p>
          </table:table-cell>
          <table:table-cell table:number-columns-repeated="1019"/>
        </table:table-row>
        <table:table-row table:style-name="ro55">
          <table:table-cell office:value-type="string">
            <text:p>12</text:p>
          </table:table-cell>
          <table:table-cell office:value-type="string">
            <text:p>151</text:p>
          </table:table-cell>
          <table:table-cell office:value-type="string">
            <text:p>Tuesday, June 7, 1927</text:p>
          </table:table-cell>
          <table:table-cell/>
          <table:table-cell table:style-name="ce40" office:value-type="string">
            <text:p>RG was looking forward to Tuesday, the 7<text:span text:style-name="T7">th</text:span> day of the month. <text:s/><text:span text:style-name="T15"><text:s/>He had </text:span><text:span text:style-name="T1">learned that the "7th" was </text:span><text:span text:style-name="T1">a sacred day, and had often talked </text:span><text:span text:style-name="T1">to Marie about the number 7, and </text:span><text:span text:style-name="T1">the number of times it is spoken of </text:span><text:span text:style-name="T1">in the Bible. How God had </text:span><text:span text:style-name="T1">blessed the 7th day and made it </text:span><text:span text:style-name="T1">the Sabbath; how many things </text:span><text:span text:style-name="T1">had come to pass on the 7th day </text:span><text:span text:style-name="T1">of the 7</text:span><text:span text:style-name="T61">th</text:span><text:span text:style-name="T1"> month, or the 7th year </text:span><text:span text:style-name="T1">referred to in the Bible. In some </text:span><text:span text:style-name="T1">way he felt that on this day news </text:span><text:span text:style-name="T1">would come from Marie and he </text:span><text:span text:style-name="T1">hoped that it would be good. </text:span><text:span text:style-name="T1">Robert awoke on Tuesday </text:span><text:span text:style-name="T1">morning feeling much better, had </text:span><text:span text:style-name="T1">his breakfast early, bought the </text:span><text:span text:style-name="T1">newspaper and read all about the </text:span><text:span text:style-name="T1">receptions being planned for </text:span><text:span text:style-name="T1">Colonel Lindbergh and again the </text:span><text:span text:style-name="T1">wish stole into his heart and the </text:span><text:span text:style-name="T1">hope was revived that in some </text:span><text:span text:style-name="T1">way Marie might be with him </text:span><text:span text:style-name="T1">when Lindbergh arrived in New </text:span><text:span text:style-name="T1">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ext:span><text:span text:style-name="T1">the first time since Sunday he </text:span><text:span text:style-name="T1">thought of his birthday, June 9th, </text:span><text:span text:style-name="T1">when he would be </text:span><text:span text:style-name="T3">21 years of </text:span><text:span text:style-name="T3">age</text:span><text:span text:style-name="T1">. When he thought of this a </text:span><text:span text:style-name="T1">great hope came into his mind. He </text:span><text:span text:style-name="T1">decided that Marie, for some </text:span><text:span text:style-name="T1">unknown reason, was hiding until </text:span><text:span text:style-name="T1">his birthday and intended that </text:span><text:span text:style-name="T1">they should be married on that </text:span><text:span text:style-name="T1">day and she was going to be his </text:span><text:span text:style-name="T1">birthday present. Robert's </text:span><text:span text:style-name="T1">imagination went wild. He was </text:span><text:span text:style-name="T1">elated over the hope. It seemed </text:span><text:span text:style-name="T1">like a sudden inspiration to him. <text:s/></text:span><text:span text:style-name="T2"><text:s/></text:span><text:span text:style-name="T2">Robert was sure that his </text:span><text:span text:style-name="T2">advertisements in the papers </text:span><text:span text:style-name="T1">the </text:span><text:span text:style-name="T1">following day were going to bring </text:span><text:span text:style-name="T1">results and that probably Marie, </text:span><text:span text:style-name="T1">just as soon as she saw it, would </text:span><text:span text:style-name="T1">come to him. So he really began </text:span><text:span text:style-name="T1">to plan and hope and get ready </text:span><text:span text:style-name="T1">for a marriage to take place on his </text:span><text:span text:style-name="T1">birthday. </text:span><text:span text:style-name="T2"><text:s/>He was so happy over </text:span><text:span text:style-name="T2">this sudden thought, so elated </text:span><text:span text:style-name="T1">that he 'phoned Mr. Kennelworth </text:span><text:span text:style-name="T1">again that night and told him all </text:span><text:span text:style-name="T1">about it. Mr. Kennelworth, </text:span><text:span text:style-name="T3">half-</text:span><text:span text:style-name="T3">hearted</text:span><text:span text:style-name="T1"> but hopeful, agreed with </text:span><text:span text:style-name="T1">Robert that </text:span><text:span text:style-name="T3">there might be </text:span><text:span text:style-name="T9">something in it</text:span><text:span text:style-name="T2">, that Marie might </text:span><text:span text:style-name="T2">have had some plan of this kind in </text:span><text:span text:style-name="T2">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56">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2" office:value-type="string">
            <text:p><text:span text:style-name="T16">After Robert had talked with </text:span><text:span text:style-name="T16">Walter, the bellboy came and </text:span><text:span text:style-name="T16">brought a </text:span><text:span text:style-name="T17">special-delivery letter </text:span><text:span text:style-name="T17">and a telegram</text:span><text:span text:style-name="T16">. Robert opened </text:span><text:span text:style-name="T16">the telegram hurriedly, hoping that </text:span><text:span text:style-name="T16">it was something from Marie, but </text:span><text:span text:style-name="T16">found it was a</text:span></text:p>
            <text:p><text:span text:style-name="T16">telegram from his mother in which </text:span><text:span text:style-name="T16">she congratulated him on his </text:span><text:span text:style-name="T16">birthday the following day, and </text:span><text:span text:style-name="T16">encouraged him to hope for the </text:span><text:span text:style-name="T16">best and not give way to despair </text:span><text:span text:style-name="T16">in case Marie did not show up. </text:span><text:span text:style-name="T16">The special-delivery letter was </text:span><text:span text:style-name="T16">also from Robert's mother. <text:s/>RG is </text:span><text:span text:style-name="T16">looking forward to his birthday </text:span><text:span text:style-name="T16">with great hopes and </text:span><text:span text:style-name="T16">expectations. </text:span><text:span text:style-name="T17">His 21st birthday </text:span><text:span text:style-name="T17">meant a great deal to him, </text:span><text:span text:style-name="T17">meant more than any other </text:span><text:span text:style-name="T17">birthday because he hoped that </text:span><text:span text:style-name="T17">it would bring Marie.</text:span><text:span text:style-name="T16"> <text:s/>Robert </text:span><text:span text:style-name="T16">prayed his usual night prayer for </text:span><text:span text:style-name="T16">the protection of Marie and went </text:span><text:span text:style-name="T16">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ext:span><text:span text:style-name="T1">the day before and cotton opened </text:span><text:span text:style-name="T1">higher and was strong this </text:span><text:span text:style-name="T1">morning, and wheat was also </text:span><text:span text:style-name="T1">holding up well. </text:span><text:span text:style-name="T4"><text:s/></text:span><text:span text:style-name="T11">"This is going to </text:span><text:span text:style-name="T11">be a real happy </text:span><text:span text:style-name="T4">birthday. I am </text:span><text:span text:style-name="T4">making money fast now in wheat </text:span><text:span text:style-name="T4">and cotton and will soon be </text:span><text:span text:style-name="T4">making money in stocks." <text:s/></text:span><text:span text:style-name="T11"><text:s/>He </text:span><text:span text:style-name="T11">figured up his profits on Cotton, </text:span><text:span text:style-name="T11">Wheat </text:span><text:span text:style-name="T1">and Stocks and</text:span><text:span text:style-name="T3"> on this </text:span><text:span text:style-name="T3">birthday he was worth $30,000.</text:span><text:span text:style-name="T1"> <text:s/></text:span><text:span text:style-name="T2"><text:s/>He decided to forget about the </text:span><text:span text:style-name="T2">market as </text:span><text:span text:style-name="T9">everything </text:span><text:span text:style-name="T3">was </text:span><text:span text:style-name="T3">moving along his way</text:span><text:span text:style-name="T1"> and </text:span><text:span text:style-name="T1">returned to the hotel to wait for </text:span><text:span text:style-name="T1">news of 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3" office:value-type="string">
            <text:p><text:span text:style-name="T18">When 11 o'clock came Robert's </text:span><text:span text:style-name="T18">mind reverted back to Sunday </text:span><text:span text:style-name="T18">when he was watching the </text:span><text:span text:style-name="T18">clock in the Union Station, </text:span><text:span text:style-name="T18">hoping and waiting for Marie to </text:span><text:span text:style-name="T18">appear. </text:span><text:span text:style-name="T8">Robert became a little </text:span><text:span text:style-name="T8">restless and more than anxious as </text:span><text:span text:style-name="T8">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4" office:value-type="string">
            <text:p><text:span text:style-name="T19">The clock struck twelve on his </text:span><text:span text:style-name="T19">birthday and no Marie and no </text:span><text:span text:style-name="T19">news from her.</text:span><text:span text:style-name="T20"> A few minutes </text:span><text:span text:style-name="T20">after 12 his bell rang and a </text:span><text:span text:style-name="T20">messenger boy appeared with a </text:span><text:span text:style-name="T20">telegram. "Ah," Robert thought, </text:span><text:span text:style-name="T20">"this is from Marie or some news </text:span><text:span text:style-name="T20">from her." But it was a telegram of </text:span><text:span text:style-name="T20">congratulations from his old pal, </text:span><text:span text:style-name="T20">Walter, who asked that he convey </text:span><text:span text:style-name="T20">the first news which he received in </text:span><text:span text:style-name="T20">regard to Marie and stated that he </text:span><text:span text:style-name="T20">hoped be <text:s/></text:span><text:span text:style-name="T6">fore the day was over </text:span><text:span text:style-name="T6">he could congratulate Robert on </text:span><text:span text:style-name="T20">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5" office:value-type="string">
            <text:p><text:span text:style-name="T6"><text:s/></text:span><text:span text:style-name="T21">A little later in the day Robert </text:span><text:span text:style-name="T21">received a long telegram from Mr. </text:span><text:span text:style-name="T21">Kennelworth, congratulating him </text:span><text:span text:style-name="T21">on his birthday and offering words </text:span><text:span text:style-name="T21">of encouragement, also telling </text:span><text:span text:style-name="T21">Robert that he expected to leave </text:span><text:span text:style-name="T21">Texarkana on Friday night, June </text:span><text:span text:style-name="T21">10th, and </text:span><text:span text:style-name="T8">arrive in St. Louis some </text:span><text:span text:style-name="T8">time in the morning and that </text:span><text:span text:style-name="T8">Robert should be ready to start </text:span><text:span text:style-name="T8">with him to New York, as he </text:span><text:span text:style-name="T8">wanted to be there when </text:span><text:span text:style-name="T8">Lindbergh arrived. Robert </text:span><text:span text:style-name="T8">received another telegram from </text:span><text:span text:style-name="T8">his mother congratulating him on </text:span><text:span text:style-name="T8">his birthday and wishing him </text:span><text:span text:style-name="T8">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1" office:value-type="string">
            <text:p><text:span text:style-name="T8">These messages were very </text:span><text:span text:style-name="T8">encouraging but it was now 2 </text:span><text:span text:style-name="T8">o'clock and Robert began to be </text:span><text:span text:style-name="T8">keenly disappointed – he had </text:span><text:span text:style-name="T8">raised his hopes so high that </text:span><text:span text:style-name="T8">Marie would appear or some </text:span><text:span text:style-name="T8">news would come. He paced the </text:span><text:span text:style-name="T8">floor in anxiety, his heart beating </text:span><text:span text:style-name="T8">rapidly and was forced to admit to </text:span><text:span text:style-name="T8">himself that he had been over </text:span><text:span text:style-name="T8">hopeful. He started to send a </text:span><text:span text:style-name="T8">telegram to Mr. Kennelworth </text:span><text:span text:style-name="T8">asking him to wire or 'phone just </text:span><text:span text:style-name="T8">as soon as possible if any news </text:span><text:span text:style-name="T8">had been received of Marie and </text:span><text:span text:style-name="T8">asked him to call up Marie's </text:span><text:span text:style-name="T8">parents and find out if they had </text:span><text:span text:style-name="T8">heard anything. </text:span><text:span text:style-name="T22">Minutes now </text:span><text:span text:style-name="T22">began to drag slowly, as they </text:span><text:span text:style-name="T22">had on Sunday when Robert </text:span><text:span text:style-name="T22">had watched the clock and saw </text:span><text:span text:style-name="T22">his hopes slowly waning. They </text:span><text:span text:style-name="T22">were now waning again and </text:span><text:span text:style-name="T22">Robert grew heartsick</text:span><text:span text:style-name="T8">, but </text:span><text:span text:style-name="T8">cheered himself with the thought </text:span><text:span text:style-name="T8">that the day was not over yet. </text:span><text:span text:style-name="T8">There was plenty of time for Marie </text:span><text:span text:style-name="T8">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ext:span><text:span text:style-name="T1">that on the "</text:span><text:span text:style-name="T3">river of time</text:span><text:span text:style-name="T1">" there </text:span><text:span text:style-name="T1">are many trials, tribulations and </text:span><text:span text:style-name="T1">disappointments. While he was </text:span><text:span text:style-name="T1">young in years he had </text:span><text:span text:style-name="T1">experienced many of them, and it </text:span><text:span text:style-name="T1">seemed to him that</text:span><text:span text:style-name="T3"> the last five </text:span><text:span text:style-name="T3">days had been five years. <text:s/></text:span><text:span text:style-name="T4">L</text:span><text:span text:style-name="T11">ike </text:span><text:span text:style-name="T4">a voice coming across the </text:span><text:span text:style-name="T4">stillness of the night, he seemed </text:span><text:span text:style-name="T4">to hear Marie calling as she used </text:span><text:span text:style-name="T4">to call: "Robert, dear," "Robert </text:span><text:span text:style-name="T4">dear." He jumped from his chair, </text:span><text:span text:style-name="T4">startled, because for a moment he </text:span><text:span text:style-name="T4">thought it was her voice, for he </text:span><text:span text:style-name="T4">had been hoping and expecting </text:span><text:span text:style-name="T4">each moment to hear her voice, </text:span><text:span text:style-name="T4">but alas it was only a ghost of </text:span><text:span text:style-name="T4">imagination and no Marie was </text:span><text:span text:style-name="T4">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57">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64">Robert eagerly read the </text:span><text:span text:style-name="T64">advertisement because </text:span><text:span text:style-name="T65">t</text:span><text:span text:style-name="T66">he name </text:span><text:span text:style-name="T66">attracted him</text:span><text:span text:style-name="T64">. <text:s/></text:span><text:span text:style-name="T67">RG goes to </text:span><text:span text:style-name="T67">Professor O. B. Joyful's </text:span><text:span text:style-name="T67">office for an astrology </text:span><text:span text:style-name="T67">reading. <text:s/></text:span><text:span text:style-name="T2"><text:s/>RG reads some </text:span><text:span text:style-name="T2">poems [about love] that </text:span><text:span text:style-name="T9">attracted</text:span><text:span text:style-name="T2"> </text:span><text:span text:style-name="T2">his attention. <text:s text:c="3"/>Robert knew that </text:span><text:span text:style-name="T9">he was using love every day</text:span><text:span text:style-name="T2"> </text:span><text:span text:style-name="T2">and it seemed that</text:span><text:span text:style-name="T9"> the Professor </text:span><text:span text:style-name="T9">had prepared his office to </text:span><text:span text:style-name="T9">receive</text:span></text:p>
            <text:p><text:span text:style-name="T9">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text:span><text:span text:style-name="T1">Walter arose early to be ready for </text:span><text:span text:style-name="T3">Colonel Lindbergh’s triumphant </text:span><text:span text:style-name="T3">march up Broadway. </text:span><text:span text:style-name="T1">Robert was </text:span><text:span text:style-name="T1">very enthusiastic about it and </text:span><text:span text:style-name="T1">talked about what a great </text:span><text:span text:style-name="T1">achievement it was and </text:span><text:span text:style-name="T3">what it </text:span><text:span text:style-name="T3">meant to the world, especially </text:span><text:span text:style-name="T3">to the United States</text:span><text:span text:style-name="T1">. Walter told </text:span><text:span text:style-name="T1">him that they must get busy and </text:span><text:span text:style-name="T3">start to lay out the plans to </text:span><text:span text:style-name="T3">build Robert’s great airplane. </text:span><text:span text:style-name="T9"><text:s/></text:span><text:span text:style-name="T2">When they started out on the </text:span><text:span text:style-name="T2">street, Robert began to </text:span><text:span text:style-name="T1">talk of </text:span><text:span text:style-name="T1">Marie and said that he hoped that </text:span><text:span text:style-name="T1">he would find her that day. Thru all </text:span><text:span text:style-name="T1">the surging crowds, he stared in </text:span><text:span text:style-name="T1">the face of every woman, hoping </text:span><text:span text:style-name="T1">that Marie, if she was alive, might </text:span><text:span text:style-name="T1">have decided to come to New </text:span><text:span text:style-name="T1">York for the </text:span><text:span text:style-name="T3">Lindbergh </text:span><text:span text:style-name="T3">reception</text:span><text:span text:style-name="T1">. It was a great day for </text:span><text:span text:style-name="T1">Colonel Lindbergh, and a great </text:span><text:span text:style-name="T1">day for Robert, because it </text:span><text:span text:style-name="T1">encouraged his hope for the day, </text:span><text:span text:style-name="T1">and believed it would come to </text:span><text:span text:style-name="T1">pass when airplanes would </text:span><text:span text:style-name="T1">conquer the world and bring </text:span><text:span text:style-name="T1">universal peace.</text:span></text:p>
          </table:table-cell>
          <table:table-cell table:number-columns-repeated="1019"/>
        </table:table-row>
        <table:table-row table:style-name="ro56">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text:span><text:span text:style-name="T1">Robert Gordon spent the day </text:span><text:span text:style-name="T1">studying his charts and working </text:span><text:span text:style-name="T1">out his cycles for stocks, cotton </text:span><text:span text:style-name="T1">and grain. He was short of Major </text:span><text:span text:style-name="T1">Motors and was watching it very </text:span><text:span text:style-name="T1">closely. </text:span><text:span text:style-name="T3">On this day he made a </text:span><text:span text:style-name="T3">new and great discovery of a </text:span><text:span text:style-name="T3">time factor</text:span><text:span text:style-name="T1"> from which he figured </text:span><text:span text:style-name="T1">that Major Motors would decline </text:span><text:span text:style-name="T1">until about June 30th and then </text:span><text:span text:style-name="T1">start an advance which would last </text:span><text:span text:style-name="T1">until about September 16th, 1927, </text:span><text:span text:style-name="T1">when the Company would be 19 </text:span><text:span text:style-name="T1">years old and at that time the </text:span><text:span text:style-name="T1">stock would reach final high and </text:span><text:span text:style-name="T1">would then go down to February </text:span><text:span text:style-name="T1">to April, 1929. <text:s/></text:span><text:span text:style-name="T2"><text:s/>[pg. 197] <text:s/>His </text:span><text:span text:style-name="T1">great discovery of what stocks </text:span><text:span text:style-name="T1">would do at a certain age enabled </text:span><text:span text:style-name="T1">him to make enormous profits </text:span><text:span text:style-name="T1">when stocks reached the age </text:span><text:span text:style-name="T1">where they would have fast </text:span><text:span text:style-name="T1">moves up or down in a very short </text:span><text:span text:style-name="T1">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91" office:value-type="string">
            <text:p><text:span text:style-name="T1"><text:s/></text:span><text:span text:style-name="T1">He worked upon his invention, </text:span><text:span text:style-name="T1">and Walter was his sole </text:span><text:span text:style-name="T1">companion. Walter had met an old </text:span><text:span text:style-name="T1">man by the name of </text:span><text:span text:style-name="T3">Henry </text:span><text:span text:style-name="T3">Watson</text:span><text:span text:style-name="T1"> who was a veteran of </text:span><text:span text:style-name="T1">Wall Street, now over 70 years of </text:span><text:span text:style-name="T1">age, had made and lost many </text:span><text:span text:style-name="T1">fortunes and had seen the biggest </text:span><text:span text:style-name="T1">and best plungers go on the rocks </text:span><text:span text:style-name="T1">in Wall Street. </text:span><text:span text:style-name="T3">Walter introduced </text:span><text:span text:style-name="T3">Mr. Watson to Robert </text:span><text:span text:style-name="T1">and he </text:span><text:span text:style-name="T1">became very much interested in </text:span><text:span text:style-name="T1">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5">
          <table:table-cell office:value-type="string">
            <text:p>19</text:p>
          </table:table-cell>
          <table:table-cell office:value-type="string">
            <text:p>223</text:p>
          </table:table-cell>
          <table:table-cell office:value-type="string">
            <text:p>Christmas 1927</text:p>
          </table:table-cell>
          <table:table-cell/>
          <table:table-cell table:style-name="ce93" office:value-type="string">
            <text:p><text:span text:style-name="T1"><text:s/></text:span><text:span text:style-name="T3">His mind turned back to </text:span><text:span text:style-name="T3">Christmas, 1926 [pg. 42]</text:span><text:span text:style-name="T1">, when </text:span><text:span text:style-name="T1">he had bought Marie a beautiful </text:span><text:span text:style-name="T1">ring with the money he had saved. </text:span><text:span text:style-name="T1">At that time he little realized that </text:span><text:span text:style-name="T1">so much</text:span></text:p>
            <text:p><text:span text:style-name="T1">could happen in one short year. </text:span><text:span text:style-name="T1">He thought of all he could do for </text:span><text:span text:style-name="T1">Marie this year if he only knew </text:span><text:span text:style-name="T1">where she was. Decided that he </text:span><text:span text:style-name="T1">would buy some beautiful </text:span><text:span text:style-name="T1">presents for her anyway and keep </text:span><text:span text:style-name="T1">them until she returned to show </text:span><text:span text:style-name="T1">her that he was thinking of her on </text:span><text:span text:style-name="T1">Christmas. </text:span><text:span text:style-name="T3">He bought a </text:span><text:span text:style-name="T3">beautiful diamond ring</text:span><text:span text:style-name="T1"> and a </text:span><text:span text:style-name="T1">bracelet set with sapphires and </text:span><text:span text:style-name="T1">diamonds. When the jeweler </text:span><text:span text:style-name="T1">delivered them Robert looked </text:span><text:span text:style-name="T1">them over and thought of all </text:span><text:span text:style-name="T1">Marie's beauty and purity. His faith </text:span><text:span text:style-name="T1">in her was still supreme. He was </text:span><text:span text:style-name="T1">very sad and wept bitterly </text:span><text:span text:style-name="T1">because he felt more keenly than </text:span><text:span text:style-name="T1">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91" office:value-type="string">
            <text:p><text:span text:style-name="T1"><text:s/></text:span><text:span text:style-name="T3">His heart turned to his next </text:span><text:span text:style-name="T3">dearest friend – his mother.</text:span><text:span text:style-name="T1"> He </text:span><text:span text:style-name="T1">decided to try to make it the </text:span><text:span text:style-name="T1">happiest Christmas of her life and </text:span><text:span text:style-name="T1">bought her every kind of a present </text:span><text:span text:style-name="T1">that he thought would make her </text:span><text:span text:style-name="T1">happy and comfortable and sent </text:span><text:span text:style-name="T1">her a check for $5,000.00 to do </text:span><text:span text:style-name="T1">with just as she pleased and buy </text:span><text:span text:style-name="T1">anything she wanted. Begged her </text:span><text:span text:style-name="T1">to come to New York to see him </text:span><text:span text:style-name="T1">soon after the new year, as he </text:span><text:span text:style-name="T1">wanted her to see the sights of </text:span><text:span text:style-name="T1">the city, and thought the trip would </text:span><text:span text:style-name="T1">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86" office:value-type="string">
            <text:p><text:s/>In the early part of 1928</text:p>
          </table:table-cell>
          <table:table-cell/>
          <table:table-cell table:style-name="ce10" office:value-type="string">
            <text:p><text:span text:style-name="T1"><text:s/></text:span><text:span text:style-name="T1">His first airplane was now </text:span><text:span text:style-name="T1">completed, -- a small one </text:span><text:span text:style-name="T1">according to the plan laid down by </text:span><text:span text:style-name="T1">Ezekiel in the Bible.</text:span><text:span text:style-name="T2"> Robert </text:span><text:span text:style-name="T1">then </text:span><text:span text:style-name="T1">sailed away in his new plane </text:span><text:span text:style-name="T1">which he had named "The St. </text:span><text:span text:style-name="T1">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86" office:value-type="string">
            <text:p><text:s/>In the early part of 1928</text:p>
          </table:table-cell>
          <table:table-cell/>
          <table:table-cell table:style-name="ce46" office:value-type="string">
            <text:p><text:span text:style-name="T6">Robert's next invention was to </text:span><text:span text:style-name="T6">build a silent motor, </text:span><text:span text:style-name="T21">or a muffler, </text:span><text:span text:style-name="T21">which would prevent any sound. </text:span><text:span text:style-name="T21">He knew that this would be very </text:span><text:span text:style-name="T21">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86" office:value-type="string">
            <text:p>Spring of 1928</text:p>
          </table:table-cell>
          <table:table-cell/>
          <table:table-cell office:value-type="string">
            <text:p>RG visited <text:span text:style-name="T2"><text:s/>England, France, </text:span><text:span text:style-name="T1">Germany and </text:span><text:span text:style-name="T3">in the Spring of </text:span><text:span text:style-name="T3">1928 made the longest </text:span><text:span text:style-name="T3">successful flight to Japan, </text:span><text:span text:style-name="T3">where he was received with </text:span><text:span text:style-name="T3">great honor.</text:span><text:span text:style-name="T1"> Japan was very </text:span><text:span text:style-name="T1">much interested in his new plane </text:span><text:span text:style-name="T1">[St. Marie] and in his muffler. The </text:span><text:span text:style-name="T1">Japanese Government quickly </text:span><text:span text:style-name="T1">closed a deal and bought his </text:span><text:span text:style-name="T1">invention for a large sum of </text:span><text:span text:style-name="T1">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56">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text:span><text:span text:style-name="T5">part of the month and was </text:span><text:span text:style-name="T5">going to sail "The St. Marie" </text:span><text:span text:style-name="T5">back to New York. </text:span>Walter and Miss Edna Quinton, the secretary, had followed the newspaper reports of the <text:span text:style-name="T5">great reception</text:span> <text:span text:style-name="T5">tendered Robert by the officials </text:span><text:span text:style-name="T5">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0" office:value-type="string">
            <text:p>What is a <text:span text:style-name="T5">radio</text:span>gram? <text:s/><text:span text:style-name="T59">Note also, </text:span><text:span text:style-name="T59">that they greet Robert on his </text:span><text:span text:style-name="T60">return</text:span><text:span text:style-name="T59">.</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text:span><text:span text:style-name="T1">22nd birthday, </text:span><text:span text:style-name="T3">the great </text:span><text:span text:style-name="T3">reception took place. </text:span><text:span text:style-name="T1"><text:s/>The </text:span><text:span text:style-name="T1">special train bearing the leading </text:span><text:span text:style-name="T1">citizens of Texarkana arrived, </text:span><text:span text:style-name="T1">Robert had landed at the new </text:span><text:span text:style-name="T1">airport on </text:span><text:span text:style-name="T3">Governor's Island </text:span><text:span text:style-name="T3">[New York] </text:span><text:span text:style-name="T1">without any mishap to </text:span><text:span text:style-name="T1">his plane ("The St. Marie").</text:span></text:p>
          </table:table-cell>
          <table:table-cell table:style-name="Default"/>
          <table:table-cell table:number-columns-repeated="1018"/>
        </table:table-row>
        <table:table-row table:style-name="ro58">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94" office:value-type="string">
            <text:p><text:span text:style-name="T8">Walter Kennelworth was </text:span><text:span text:style-name="T8">graduated from Columbia </text:span><text:span text:style-name="T8">College in June and prepared </text:span><text:span text:style-name="T8">to work with Robert in the </text:span><text:span text:style-name="T22">office</text:span><text:span text:style-name="T8">. Edna Quinton had </text:span><text:span text:style-name="T8">proved to be a faithful </text:span><text:span text:style-name="T8">employee and a valuable aid to </text:span><text:span text:style-name="T8">Robert. </text:span><text:span text:style-name="T6">Edna Quinton had </text:span><text:span text:style-name="T6">been in [RG's] </text:span><text:span text:style-name="T18">office</text:span><text:span text:style-name="T6"> ever </text:span><text:span text:style-name="T6">since </text:span><text:span text:style-name="T8">he was in New York.</text:span></text:p>
          </table:table-cell>
          <table:table-cell table:number-columns-repeated="1019"/>
        </table:table-row>
        <table:table-row table:style-name="ro27">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text:span><text:span text:style-name="T1">intimacy breeds contempt, but it </text:span><text:span text:style-name="T1">did not prove so with Walter </text:span><text:span text:style-name="T1">Kennelworth and Edna Quinton. </text:span><text:span text:style-name="T1">One beautiful morning in early </text:span><text:span text:style-name="T1">September, 1928, </text:span><text:span text:style-name="T3">Robert </text:span><text:span text:style-name="T3">Gordon stepped into the </text:span><text:span text:style-name="T3">laboratory and found Edna in </text:span><text:span text:style-name="T3">the arms of Walter.</text:span><text:span text:style-name="T1"> He made a </text:span><text:span text:style-name="T1">hasty exit, but Walter and Edna </text:span><text:span text:style-name="T1">knew that they had been caught. </text:span><text:span text:style-name="T1">Robert was very happy at this </text:span><text:span text:style-name="T1">discovery because he knew that it </text:span><text:span text:style-name="T1">was just the thing Walter needed </text:span><text:span text:style-name="T1">to stimulate his ambitions and </text:span><text:span text:style-name="T1">give him something to work for. </text:span><text:span text:style-name="T1">He realized what a wonderful </text:span><text:span text:style-name="T1">woman Miss Quinton was, and </text:span><text:span text:style-name="T1">that she, too, needed inspiration </text:span><text:span text:style-name="T1">that love alone could give. That </text:span><text:span text:style-name="T1">evening he invited Walter to </text:span><text:span text:style-name="T1">dinner with him and when they </text:span><text:span text:style-name="T1">were alone said, "Well, Walter, the </text:span><text:span text:style-name="T1">love bug has got you at last." </text:span><text:span text:style-name="T1">Walter was bashful at first and </text:span><text:span text:style-name="T1">didn't want to talk much about it; </text:span><text:span text:style-name="T1">then he admitted that it had come </text:span><text:span text:style-name="T1">on very suddenly when he and </text:span><text:span text:style-name="T1">Edna had realized that they were </text:span><text:span text:style-name="T1">both in love with each other. </text:span><text:span text:style-name="T1">Robert told him that</text:span><text:span text:style-name="T3"> it was </text:span><text:span text:style-name="T3">inevitable</text:span><text:span text:style-name="T1"> and </text:span><text:span text:style-name="T2"><text:s/>that </text:span><text:span text:style-name="T9">now was the </text:span><text:span text:style-name="T9">time it should start</text:span><text:span text:style-name="T2"> and that it </text:span><text:span text:style-name="T2">would </text:span><text:span text:style-name="T1">be better for both of them. </text:span><text:span text:style-name="T1">They were business partners and </text:span><text:span text:style-name="T1">it would make them more happy </text:span><text:span text:style-name="T1">and successful in their work. </text:span><text:span text:style-name="T1">Walter asked him if he still had </text:span><text:span text:style-name="T1">hopes of finding Marie. Robert </text:span><text:span text:style-name="T1">told him that he did – that he </text:span><text:span text:style-name="T1">would never give up the search. </text:span><text:span text:style-name="T3">Everything moved along </text:span><text:span text:style-name="T3">smoothly after this.</text:span><text:span text:style-name="T1"> Walter and </text:span><text:span text:style-name="T1">Edna were happy in their work </text:span><text:span text:style-name="T1">and the Fall of 1928 rewarded </text:span><text:span text:style-name="T1">them with a new and wonderful </text:span><text:span text:style-name="T1">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text:span><text:span text:style-name="T1">machine, "The Demon of Death," </text:span><text:span text:style-name="T1">which Robert had worked on </text:span><text:span text:style-name="T1">untiringly day and night, was a </text:span><text:span text:style-name="T1">great triumph for him, but his </text:span><text:span text:style-name="T1">wonderful energy had been </text:span><text:span text:style-name="T1">exhausted. Walter had noticed </text:span><text:span text:style-name="T2"><text:s/></text:span><text:span text:style-name="T2">before the machine was </text:span><text:span text:style-name="T2">completed that Robert looked </text:span><text:span text:style-name="T1">tired and worn. His mind lacked its </text:span><text:span text:style-name="T1">old-time quickness and he feared </text:span><text:span text:style-name="T1">for his health. Robert began to </text:span><text:span text:style-name="T1">reach the office late and ceased to </text:span><text:span text:style-name="T1">take an interest in his work. He </text:span><text:span text:style-name="T1">was moody and despondent. </text:span></text:p>
          </table:table-cell>
          <table:table-cell table:number-columns-repeated="1019"/>
        </table:table-row>
        <table:table-row table:style-name="ro54">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95" office:value-type="string">
            <text:p><text:span text:style-name="T21">Thanksgiving Day, Walter and </text:span><text:span text:style-name="T21">Edna arranged a big dinner and </text:span><text:span text:style-name="T21">invited </text:span><text:span text:style-name="T8">Robert. He appeared </text:span><text:span text:style-name="T8">very much worn and ate very </text:span><text:span text:style-name="T8">little dinner. Both Walter and </text:span><text:span text:style-name="T8">Edna noticed that he was less </text:span><text:span text:style-name="T8">talkative than ever before. About </text:span><text:span text:style-name="T8">an hour after dinner was over </text:span><text:span text:style-name="T22">Robert fell in a faint</text:span><text:span text:style-name="T8">. A doctor </text:span><text:span text:style-name="T8">was called immediately and after </text:span><text:span text:style-name="T8">making a careful examination </text:span><text:span text:style-name="T8">pronounced it </text:span><text:span text:style-name="T22">a case of </text:span><text:span text:style-name="T22">nervous breakdown.</text:span><text:span text:style-name="T8"> Said there </text:span><text:span text:style-name="T8">must be </text:span><text:span text:style-name="T22">something preying on </text:span><text:span text:style-name="T22">his mind</text:span><text:span text:style-name="T8"> or that he had been </text:span><text:span text:style-name="T8">under a long strain. Walter </text:span><text:span text:style-name="T8">explained the disappearance of </text:span><text:span text:style-name="T8">Marie and how Robert had </text:span><text:span text:style-name="T8">worried over the love affair; his </text:span><text:span text:style-name="T8">long, strenuous campaigns in </text:span><text:span text:style-name="T8">the stock and commodity </text:span><text:span text:style-name="T8">markets and his work upon his </text:span><text:span text:style-name="T8">inventions; that up to a few </text:span><text:span text:style-name="T8">months previous Robert had </text:span><text:span text:style-name="T8">been able to work almost day </text:span><text:span text:style-name="T8">and night without showing any </text:span><text:span text:style-name="T8">fatigue, but that in recent weeks </text:span><text:span text:style-name="T8">he had noticed a great change in </text:span><text:span text:style-name="T8">him. After the doctor had heard </text:span><text:span text:style-name="T8">the story of the love affair and </text:span><text:span text:style-name="T8">Marie's disappearance, he was </text:span><text:span text:style-name="T8">sure that a long and needed rest </text:span><text:span text:style-name="T8">was necessary to restore Robert </text:span><text:span text:style-name="T8">to his normal health. He ordered </text:span><text:span text:style-name="T8">him to remain absolutely quiet </text:span><text:span text:style-name="T8">and not attempt to look after any </text:span><text:span text:style-name="T8">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96" office:value-type="string">
            <text:p><text:span text:style-name="T27">"Marie the Angel of Mercy," </text:span><text:span text:style-name="T27">Robert's great ship, was rapidly </text:span><text:span text:style-name="T27">nearing completion.</text:span></text:p>
            <text:p><text:span text:style-name="T27">The new 12-cylinder motor had </text:span><text:span text:style-name="T27">been tested and the engineers </text:span><text:span text:style-name="T27">had estimated that they would </text:span><text:span text:style-name="T27">attain a speed of 1000 miles per </text:span><text:span text:style-name="T27">hour. </text:span><text:span text:style-name="T3">Robert was elated over the </text:span><text:span text:style-name="T3">success </text:span><text:span text:style-name="T27">and knew that he would </text:span><text:span text:style-name="T27">now be prepared to help his </text:span><text:span text:style-name="T27">country in time of its greatest </text:span><text:span text:style-name="T27">need.</text:span></text:p>
          </table:table-cell>
          <table:table-cell table:number-columns-repeated="1019"/>
        </table:table-row>
        <table:table-row table:style-name="ro59">
          <table:table-cell office:value-type="string">
            <text:p>20</text:p>
          </table:table-cell>
          <table:table-cell office:value-type="string">
            <text:p>239</text:p>
          </table:table-cell>
          <table:table-cell table:style-name="ce88" office:value-type="string">
            <text:p><text:span text:style-name="T8">middle of</text:span></text:p>
            <text:p><text:span text:style-name="T8">January, 1929</text:span></text:p>
          </table:table-cell>
          <table:table-cell/>
          <table:table-cell table:style-name="ce10" office:value-type="string">
            <text:p><text:span text:style-name="T1"><text:s/></text:span><text:span text:style-name="T1">After preparing his campaign for </text:span><text:span text:style-name="T1">the market and buying stocks and </text:span><text:span text:style-name="T1">cotton for the big advance, Walter </text:span><text:span text:style-name="T1">noticed a great change in Robert. </text:span><text:span text:style-name="T1">His </text:span><text:span text:style-name="T3">health began to fail again</text:span><text:span text:style-name="T1">, </text:span><text:span text:style-name="T1">and now that he had achieved </text:span><text:span text:style-name="T1">great success and completed </text:span><text:span text:style-name="T1">such wonderful inventions, </text:span><text:span text:style-name="T3">without Marie to comfort him he </text:span><text:span text:style-name="T3">would probably break down in </text:span><text:span text:style-name="T3">health and give up</text:span><text:span text:style-name="T1">. Robert had </text:span><text:span text:style-name="T1">ceased to talk much about Marie. </text:span><text:span text:style-name="T1">His interest in the future was </text:span><text:span text:style-name="T1">waning. Walter and Edna, who </text:span><text:span text:style-name="T1">were still as much in love as ever, </text:span><text:span text:style-name="T1">often discussed Robert's physical </text:span><text:span text:style-name="T1">condition. They decided to </text:span><text:span text:style-name="T1">encourage him to go away for a </text:span><text:span text:style-name="T1">long-needed rest. Walter had a </text:span><text:span text:style-name="T1">talk with Robert in the middle of </text:span><text:span text:style-name="T1">January, 1929, but Robert didn't </text:span><text:span text:style-name="T1">show much interest or any desire </text:span><text:span text:style-name="T1">to travel. A short time after this, </text:span><text:span text:style-name="T1">Robert appeared at the office one </text:span><text:span text:style-name="T1">morning looking more haggard </text:span><text:span text:style-name="T2"><text:s/></text:span><text:span text:style-name="T2">and worn than ever. He called </text:span><text:span text:style-name="T2">Walter and Edna into </text:span><text:span text:style-name="T1">the office, </text:span><text:span text:style-name="T1">told them that he had had a very </text:span><text:span text:style-name="T1">peculiar dream the night before, </text:span><text:span text:style-name="T1">that he had dreamed that he had </text:span><text:span text:style-name="T1">gone to Paris and suddenly met </text:span><text:span text:style-name="T1">Marie. He was so strongly </text:span><text:span text:style-name="T1">impressed with the dream that he </text:span><text:span text:style-name="T1">decided to leave at once. Told </text:span><text:span text:style-name="T1">Walter to give the mechanics </text:span><text:span text:style-name="T1">instructions to put his old ship </text:span><text:span text:style-name="T1">"The St. Marie" in shape to sail at </text:span><text:span text:style-name="T1">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text:span><text:span text:style-name="T5">not the same Robert of old. He </text:span><text:span text:style-name="T5">acted as tho his spirit was </text:span><text:span text:style-name="T5">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97" office:value-type="string">
            <text:p><text:span text:style-name="T21">On the</text:span><text:span text:style-name="T68"> </text:span><text:span text:style-name="T69">morning of February 2nd, </text:span><text:span text:style-name="T69">1929, </text:span><text:span text:style-name="T68">Robert started his flight </text:span><text:span text:style-name="T68">to Paris and arrived there </text:span><text:span text:style-name="T68">promptly in the evening</text:span><text:span text:style-name="T21"> and </text:span><text:span text:style-name="T21">went to visit some friends and </text:span><text:span text:style-name="T21">acquaintances. After talking over </text:span><text:span text:style-name="T21">the war situation and his </text:span><text:span text:style-name="T21">forecasts of the great war yet to </text:span><text:span text:style-name="T21">come, </text:span><text:span text:style-name="T68">he decided to visit </text:span><text:span text:style-name="T68">friends in London.</text:span><text:span text:style-name="T21"> England </text:span><text:span text:style-name="T21">and Russia were waging their </text:span><text:span text:style-name="T21">battles in the air and doing very </text:span><text:span text:style-name="T21">little land fighting. Despite the </text:span><text:span text:style-name="T21">good start that England had </text:span><text:span text:style-name="T21">made, Russia and her allies </text:span><text:span text:style-name="T21">were getting the best of the </text:span><text:span text:style-name="T21">victory. </text:span><text:span text:style-name="T68">Robert found London </text:span><text:span text:style-name="T68">very uninteresting.</text:span><text:span text:style-name="T21"> Up to this </text:span><text:span text:style-name="T21">time he had heard nothing of </text:span><text:span text:style-name="T21">Marie and </text:span><text:span text:style-name="T68">decided to return to </text:span><text:span text:style-name="T68">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ext:span><text:span text:style-name="T1">the latter part of Feburary, 1929, </text:span><text:span text:style-name="T1">Robert was walking down a </text:span><text:span text:style-name="T1">prominent business street in Paris </text:span><text:span text:style-name="T1">with no special objective in mind. </text:span><text:span text:style-name="T3">He was feeling sick and gloomy </text:span><text:span text:style-name="T3">and was walking with his head </text:span><text:span text:style-name="T3">down, looking at the street. </text:span><text:span text:style-name="T1">Suddenly he saw a form </text:span><text:span text:style-name="T1">approaching very closely, and like </text:span><text:span text:style-name="T1">a flash, a woman quickly passed </text:span><text:span text:style-name="T1">him. He was sure it was Marie. </text:span><text:span text:style-name="T1">His heart was in his throat. He </text:span><text:span text:style-name="T1">turned around quickly to follow her </text:span><text:span text:style-name="T1">but she had disappeared. </text:span><text:span text:style-name="T3">Just as </text:span><text:span text:style-name="T3">she passed him she dropped a </text:span><text:span text:style-name="T3">letter on the street and he </text:span><text:span text:style-name="T3">picked it up, put it in his pocket</text:span><text:span text:style-name="T1"> </text:span><text:span text:style-name="T1">and rushed on down the street, </text:span><text:span text:style-name="T1">hoping to find her, but after </text:span><text:span text:style-name="T1">exhausting himself running </text:span><text:span text:style-name="T1">around, fighting his way thru the </text:span><text:span text:style-name="T1">crowds, without a glimpse of her, </text:span><text:span text:style-name="T1">he decided to open the letter. </text:span><text:span text:style-name="T1">When he opened it it was written </text:span><text:span text:style-name="T1">in a foreign language which he did </text:span><text:span text:style-name="T1">not understand.</text:span></text:p>
          </table:table-cell>
          <table:table-cell office:value-type="string">
            <text:p>Is there a reason for 'Feburary' being misspelled?</text:p>
          </table:table-cell>
          <table:table-cell table:number-columns-repeated="1018"/>
        </table:table-row>
        <table:table-row table:style-name="ro60">
          <table:table-cell office:value-type="string">
            <text:p>20</text:p>
          </table:table-cell>
          <table:table-cell office:value-type="string">
            <text:p>243, 244</text:p>
          </table:table-cell>
          <table:table-cell office:value-type="string">
            <text:p>Latter part of Feburary 1929</text:p>
          </table:table-cell>
          <table:table-cell/>
          <table:table-cell table:style-name="ce93" office:value-type="string">
            <text:p><text:span text:style-name="T1"><text:s/></text:span><text:span text:style-name="T3">RG attends the Aviators' </text:span><text:span text:style-name="T3">Costume Ball to take place in </text:span><text:span text:style-name="T3">the Hotel Lafayette.</text:span><text:span text:style-name="T1"> </text:span><text:span text:style-name="T2"><text:s/>They asked </text:span><text:span text:style-name="T2">Robert if he did not have a plane </text:span><text:span text:style-name="T2">to </text:span><text:span text:style-name="T1">enter or if he could not </text:span><text:span text:style-name="T1">demonstrate something with "The </text:span><text:span text:style-name="T1">St. Marie." He told them that his </text:span><text:span text:style-name="T1">health was not good and that he </text:span><text:span text:style-name="T1">was not interested in entering a </text:span><text:span text:style-name="T1">plane at this time. <text:s/>RG </text:span><text:span text:style-name="T2">looked </text:span><text:span text:style-name="T2">across the hall and again he saw </text:span><text:span text:style-name="T9">Marie dressed</text:span></text:p>
            <text:p><text:span text:style-name="T3">like an eagle, queen of the air.</text:span><text:span text:style-name="T1"> </text:span><text:span text:style-name="T1">He made a mad rush thru the </text:span><text:span text:style-name="T1">crowd to the other side of the hall </text:span><text:span text:style-name="T1">and when he got there, he could </text:span><text:span text:style-name="T1">see no Marie. The ordeal was too </text:span><text:span text:style-name="T1">much for him. He fell unconscious </text:span><text:span text:style-name="T1">on the floor. <text:s/></text:span><text:span text:style-name="T2"><text:s/>Robert </text:span><text:span text:style-name="T1">was not only </text:span><text:span text:style-name="T1">sick at heart but sick physically, </text:span><text:span text:style-name="T1">and his</text:span></text:p>
            <text:p><text:span text:style-name="T1">friends realized it and called a </text:span><text:span text:style-name="T1">nerve specialist, </text:span><text:span text:style-name="T3">Dr. Descartes</text:span><text:span text:style-name="T1">. </text:span><text:span text:style-name="T1">Robert explained what had </text:span><text:span text:style-name="T1">happened, about meeting Marie </text:span><text:span text:style-name="T1">on the street and about seeing her </text:span><text:span text:style-name="T1">at the ball, altho he said nothing </text:span><text:span text:style-name="T1">about the mysterious letter to the </text:span><text:span text:style-name="T1">Doctor. The Doctor, after </text:span><text:span text:style-name="T1">examining him, told</text:span></text:p>
            <text:p><text:span text:style-name="T1">his friends he thought that he was </text:span><text:span text:style-name="T1">suffering from </text:span><text:span text:style-name="T3">mental delusions</text:span><text:span text:style-name="T1"> </text:span><text:span text:style-name="T1">-- that he had probably had this </text:span><text:span text:style-name="T1">woman on his mind so long and </text:span><text:span text:style-name="T1">after </text:span><text:span text:style-name="T3">dreaming</text:span><text:span text:style-name="T1"> he had met her on </text:span><text:span text:style-name="T1">a street in Paris, had hoped so </text:span><text:span text:style-name="T1">strongly that he would meet her, </text:span><text:span text:style-name="T1">he had brought himself to believe </text:span><text:span text:style-name="T1">that she was there and </text:span><text:span text:style-name="T3">had really </text:span><text:span text:style-name="T3">thought that he had seen her, </text:span><text:span text:style-name="T3">both on the street and in the </text:span><text:span text:style-name="T3">ballroom, but it was probably </text:span><text:span text:style-name="T3">an optical delusion </text:span><text:span text:style-name="T1">and after he </text:span><text:span text:style-name="T1">got better he would realize that he </text:span><text:span text:style-name="T1">hadn't seen Marie. </text:span><text:span text:style-name="T3">Several days </text:span><text:span text:style-name="T3">passed before Robert fully </text:span><text:span text:style-name="T3">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text:span><text:span text:style-name="T1">His</text:span><text:span text:style-name="T3"> hope was fast giving way to </text:span><text:span text:style-name="T3">despair. </text:span><text:span text:style-name="T1">He again realized that </text:span><text:span text:style-name="T1">hope deferred maketh the heart </text:span><text:span text:style-name="T1">grow sick. </text:span><text:span text:style-name="T3">He thought of Henry </text:span><text:span text:style-name="T3">Watson's story</text:span><text:span text:style-name="T1"> and wondered if </text:span><text:span text:style-name="T1">he would have to go thru life and </text:span><text:span text:style-name="T1">die without ever again seeing </text:span><text:span text:style-name="T1">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ext:span><text:span text:style-name="T1">the aviators were </text:span><text:span text:style-name="T3">returning from </text:span><text:span text:style-name="T3">Paris to New York </text:span><text:span text:style-name="T1">after the </text:span><text:span text:style-name="T1">convention and Robert decided to </text:span><text:span text:style-name="T1">go home with them. </text:span><text:span text:style-name="T3">They </text:span><text:span text:style-name="T3">insisted that he was not </text:span><text:span text:style-name="T3">physically able to sail "The St. </text:span><text:span text:style-name="T3">Marie" alone and sent a pilot </text:span><text:span text:style-name="T3">along with him. </text:span><text:span text:style-name="T1">The trip was </text:span><text:span text:style-name="T1">uneventful and on</text:span><text:span text:style-name="T3"> March 5th </text:span><text:span text:style-name="T3">Robert arrived in New York. On </text:span><text:span text:style-name="T3">his arrival he went immediately </text:span><text:span text:style-name="T3">to his office and laboratories </text:span><text:span text:style-name="T3">where he found Walter and </text:span><text:span text:style-name="T3">Edna </text:span><text:span text:style-name="T9"><text:s/>glad to see him. </text:span><text:span text:style-name="T2">They told </text:span><text:span text:style-name="T2">him that </text:span><text:span text:style-name="T9">he looked much </text:span><text:span text:style-name="T3">improved in health</text:span><text:span text:style-name="T1">. He related </text:span><text:span text:style-name="T1">all his experiences in Paris and </text:span><text:span text:style-name="T1">the mysterious letter. Walter was </text:span><text:span text:style-name="T1">very much amazed and at a loss </text:span><text:span text:style-name="T1">to understand it all. He could not </text:span><text:span text:style-name="T1">understand, if </text:span><text:span text:style-name="T3">Marie had </text:span><text:span text:style-name="T3">dropped the letter</text:span><text:span text:style-name="T1"> and had really </text:span><text:span text:style-name="T1">seen Robert on the street and at </text:span><text:span text:style-name="T1">the ball, why she would not </text:span><text:span text:style-name="T1">answer his personal notices in the </text:span><text:span text:style-name="T1">papers and at least clear up the </text:span><text:span text:style-name="T1">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ext:span><text:span text:style-name="T5">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61">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text:span><text:span text:style-name="T1">morning and decided that he </text:span><text:span text:style-name="T1">would go to Silver Springs and </text:span><text:span text:style-name="T1">see this beautiful spot just as the </text:span><text:span text:style-name="T1">sun was rising. It was a beautiful </text:span><text:span text:style-name="T1">morning and he rode out upon the </text:span><text:span text:style-name="T1">waters, listened to the</text:span><text:span text:style-name="T2"> songs of </text:span><text:span text:style-name="T2">the birds, </text:span><text:span text:style-name="T9">watched the beautiful </text:span><text:span text:style-name="T9">fish running </text:span><text:span text:style-name="T3">to and fro in the </text:span><text:span text:style-name="T3">clear waters</text:span><text:span text:style-name="T1">. He again </text:span><text:span text:style-name="T3">thought </text:span><text:span text:style-name="T3">of the story of the spirit bride </text:span><text:span text:style-name="T3">whom the legend said appeared </text:span><text:span text:style-name="T3">upon the waters on moonlight </text:span><text:span text:style-name="T3">nights. His mind went back to </text:span><text:span text:style-name="T3">the fishing trip at Spirit Lake, </text:span><text:span text:style-name="T3">Arkansas. </text:span><text:span text:style-name="T1">He thought of the story </text:span><text:span text:style-name="T1">of Spirit Lake and how he was </text:span><text:span text:style-name="T1">impressed as a child with that </text:span><text:span text:style-name="T1">story. Now it seemed more vivid </text:span><text:span text:style-name="T1">and real. </text:span><text:span text:style-name="T3">His mind reverted back </text:span><text:span text:style-name="T3">to the death of Henry Watson</text:span><text:span text:style-name="T1"> </text:span><text:span text:style-name="T1">and he thought "Is it my fate to </text:span><text:span text:style-name="T1">visit places and to hear stories of </text:span><text:span text:style-name="T1">tragedy and disappointment of </text:span><text:span text:style-name="T1">lovers, and in the end, will my fate </text:span><text:span text:style-name="T1">be like theirs? Must I sink into the </text:span><text:span text:style-name="T1">waters of forgetfulness without </text:span><text:span text:style-name="T1">ever again seeing the best </text:span><text:span text:style-name="T1">beloved face in all the world, </text:span><text:span text:style-name="T1">Marie's? After all, </text:span><text:span text:style-name="T3">is it line Henry </text:span><text:span text:style-name="T3">Watson said: 'Hope is but an </text:span><text:span text:style-name="T3">anchor to the soul, but facts are </text:span><text:span text:style-name="T3">stubborn things and we must </text:span><text:span text:style-name="T3">face them?' </text:span><text:span text:style-name="T1">" For a moment, </text:span><text:span text:style-name="T1">Robert felt that he had been </text:span><text:span text:style-name="T1">clinging to hope all these years </text:span><text:span text:style-name="T1">and he was almost ready to bid </text:span><text:span text:style-name="T1">hope depart and leave him alone </text:span><text:span text:style-name="T1">to facts, but even then he knew </text:span><text:span text:style-name="T1">that if hope should depart and not </text:span><text:span text:style-name="T1">hold aloft a light of Marie's love, </text:span><text:span text:style-name="T1">he at that moment would follow </text:span><text:span text:style-name="T1">the course of the lover of the spirit </text:span><text:span text:style-name="T1">bride and go overboard, to be </text:span><text:span text:style-name="T1">swallowed up in the beautiful </text:span><text:span text:style-name="T1">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text:span><text:span text:style-name="T1">Lady Bersford awaiting him. He </text:span><text:span text:style-name="T1">ate his breakfast hurriedly</text:span></text:p>
            <text:p><text:span text:style-name="T1">and retired to a </text:span><text:span text:style-name="T3">secret corner in </text:span><text:span text:style-name="T3">the hotel </text:span><text:span text:style-name="T1">where they would be </text:span><text:span text:style-name="T1">alone and he could hear what </text:span><text:span text:style-name="T1">Lady Bersford had gathered from </text:span><text:span text:style-name="T1">the spirit world the night before. </text:span></text:p>
          </table:table-cell>
          <table:table-cell table:number-columns-repeated="1019"/>
        </table:table-row>
        <table:table-row table:style-name="ro15">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text:span><text:span text:style-name="T1">RG about Marie and after she </text:span><text:span text:style-name="T1">removed the impression of Marie </text:span><text:span text:style-name="T1">from RG's mind, </text:span><text:span text:style-name="T3">RG was much </text:span><text:span text:style-name="T3">more cheerful and hopeful.</text:span><text:span text:style-name="T1"> <text:s/></text:span><text:span text:style-name="T1">RG's own mind told him that </text:span><text:span text:style-name="T3">he </text:span><text:span text:style-name="T3">was at last on the right track.</text:span><text:span text:style-name="T1"> <text:s/></text:span><text:span text:style-name="T2"><text:s/></text:span><text:span text:style-name="T2">He thought of the laws laid down </text:span><text:span text:style-name="T2">in the </text:span><text:span text:style-name="T1">Bible; remembered what </text:span><text:span text:style-name="T1">Jesus said when they asked him </text:span><text:span text:style-name="T1">for a sign that the Son of man </text:span><text:span text:style-name="T1">would remain three days and </text:span><text:span text:style-name="T1">three nights in the heart of the </text:span><text:span text:style-name="T1">earth, then rise and ascend to </text:span><text:span text:style-name="T1">heaven. Robert knew the meaning </text:span><text:span text:style-name="T1">of this. He knew that sorrows, </text:span><text:span text:style-name="T1">sufferings and disappointment had </text:span><text:span text:style-name="T1">to come before joy and </text:span><text:span text:style-name="T1">happiness; for every day of </text:span><text:span text:style-name="T1">sunshine comes a night of </text:span><text:span text:style-name="T1">darkness, for every aching in the </text:span><text:span text:style-name="T1">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1" office:value-type="string">
            <text:p>“A few days later”, after the previous timestamp of Monday.</text:p>
          </table:table-cell>
          <table:table-cell table:style-name="ce31"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text:span><text:span text:style-name="T3">New York </text:span><text:span text:style-name="T1">as I have important </text:span><text:span text:style-name="T1">business matters to look after</text:span></text:p>
            <text:p><text:span text:style-name="T1">there," he replied. Lady Bersford </text:span><text:span text:style-name="T1">says: </text:span><text:span text:style-name="T3">"Mr. Gordon, you don't </text:span><text:span text:style-name="T3">look strong," she said. "It </text:span><text:span text:style-name="T3">seems to me you need to take </text:span><text:span text:style-name="T3">more care of your health and </text:span><text:span text:style-name="T3">have more rest. <text:s/></text:span><text:span text:style-name="T4">Then Lady </text:span><text:span text:style-name="T4">Bersford tells RG about Sebring, </text:span><text:span text:style-name="T4">Florida, where there is a sunshine </text:span><text:span text:style-name="T4">sanitarium. <text:s/>It was the place </text:span><text:span text:style-name="T4">Ponce de Leon was looking for </text:span><text:span text:style-name="T4">when we was searching for the </text:span><text:span text:style-name="T4">fountain of youth. <text:s/>Sebring has </text:span><text:span text:style-name="T4">more sunshine than any other </text:span><text:span text:style-name="T4">place in Florida. <text:s/>RG changes his </text:span><text:span text:style-name="T4">plans to go to Sebring, Florida </text:span><text:span text:style-name="T4">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text:span><text:span text:style-name="T5">in Sebring, Florida. <text:s/></text:span>RG's health began to improve a few days after he arrived. <text:span text:style-name="T5"><text:s/>Time went by rapidly </text:span><text:span text:style-name="T5">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text:span><text:span text:style-name="T1">York, his heart was light, his </text:span><text:span text:style-name="T1">hopes were revived and he had </text:span><text:span text:style-name="T1">greater faith than ever that Marie </text:span><text:span text:style-name="T1">was alive and would in the not </text:span><text:span text:style-name="T1">distant future return to him. When </text:span><text:span text:style-name="T1">he arrived in New York he went </text:span><text:span text:style-name="T1">direct to his office and laboratory. </text:span><text:span text:style-name="T1">Walter and Edna greeted him with </text:span><text:span text:style-name="T1">enthusiasm. Were happy to see </text:span><text:span text:style-name="T1">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2">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98" office:value-type="string">
            <text:p>In Fall of 1929, Robert and Walter made a large amount of money in cotton and wheat. <text:span text:style-name="T5">Robert was </text:span><text:span text:style-name="T5">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2" table:number-rows-repeated="51">
          <table:table-cell table:style-name="ce12" table:number-columns-repeated="4"/>
          <table:table-cell/>
          <table:table-cell table:style-name="ce12"/>
          <table:table-cell table:number-columns-repeated="1018"/>
        </table:table-row>
        <table:table-row table:style-name="ro62" table:number-rows-repeated="1048410">
          <table:table-cell table:number-columns-repeated="1024"/>
        </table:table-row>
        <table:table-row table:style-name="ro62">
          <table:table-cell table:number-columns-repeated="1024"/>
        </table:table-row>
      </table:table>
      <table:table table:name="Ranks and Promotions" table:style-name="ta1" table:print="false">
        <table:table-column table:style-name="co72" table:default-cell-style-name="ce17"/>
        <table:table-column table:style-name="co73" table:default-cell-style-name="ce17"/>
        <table:table-column table:style-name="co68" table:default-cell-style-name="ce3"/>
        <table:table-column table:style-name="co74" table:default-cell-style-name="ce3"/>
        <table:table-column table:style-name="co68" table:default-cell-style-name="ce3"/>
        <table:table-column table:style-name="co75" table:default-cell-style-name="ce12"/>
        <table:table-column table:style-name="co76" table:default-cell-style-name="ce25"/>
        <table:table-column table:style-name="co77" table:default-cell-style-name="ce12"/>
        <table:table-column table:style-name="co78" table:default-cell-style-name="ce4"/>
        <table:table-column table:style-name="co7" table:number-columns-repeated="1014" table:default-cell-style-name="Default"/>
        <table:table-row table:style-name="ro5">
          <table:table-cell table:style-name="ce100" office:value-type="string">
            <text:p>Chapter</text:p>
          </table:table-cell>
          <table:table-cell table:style-name="ce10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4"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5" table:number-columns-repeated="1014"/>
        </table:table-row>
        <table:table-row table:style-name="ro7">
          <table:table-cell table:number-columns-repeated="2" table:style-name="ce84" office:value-type="string">
            <text:p>1</text:p>
          </table:table-cell>
          <table:table-cell table:style-name="Default"/>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90" office:value-type="string">
            <text:p><text:span text:style-name="T1"><text:s/></text:span><text:span text:style-name="T1">Calvin Gordon, the baby’s father, </text:span><text:span text:style-name="T1">had been a </text:span><text:span text:style-name="T3">Captain</text:span></text:p>
            <text:p><text:span text:style-name="T1">in the U.S. Army in Spain. He had </text:span><text:span text:style-name="T1">won distinction</text:span></text:p>
            <text:p><text:span text:style-name="T1">for his cool courage and daring </text:span><text:span text:style-name="T1">nerve, and after the close</text:span></text:p>
            <text:p><text:span text:style-name="T1">of the Spanish-American war, </text:span><text:span text:style-name="T1">moved from Tennessee</text:span></text:p>
            <text:p><text:span text:style-name="T1">to Texas. </text:span><text:span text:style-name="T3">Capt. Gordon.</text:span></text:p>
          </table:table-cell>
          <table:table-cell table:style-name="ce33"/>
          <table:table-cell table:style-name="ce99"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text:span><text:span text:style-name="T1">American War, became</text:span></text:p>
            <text:p><text:span text:style-name="T1">very much interested in the </text:span><text:span text:style-name="T1">conflict and followed it very</text:span></text:p>
            <text:p><text:span text:style-name="T1">closely, reading the papers daily </text:span><text:span text:style-name="T1">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4" office:value-type="string">
            <text:p>Colonel Robert Gordon</text:p>
          </table:table-cell>
          <table:table-cell office:value-type="float" office:value="1">
            <text:p>1</text:p>
          </table:table-cell>
          <table:table-cell table:style-name="ce91" office:value-type="string">
            <text:p><text:span text:style-name="T1"><text:s/></text:span><text:span text:style-name="T1">She talked of his grandfather, </text:span><text:span text:style-name="T3">Colonel Robert</text:span></text:p>
            <text:p><text:span text:style-name="T3">Gordon</text:span><text:span text:style-name="T1">, for whom he was </text:span><text:span text:style-name="T1">named, and how he became </text:span><text:span text:style-name="T1">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4" office:value-type="string">
            <text:p>Colonel Roosevelt</text:p>
          </table:table-cell>
          <table:table-cell office:value-type="float" office:value="1">
            <text:p>1</text:p>
          </table:table-cell>
          <table:table-cell table:style-name="ce91" office:value-type="string">
            <text:p><text:span text:style-name="T1"><text:s/></text:span><text:span text:style-name="T1">She talked of his grandfather, </text:span><text:span text:style-name="T4">Colonel Robert Gordon</text:span><text:span text:style-name="T1">, for whom </text:span><text:span text:style-name="T1">he was named, and how he </text:span><text:span text:style-name="T1">became famous during the Civil </text:span><text:span text:style-name="T1">War, and how later Robert’s own </text:span><text:span text:style-name="T1">father went with </text:span><text:span text:style-name="T3">Colonel </text:span><text:span text:style-name="T3">Roosevelt</text:span><text:span text:style-name="T1"> and became a </text:span><text:span text:style-name="T3">Captain</text:span><text:span text:style-name="T1"> in the Spanish-American </text:span><text:span text:style-name="T1">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text:span><text:span text:style-name="T1">months and worried with the </text:span><text:span text:style-name="T1">children while </text:span><text:span text:style-name="T3">Capt. Gordon </text:span><text:span text:style-name="T1">was </text:span><text:span text:style-name="T1">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text:span><text:span text:style-name="T1">successful during the</text:span></text:p>
            <text:p><text:span text:style-name="T1">war growing cotton. Prices had </text:span><text:span text:style-name="T1">gone very high and</text:span></text:p>
            <text:p><text:span text:style-name="T1">he had accumulated quite a little </text:span><text:span text:style-name="T1">money. But in 1920</text:span></text:p>
            <text:p><text:span text:style-name="T1">cotton prices declined rapidly and </text:span><text:span text:style-name="T1">his cotton brought</text:span></text:p>
            <text:p><text:span text:style-name="T1">very little, which again reduced </text:span><text:span text:style-name="T1">them to poor circumstances.</text:span></text:p>
          </table:table-cell>
          <table:table-cell table:number-columns-repeated="1015"/>
        </table:table-row>
        <table:table-row table:style-name="ro15">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text:span><text:span text:style-name="T1">newspaper and found the </text:span><text:span text:style-name="T1">headlines filled with Lindbergh. </text:span><text:span text:style-name="T3">Read about the preparations for </text:span><text:span text:style-name="T3">Captain Lindbergh’s return to </text:span><text:span text:style-name="T3">Washington and New York and </text:span><text:span text:style-name="T3">the plans for his reception. </text:span><text:span text:style-name="T1">Of </text:span><text:span text:style-name="T1">course, Robert had looked </text:span><text:span text:style-name="T1">forward to being there at that time </text:span><text:span text:style-name="T1">and have Marie with him as his </text:span><text:span text:style-name="T1">wife. He had been looking forward </text:span><text:span text:style-name="T1">to the day when his own dream </text:span><text:span text:style-name="T1">would be realized and he would </text:span><text:span text:style-name="T1">build one of the greatest airships </text:span><text:span text:style-name="T1">of the age.</text:span></text:p>
          </table:table-cell>
          <table:table-cell table:number-columns-repeated="1015"/>
        </table:table-row>
        <table:table-row table:style-name="ro54">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text:span><text:span text:style-name="T1">Aeroplane stock,</text:span></text:p>
            <text:p><text:span text:style-name="T1">which </text:span><text:span text:style-name="T3">he had bought at 31 on </text:span><text:span text:style-name="T3">May 21st, the day that</text:span></text:p>
            <text:p><text:span text:style-name="T3">Captain Lindbergh completed </text:span><text:span text:style-name="T3">his successful flight to</text:span></text:p>
            <text:p><text:span text:style-name="T3">Paris. </text:span><text:span text:style-name="T1">He figured that he could </text:span><text:span text:style-name="T1">make a great fortune</text:span></text:p>
            <text:p><text:span text:style-name="T1">by buying Right Aeroplane stock </text:span><text:span text:style-name="T1">and holding it for</text:span></text:p>
            <text:p><text:span text:style-name="T1">years and at the same time selling </text:span><text:span text:style-name="T1">Major Motors short.</text:span></text:p>
            <text:p><text:span text:style-name="T1">The markets in Wheat, Cotton, </text:span><text:span text:style-name="T1">Major Motors and</text:span></text:p>
            <text:p><text:span text:style-name="T1">Right Aeroplane were all doing </text:span><text:span text:style-name="T1">just exactly as he had</text:span></text:p>
            <text:p><text:span text:style-name="T1">calculated they would. The fact </text:span><text:span text:style-name="T1">that he was making</text:span></text:p>
            <text:p><text:span text:style-name="T1">money on Right Aeroplane stock </text:span><text:span text:style-name="T1">encouraged him to continue his </text:span><text:span text:style-name="T1">work on his own plane.</text:span></text:p>
          </table:table-cell>
          <table:table-cell table:number-columns-repeated="1015"/>
        </table:table-row>
        <table:table-row table:style-name="ro56">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text:span><text:span text:style-name="T1">morning feeling much better,</text:span></text:p>
            <text:p><text:span text:style-name="T1">had his breakfast early, bought the </text:span><text:span text:style-name="T1">newspaper and</text:span></text:p>
            <text:p><text:span text:style-name="T1">read all about the receptions </text:span><text:span text:style-name="T1">being planned for </text:span><text:span text:style-name="T3">Colonel</text:span></text:p>
            <text:p><text:span text:style-name="T3">Lindbergh</text:span><text:span text:style-name="T1"> and again the wish </text:span><text:span text:style-name="T1">stole into his heart and</text:span></text:p>
            <text:p><text:span text:style-name="T1">the hope was revived that in some </text:span><text:span text:style-name="T1">way Marie might be</text:span></text:p>
            <text:p><text:span text:style-name="T1">with him </text:span><text:span text:style-name="T3">when Lindbergh </text:span><text:span text:style-name="T3">arrived in New York</text:span><text:span text:style-name="T1">.</text:span></text:p>
          </table:table-cell>
          <table:table-cell table:number-columns-repeated="1015"/>
        </table:table-row>
        <table:table-row table:style-name="ro63">
          <table:table-cell office:value-type="string">
            <text:p>14</text:p>
          </table:table-cell>
          <table:table-cell office:value-type="string">
            <text:p>180</text:p>
          </table:table-cell>
          <table:table-cell office:value-type="string">
            <text:p>Current date is June 10, 1927, big reception planned on <text:span text:style-name="T5">Monday </text:span><text:span text:style-name="T5">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text:span><text:span text:style-name="T1">old pal, Walter Kennelworth, so he </text:span><text:span text:style-name="T1">decided to get ready to go on to </text:span><text:span text:style-name="T1">New York. </text:span><text:span text:style-name="T3">The big reception for </text:span><text:span text:style-name="T3">Colonel Charles A. Lindbergh </text:span><text:span text:style-name="T3">was planned</text:span><text:span text:style-name="T1"> and would take </text:span><text:span text:style-name="T1">place in </text:span><text:span text:style-name="T3">New York on Monday, </text:span><text:span text:style-name="T3">June 13th</text:span><text:span text:style-name="T1">, and he wanted to be </text:span><text:span text:style-name="T1">there, but every time he thought of </text:span><text:span text:style-name="T1">anything that would give him </text:span><text:span text:style-name="T1">happiness or pleasure, he thought </text:span><text:span text:style-name="T1">of Marie and knew that without </text:span><text:span text:style-name="T1">her it would not mean as much to </text:span><text:span text:style-name="T1">him.</text:span><text:span text:style-name="T2"> <text:s/>Still he hoped</text:span></text:p>
            <text:p><text:span text:style-name="T1">Marie might appear or that some </text:span><text:span text:style-name="T1">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text:span><text:span text:style-name="T5">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text:span><text:span text:style-name="T5">Lindbergh</text:span> and his plane, <text:span text:style-name="T5">“The </text:span><text:span text:style-name="T5">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text:span><text:span text:style-name="T1">land of liberty and</text:span></text:p>
            <text:p><text:span text:style-name="T1">has always set an example for the </text:span><text:span text:style-name="T3">balance of the world </text:span><text:span text:style-name="T1">and I hope </text:span><text:span text:style-name="T1">to see the day when our country </text:span><text:span text:style-name="T1">will take the lead in establishing </text:span><text:span text:style-name="T1">universal peace and the </text:span><text:span text:style-name="T1">brotherhood of man. </text:span><text:span text:style-name="T3">Captain </text:span><text:span text:style-name="T3">Lindberg’s flight confirms my </text:span><text:span text:style-name="T3">studies and forecasts of the </text:span><text:span text:style-name="T3">future.</text:span></text:p>
          </table:table-cell>
          <table:table-cell table:number-columns-repeated="1015"/>
        </table:table-row>
        <table:table-row table:style-name="ro64">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text:span><text:span text:style-name="T1">Walter arose early to be ready for </text:span><text:span text:style-name="T3">Colonel Lindbergh</text:span><text:span text:style-name="T1">’s triumphant </text:span><text:span text:style-name="T1">march up Broadway. Robert was </text:span><text:span text:style-name="T1">very enthusiastic about it and </text:span><text:span text:style-name="T1">talked about what a great </text:span><text:span text:style-name="T1">achievement it was and what it </text:span><text:span text:style-name="T1">meant to the world, especially to </text:span><text:span text:style-name="T1">the United States. Walter told him </text:span><text:span text:style-name="T1">that </text:span><text:span text:style-name="T3">they must get busy and </text:span><text:span text:style-name="T3">start to lay out the plans to </text:span><text:span text:style-name="T3">build Robert’s great airplane</text:span><text:span text:style-name="T1">. </text:span><text:span text:style-name="T1">When they started out on the </text:span><text:span text:style-name="T1">street, Robert began to talk of </text:span><text:span text:style-name="T1">Marie and said that he hoped that </text:span><text:span text:style-name="T1">he would find her that day. Thru all </text:span><text:span text:style-name="T1">the surging crowds, he stared in </text:span><text:span text:style-name="T1">the face of every woman, hoping </text:span><text:span text:style-name="T1">that Marie, if she was alive, might </text:span><text:span text:style-name="T1">have decided to come to New </text:span><text:span text:style-name="T1">York for the Lindbergh reception. </text:span><text:span text:style-name="T1">It was a great day for </text:span><text:span text:style-name="T3">Colonel </text:span><text:span text:style-name="T3">Lindbergh</text:span><text:span text:style-name="T1">, and a great day for </text:span><text:span text:style-name="T1">Robert, because it encouraged his </text:span><text:span text:style-name="T1">hope for the day, and believed it </text:span><text:span text:style-name="T1">would come to pass when </text:span><text:span text:style-name="T1">airplanes would conquer the world </text:span><text:span text:style-name="T1">and bring universal peace. He felt </text:span><text:span text:style-name="T1">that a state of perfection could </text:span><text:span text:style-name="T1">never be reached until the </text:span><text:span text:style-name="T1">brotherhood of man, founded on </text:span><text:span text:style-name="T1">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text:span><text:span text:style-name="T1">reception to</text:span><text:span text:style-name="T3"> Colonel</text:span></text:p>
            <text:p><text:span text:style-name="T3">Lindbergh</text:span><text:span text:style-name="T1">, Robert decided to get </text:span><text:span text:style-name="T1">down to business.</text:span></text:p>
            <text:p><text:span text:style-name="T1">He visited his brokers in Wall </text:span><text:span text:style-name="T1">Street, talked over the</text:span></text:p>
            <text:p><text:span text:style-name="T1">market situation and found that </text:span><text:span text:style-name="T1">they did not agree with his ideas </text:span><text:span text:style-name="T1">and views. Decided to open an </text:span><text:span text:style-name="T1">office at 69 Wall Street, and </text:span><text:span text:style-name="T1">Walter was to work with him when </text:span><text:span text:style-name="T1">he had time from his studies. They </text:span><text:span text:style-name="T1">consulted about a stenographer or </text:span><text:span text:style-name="T1">office assistant. Walter had met </text:span><text:span text:style-name="T1">Miss Edna Quinton, a very </text:span><text:span text:style-name="T1">talented girl, whom he thought </text:span><text:span text:style-name="T1">was the most competent he had </text:span><text:span text:style-name="T1">ever known, so Robert gave her a </text:span><text:span text:style-name="T1">position in his office.</text:span></text:p>
          </table:table-cell>
          <table:table-cell table:number-columns-repeated="1015"/>
        </table:table-row>
        <table:table-row table:style-name="ro6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101" office:value-type="string">
            <text:p><text:span text:style-name="T1"><text:s/></text:span><text:span text:style-name="T1">Mr. Kennelworth proposed that </text:span><text:span text:style-name="T1">the leading citizens of </text:span><text:span text:style-name="T1">Texarkana go to New York to </text:span><text:span text:style-name="T1">honor their favorite</text:span><text:span text:style-name="T3"> son</text:span><text:span text:style-name="T1"> on his </text:span><text:span text:style-name="T1">return. When he had finished </text:span><text:span text:style-name="T1">talking there was lasting </text:span><text:span text:style-name="T1">applause and hurrahs for </text:span><text:span text:style-name="T1">Robert Gordon. </text:span><text:span text:style-name="T3">Colonel </text:span><text:span text:style-name="T3">Stanton</text:span><text:span text:style-name="T1"> was in the audience. </text:span><text:span text:style-name="T1">He arose and said that he </text:span><text:span text:style-name="T1">heartily endorsed the proposal </text:span><text:span text:style-name="T1">and would donate $10,000.00 </text:span><text:span text:style-name="T1">to the expense fund, that they </text:span><text:span text:style-name="T1">should go to New York in a </text:span><text:span text:style-name="T1">special train to greet the </text:span><text:span text:style-name="T1">greatest young </text:span><text:span text:style-name="T3">man of the </text:span><text:span text:style-name="T3">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text:span><text:span text:style-name="T1">Springs: In the near vicinity of </text:span><text:span text:style-name="T1">Ocala, when first it was settled, </text:span><text:span text:style-name="T1">stood a splendid old mansion </text:span><text:span text:style-name="T1">owned by </text:span><text:span text:style-name="T3">Capt. Harding </text:span><text:span text:style-name="T3">Douglass</text:span><text:span text:style-name="T1">, a South Carolinian of </text:span><text:span text:style-name="T1">considerable wealth. His only </text:span><text:span text:style-name="T1">child was a son, who, with his </text:span><text:span text:style-name="T1">mother's beauty of countenance, </text:span><text:span text:style-name="T1">had inherited her tender, shrinking </text:span><text:span text:style-name="T1">nature, and, like herself, was a </text:span><text:span text:style-name="T1">slave to the old man's iron will.</text:span></text:p>
          </table:table-cell>
          <table:table-cell office:value-type="string">
            <text:p>Capt. Harding Douglass is the father of Claire Douglass [his son].</text:p>
          </table:table-cell>
          <table:table-cell table:number-columns-repeated="1014"/>
        </table:table-row>
        <table:table-row table:style-name="ro6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53"><text:s/></text:span><text:span text:style-name="T53">Robert Gordon and Walter </text:span><text:span text:style-name="T53">Kennelworth hastened</text:span></text:p>
            <text:p><text:span text:style-name="T53">to Washington, tendered their services </text:span><text:span text:style-name="T53">to the</text:span></text:p>
            <text:p><text:span text:style-name="T53">Government and joined the Aviation </text:span><text:span text:style-name="T53">Corps. </text:span><text:span text:style-name="T54">They were</text:span></text:p>
            <text:p><text:span text:style-name="T54">made Lieutenants</text:span><text:span text:style-name="T53"> and ordered </text:span><text:span text:style-name="T53">immediately to San</text:span></text:p>
            <text:p><text:span text:style-name="T53">Antonio, Texas, where the Southern </text:span><text:span text:style-name="T53">Aviation Division</text:span></text:p>
            <text:p><text:span text:style-name="T52">had its headquarters.</text:span></text:p>
          </table:table-cell>
          <table:table-cell office:value-type="string">
            <text:p>Title was not used.</text:p>
          </table:table-cell>
          <table:table-cell table:number-columns-repeated="1014"/>
        </table:table-row>
        <table:table-row table:style-name="ro6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53"><text:s/></text:span><text:span text:style-name="T53">Robert Gordon and Walter </text:span><text:span text:style-name="T53">Kennelworth hastened</text:span></text:p>
            <text:p><text:span text:style-name="T53">to Washington, tendered their services </text:span><text:span text:style-name="T53">to the</text:span></text:p>
            <text:p><text:span text:style-name="T53">Government and joined the Aviation </text:span><text:span text:style-name="T53">Corps. </text:span><text:span text:style-name="T54">They were</text:span></text:p>
            <text:p><text:span text:style-name="T54">made Lieutenants</text:span><text:span text:style-name="T53"> and ordered </text:span><text:span text:style-name="T53">immediately to San</text:span></text:p>
            <text:p><text:span text:style-name="T53">Antonio, Texas, where the Southern </text:span><text:span text:style-name="T53">Aviation Division</text:span></text:p>
            <text:p><text:span text:style-name="T52">had its headquarters.</text:span></text:p>
          </table:table-cell>
          <table:table-cell office:value-type="string">
            <text:p>Title was not used.</text:p>
          </table:table-cell>
          <table:table-cell table:number-columns-repeated="1014"/>
        </table:table-row>
        <table:table-row table:style-name="ro66" table:number-rows-repeated="1048553">
          <table:table-cell table:number-columns-repeated="1023"/>
        </table:table-row>
        <table:table-row table:style-name="ro6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1"/>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59" office:value-type="string">
            <text:p>Age</text:p>
          </table:table-cell>
        </table:table-row>
        <table:table-row table:style-name="ro2">
          <table:table-cell table:number-columns-repeated="2" table:style-name="ce33" office:value-type="string">
            <text:p>1</text:p>
          </table:table-cell>
          <table:table-cell table:style-name="ce33" office:value-type="string">
            <text:p>Late Saturday night, June 9, 1906, Texarkana, Texas</text:p>
          </table:table-cell>
          <table:table-cell table:style-name="ce33"/>
          <table:table-cell table:style-name="ce2" office:value-type="string">
            <text:p>Robert Gordon is born.</text:p>
          </table:table-cell>
          <table:table-cell table:style-name="ce33"/>
          <table:table-cell table:style-name="ce60"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him on the farm, but </text:span><text:span text:style-name="T1">that he should be sent away to Texarkana to school, to learn something and to become interested in the </text:span><text:span text:style-name="T1">things along which his mind seemed to lead. <text:s/></text:span><text:span text:style-name="T2"><text:s/>While in this school he met his first real boy chum, </text:span><text:span text:style-name="T1">Walter </text:span><text:span text:style-name="T1">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6" office:value-type="string">
            <text:p><text:span text:style-name="T27">“</text:span><text:span text:style-name="T27">Bobbie,” said his mother, “you are little over</text:span></text:p>
            <text:p><text:span text:style-name="T27">fifteen years old, and this is only puppy love, or what</text:span></text:p>
            <text:p><text:span text:style-name="T27">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text:span><text:span text:style-name="T1">was graduating at the age of fifteen, and would not have been able to pass all of his examinations except </text:span><text:span text:style-name="T1">for the help and assistance rendered him by Walter. Marie Stanton, who was then thirteen years of age, </text:span><text:span text:style-name="T1">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32">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birthday, June 9th, when he </text:span><text:span text:style-name="T1">would be </text:span><text:span text:style-name="T3">21 years of age</text:span><text:span text:style-name="T1">. When he thought of this a great hope came into his mind. He decided that </text:span><text:span text:style-name="T1">Marie, for some unknown reason, was hiding until his birthday and intended that they should be married on </text:span><text:span text:style-name="T1">that day and she was going to be his birthday present. Robert's imagination went wild. He was elated over </text:span><text:span text:style-name="T1">the hope. It 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as she saw it, </text:span><text:span text:style-name="T1">would come to him. So he really began to plan and hope and get ready for a marriage to take place on his </text:span><text:span text:style-name="T1">birthday. </text:span><text:span text:style-name="T2"><text:s/>He was so happy over this sudden thought, so elated </text:span><text:span text:style-name="T1">that he 'phoned Mr. Kennelworth again that </text:span><text:span text:style-name="T1">night and told him all about it. Mr. Kennelworth, </text:span><text:span text:style-name="T3">half-hearted</text:span><text:span text:style-name="T1"> but hopeful, agreed with Robert that </text:span><text:span text:style-name="T3">there </text:span><text:span text:style-name="T3">might be </text:span><text:span text:style-name="T9">something 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5">
          <table:table-cell office:value-type="string">
            <text:p>13</text:p>
          </table:table-cell>
          <table:table-cell office:value-type="string">
            <text:p>160</text:p>
          </table:table-cell>
          <table:table-cell office:value-type="string">
            <text:p>Wednesday, June 8, 1927</text:p>
          </table:table-cell>
          <table:table-cell/>
          <table:table-cell table:style-name="ce42" office:value-type="string">
            <text:p><text:span text:style-name="T16">After Robert had talked with Walter, the bellboy came and brought a </text:span><text:span text:style-name="T17">special-delivery letter and a </text:span><text:span text:style-name="T17">telegram</text:span><text:span text:style-name="T16">. Robert opened the telegram hurriedly, hoping that it was something from Marie, but found it was </text:span><text:span text:style-name="T16">a</text:span></text:p>
            <text:p><text:span text:style-name="T16">telegram from his mother in which she congratulated him on his birthday the following day, and encouraged </text:span><text:span text:style-name="T16">him to hope for the best and not give way to despair in case Marie did not show up. The special-delivery </text:span><text:span text:style-name="T16">letter was also from Robert's mother. <text:s/>RG is looking forward to his birthday with great hopes and </text:span><text:span text:style-name="T16">expectations. </text:span><text:span text:style-name="T17">His 21st birthday meant a great deal to him, meant more than any other birthday </text:span><text:span text:style-name="T17">because he hoped that it would bring Marie.</text:span><text:span text:style-name="T16"> <text:s/>Robert prayed his usual night prayer for the protection of </text:span><text:span text:style-name="T16">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strong this morning, </text:span><text:span text:style-name="T1">and wheat was also holding up well. </text:span><text:span text:style-name="T4"><text:s/></text:span><text:span text:style-name="T11">"This is going to be a real happy </text:span><text:span text:style-name="T4">birthday. I am making money fast </text:span><text:span text:style-name="T4">now in wheat and cotton and will soon be making money in stocks." <text:s/></text:span><text:span text:style-name="T11"><text:s/>He figured up his profits on Cotton, </text:span><text:span text:style-name="T11">Wheat </text:span><text:span text:style-name="T1">and Stocks and</text:span><text:span text:style-name="T3"> on this birthday he was worth $30,000.</text:span><text:span text:style-name="T1"> <text:s/></text:span><text:span text:style-name="T2"><text:s/>He decided to forget about the market </text:span><text:span text:style-name="T2">as </text:span><text:span text:style-name="T9">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3" office:value-type="string">
            <text:p><text:span text:style-name="T18">When 11 o'clock came Robert's mind reverted back to Sunday when he was watching the clock in </text:span><text:span text:style-name="T18">the Union Station, hoping and waiting for Marie to appear. </text:span><text:span text:style-name="T8">Robert became a little restless and more </text:span><text:span text:style-name="T8">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44" office:value-type="string">
            <text:p><text:span text:style-name="T19">The clock struck twelve on his birthday and no Marie and no news from her.</text:span><text:span text:style-name="T20"> A few minutes after 12 </text:span><text:span text:style-name="T20">his bell rang and a messenger boy appeared with a telegram. "Ah," Robert thought, "this is from Marie or </text:span><text:span text:style-name="T20">some news from her." But it was a telegram of congratulations from his old pal, Walter, who asked that he </text:span><text:span text:style-name="T20">convey the first news which he received in regard to Marie and stated that he hoped be <text:s/></text:span><text:span text:style-name="T6">fore the day was </text:span><text:span text:style-name="T6">over he could congratulate Robert on </text:span><text:span text:style-name="T20">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5" office:value-type="string">
            <text:p><text:span text:style-name="T6"><text:s/></text:span><text:span text:style-name="T21">A little later in the day Robert received a long telegram from Mr. Kennelworth, congratulating him on his </text:span><text:span text:style-name="T21">birthday and offering words of encouragement, also telling Robert that he expected to leave Texarkana on </text:span><text:span text:style-name="T21">Friday night, June 10th, and </text:span><text:span text:style-name="T8">arrive in St. Louis some time in the morning and that Robert should be ready </text:span><text:span text:style-name="T8">to start with him to New York, as he wanted to be there when Lindbergh arrived. Robert received another </text:span><text:span text:style-name="T8">telegram from his mother congratulating him on his birthday and wishing him every success and happiness. </text:span><text:span text:style-name="T8"><text:s text:c="2"/></text:span></text:p>
          </table:table-cell>
          <table:table-cell/>
          <table:table-cell office:value-type="float" office:value="21">
            <text:p>21</text:p>
          </table:table-cell>
        </table:table-row>
        <table:table-row table:style-name="ro24">
          <table:table-cell office:value-type="string">
            <text:p>13</text:p>
          </table:table-cell>
          <table:table-cell office:value-type="string">
            <text:p>163</text:p>
          </table:table-cell>
          <table:table-cell office:value-type="string">
            <text:p>2 o'clock, Thursday, June 9, 1927</text:p>
          </table:table-cell>
          <table:table-cell/>
          <table:table-cell table:style-name="ce57" office:value-type="string">
            <text:p><text:span text:style-name="T8">These messages were very encouraging but it was now 2 o'clock and Robert began to be keenly </text:span><text:span text:style-name="T8">disappointed – he had raised his hopes so high that Marie would appear or some news would come. He </text:span><text:span text:style-name="T8">paced the floor in anxiety, his heart beating rapidly and was forced to admit to himself that he had been </text:span><text:span text:style-name="T8">over hopeful. He started to send a telegram to Mr. Kennelworth asking him to wire or 'phone just as soon </text:span><text:span text:style-name="T8">as possible if any news had been received of Marie and asked him to call up Marie's parents and find out if </text:span><text:span text:style-name="T8">they had heard anything. </text:span><text:span text:style-name="T22">Minutes now began to drag slowly, as they had on Sunday when Robert had </text:span><text:span text:style-name="T22">watched the clock and saw his hopes slowly waning. They were now waning again and Robert grew </text:span><text:span text:style-name="T22">heartsick</text:span><text:span text:style-name="T8">, but cheered himself with the thought that the day was not over yet. There was plenty of time for </text:span><text:span text:style-name="T8">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on top of the world, </text:span><text:span text:style-name="T1">but this was not what counted with Robert. </text:span><text:span text:style-name="T2"><text:s/>The great disappointment </text:span><text:span text:style-name="T1">was that his hopes for Marie on that </text:span><text:span text:style-name="T1">day were blasted, but he had not given up.</text:span></text:p>
          </table:table-cell>
          <table:table-cell/>
          <table:table-cell office:value-type="float" office:value="21">
            <text:p>21</text:p>
          </table:table-cell>
        </table:table-row>
        <table:table-row table:style-name="ro34">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special train bearing </text:span><text:span text:style-name="T1">the leading citizens of Texarkana arrived, Robert had landed at the new airport on </text:span><text:span text:style-name="T3">Governor's Island [New </text:span><text:span text:style-name="T3">York] </text:span><text:span text:style-name="T1">without any mishap to his plane. "The St. Marie" had per</text:span><text:span text:style-name="T2">formed perfectly, making the trip from Japan </text:span><text:span text:style-name="T2">at an </text:span><text:span text:style-name="T1">average speed of over 300 miles per hour. Robert received the surprise of his life when he saw his </text:span><text:span text:style-name="T1">mother and rushed to her, and after greeting her affectionately turned to shake hands with Mr. Kennelworth </text:span><text:span text:style-name="T1">and Walter and seeing Mr. and Mrs. Stanton there was overjoyed and thought sure that Marie had been </text:span><text:span text:style-name="T1">found. He rushed to greet her parents and his first words were, "Where is Marie?" With tears in their eyes, </text:span><text:span text:style-name="T1">they informed him that not a word had been received in regard to her. They proceeded immediately to the </text:span><text:span text:style-name="T1">Commodore Hotel where the reception committee and the entire delegation from Texarkana and arranged </text:span><text:span text:style-name="T1">for a dinner and celebration. Robert was happy to see all the prominent business men from Texarkana </text:span><text:span text:style-name="T1">there to greet him. Mr. Kennelworth made the address. Told Robert how proud Texarkana was of him; said </text:span><text:span text:style-name="T1">that this was the age of the young man and that Robert had demonstrated that he was the greatest young </text:span><text:span text:style-name="T1">man of his day. Robert was overwhelmed at this great reception. He thanked his friends; thanked Mr. </text:span><text:span text:style-name="T1">Kennelworth, personally, and above all for bringing his dear old mother to see him; said it was the happiest </text:span><text:span text:style-name="T1">moment of his life and that his one regret was that Marie was not there, but that he still had hope of finding </text:span><text:span text:style-name="T1">her. When the reception was over and Robert had a few moments alone with his dear old mother, she said, </text:span><text:span text:style-name="T1">"My son, do you remember the dream you had when you were a little boy, which you told me about? That </text:span><text:span text:style-name="T1">you were riding a large bird with white wings across the ocean and how the foreign countries received you </text:span><text:span text:style-name="T1">with great honor. My</text:span><text:span text:style-name="T2"> boy, when you landed today I thought about that dream </text:span><text:span text:style-name="T1">and how it had been fulfilled. I </text:span><text:span text:style-name="T1">hope that all of your other dreams and ambitions will be realized and that you will be rewarded with Marie's </text:span><text:span text:style-name="T1">love, because you have been faithful and loyal to her." Robert said, "Mother, I do remember the dream </text:span><text:span text:style-name="T1">quite well, and when I was in Japan and they gave me such great receptions and honored me, I thought of </text:span><text:span text:style-name="T1">the dream and I thought of you and how you had taught me how to read the Bible and I thought of Marie </text:span><text:span text:style-name="T1">and how I loved her and felt that I would gladly give all of the honors just to be with you and Marie alone </text:span><text:span text:style-name="T1">because your love and Marie's love mean more to me than everything else that the world can give."</text:span></text:p>
          </table:table-cell>
          <table:table-cell/>
          <table:table-cell office:value-type="float" office:value="22">
            <text:p>22</text:p>
          </table:table-cell>
        </table:table-row>
        <table:table-row table:style-name="ro35">
          <table:table-cell office:value-type="string">
            <text:p>24</text:p>
          </table:table-cell>
          <table:table-cell office:value-type="string">
            <text:p>271-275</text:p>
          </table:table-cell>
          <table:table-cell office:value-type="string">
            <text:p>June 9, 1929</text:p>
          </table:table-cell>
          <table:table-cell/>
          <table:table-cell table:style-name="ce58" office:value-type="string">
            <text:p><text:span text:style-name="T1"><text:s/></text:span><text:span text:style-name="T1">Robert told Walter and Edna that on June 9th, his birthday, he was going to give them a big dinner and celebration before their </text:span><text:span text:style-name="T1">marriage. It was now time to declare a holiday and have a real jubilee celebration after their great discoveries were completed, that it </text:span><text:span text:style-name="T1">was but fitting to crown </text:span><text:span text:style-name="T15"><text:s/>the event with the marriage of Edna and Walter. They </text:span><text:span text:style-name="T1">were now in position to sit calmly by and wait for the </text:span><text:span text:style-name="T1">great war in the air knowing that, with their secret discoveries, they were prepared to save the United States in time of war and at the </text:span><text:span text:style-name="T1">same time without sacrificing too many human lives. The birthday party was a great success. Robert spared no expense in order to </text:span><text:span text:style-name="T1">have everything of the best. Before the dinner, which was served in a private dining room, Robert sprung a great surprise. He arose </text:span><text:span text:style-name="T1">and made the following speech: "Comrades and friends, we have traveled the path of life together. Some of us have run the gauntlet </text:span><text:span text:style-name="T1">of human emotions. We have gone down to the depths of despair; have reached the heights of financial glory; have seen our greatest </text:span><text:span text:style-name="T1">dreams realized. God has been good to us. Our great discoveries are now completed. Fame and fortune have </text:span><text:span text:style-name="T3">corwned</text:span><text:span text:style-name="T1"> our efforts. </text:span><text:span text:style-name="T1">You, Edna and Walter, are now to reach the heights of greatest bliss. You are to have the satisfaction of being united in marriage, to </text:span><text:span text:style-name="T1">continue your work together and do the greatest good for the greatest number. You have been unselfish in your devotion to me and in </text:span><text:span text:style-name="T1">your loyalty to your country. The Bible says that where two or three are gathered together, there God will be to own and to bless. Since </text:span><text:span text:style-name="T1">God created the world, the Holy Trinity has been the greatest power and it is referred to many times in the Bible as Father, Son and </text:span><text:span text:style-name="T1">Holy Ghost, and on this mundane sphere we know that happiness comes to husband, wife and child. The Bible says that one cannot </text:span><text:span text:style-name="T1">do much alone, that there is need of two together, and that a threefold </text:span><text:span text:style-name="T15"><text:s/>cord is not easily broken. Edna, your devotion to Walter </text:span><text:span text:style-name="T1">has </text:span><text:span text:style-name="T1">been his inspiration and has led him to the great discovery, which will relieve suffering in the world. Your confidence in him in placing </text:span><text:span text:style-name="T1">your life in his hands to test this great discovery, deserves great credit and no honor or reward is too great for you, but the honor that </text:span><text:span text:style-name="T1">men can give or the world or your Government, are but empty and mean nothing to the heart of a loyal woman. You are to have the </text:span><text:span text:style-name="T1">greatest reward in Walter's love and this means more to you than any honors the world can give. It will satisfy when the shouts of the </text:span><text:span text:style-name="T1">hero-worshippers have died away. When money, with all it can buy, has vanished and nothing remains but the lovelight in Walter's </text:span><text:span text:style-name="T1">eyes, you will find happiness." Robert then presented a beautiful brooch made with the seal of Solomon, constructed with a double </text:span><text:span text:style-name="T1">triangle, and set with three beautiful diamonds. In the center of the seal was a heart and in the center of the heart was a diamond. He </text:span><text:span text:style-name="T1">said, "Edna, I present this to you as your wedding gift. It will be a symbol to you of how the three of us have worked together in love, </text:span><text:span text:style-name="T1">loyalty and faith, to accomplish something for others thru unselfish devotion. With the love of the</text:span></text:p>
            <text:p><text:span text:style-name="T1">one must come the love of the many. One touch of Nature makes the whole world kin, and when once a woman's eyes have looked </text:span><text:span text:style-name="T1">into a man's with understanding love, he need seek no farther for the philosopher's stone, because after that everything he touches </text:span><text:span text:style-name="T1">will turn to gold. This brooch and the diamonds are emblematic of your purity. The diamonds are the most durable and beautiful of all </text:span><text:span text:style-name="T1">precious stones. They reflect all </text:span><text:span text:style-name="T15"><text:s/>the beautiful colors of the rainbow, which reveals God's </text:span><text:span text:style-name="T1">covenant with man. That is why the </text:span><text:span text:style-name="T1">diamonds are used as an engagement ring, but few there are who know and understand the real meaning and live in accordance with </text:span><text:span text:style-name="T1">it. You will ever reflect the beauty of the diamonds. Your love for Walter, which is the love I am sure never changes, will remain fixed as </text:span><text:span text:style-name="T1">the mountain ranges. Remember that the diamond has gone thru the greatest fire and heat and has emerged with all its strength and </text:span><text:span text:style-name="T1">beauty. You must learn to go thru trials and tribulations, to help Walter in time of trouble and to emerge unscathed, reflecting love and </text:span><text:span text:style-name="T1">beauty. Walter, I commend to your care and keeping, a jewel more precious than diamonds or rubies -- a good woman. May your </text:span><text:span text:style-name="T1">loyalty and devotion ever keep her as such." The dinner was then served and Edna proved that, as an after-dinner speaker, she had </text:span><text:span text:style-name="T1">some ability. She arose, drank a glass of pure water, pouring part of it on the floor and said, "Mr. Gordon, my vocabulary is now </text:span><text:span text:style-name="T1">destitute of the poetic rhyme that would be necessary</text:span></text:p>
            <text:p><text:span text:style-name="T1">to bring into existence words to express to you my heartfelt thanks for the favor already in hand. I have been so over-generous in </text:span><text:span text:style-name="T1">loving 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text:span><text:span text:style-name="T1">water, 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5"> are not forgetting the </text:span><text:span text:style-name="T15">absent one, and the greatest wish </text:span><text:span text:style-name="T1">that I can have for you, Mr. Gordon, is that at a not distant date, Walter and I may have the great </text:span><text:span text:style-name="T1">pleasure</text:span></text:p>
            <text:p><text:span text:style-name="T1">of joining Marie and yourself in an occasion like this. Words are idle now, they mean but little when the heart is touched. I accept your </text:span><text:span text:style-name="T1">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text:span><text:span text:style-name="T1">your prayers be answered as the prayers of Pygmalion were whose faith and love were so strong that the Grecian Gods turned a </text:span><text:span text:style-name="T1">piece of</text:span></text:p>
            <text:p><text:span text:style-name="T1">cold marble into the living form of a beautiful woman. But, Robert, when Marie returns to you in all her beauty, I am sure that you will </text:span><text:span text:style-name="T1">not 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text:span><text:span text:style-name="T1">arose and said, "Robert, there is nothing left for me to say, I thank You."</text:span></text:p>
          </table:table-cell>
          <table:table-cell/>
          <table:table-cell office:value-type="float" office:value="23">
            <text:p>23</text:p>
          </table:table-cell>
        </table:table-row>
        <table:table-row table:style-name="ro35" table:number-rows-repeated="1048551">
          <table:table-cell table:number-columns-repeated="7"/>
        </table:table-row>
        <table:table-row table:style-name="ro35">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text:span><text:span text:style-name="T1">coming this Spring and Summer. Then</text:span><text:span text:style-name="T3"> I want to be in position to buy some Right Aeroplane and Sell </text:span><text:span text:style-name="T3">Major Motors and other stocks short, because I believe that in the next few years I can make a </text:span><text:span text:style-name="T3">fortune buying Right Aeroplane stock and selling short Major Motors. </text:span><text:span text:style-name="T1">Just as the railroad locomotive </text:span><text:span text:style-name="T1">attained great speed from 1834 to 1839, and the big steamers cut down the time between New York and </text:span><text:span text:style-name="T1">Europe, so will airplanes 100 years later cut the time around the world and to all points of the world. Just as </text:span><text:span text:style-name="T1">the automobile has supplanted the railway passenger trains in carrying passengers across the country, so </text:span><text:span text:style-name="T1">will the airplane take the place of railroads and automobiles in transportation through the air, because it will </text:span><text:span text:style-name="T1">be much faster and safer. I believe that the airplane described by Ezekiel is going to be the model of a </text:span><text:span text:style-name="T1">great plane in the future and I would like to make money enough to be the man to build the first plane </text:span><text:span text:style-name="T1">according to the plans laid down in the Bible.</text:span></text:p>
          </table:table-cell>
          <table:table-cell/>
          <table:table-cell table:style-name="ce25" table:number-columns-repeated="1018"/>
        </table:table-row>
        <table:table-row table:style-name="ro15">
          <table:table-cell office:value-type="string">
            <text:p>12</text:p>
          </table:table-cell>
          <table:table-cell office:value-type="string">
            <text:p>146</text:p>
          </table:table-cell>
          <table:table-cell table:style-name="ce31" office:value-type="string">
            <text:p>No timestamp given, but it is still Monday, June 6, 1927</text:p>
          </table:table-cell>
          <table:table-cell table:style-name="Default"/>
          <table:table-cell table:style-name="ce62" office:value-type="string">
            <text:p><text:span text:style-name="T15">Robert looked</text:span><text:span text:style-name="T1"> over the stock page and noticed the heading; “</text:span><text:span text:style-name="T3">Major Motors</text:span><text:span text:style-name="T1"> advances above 200, a new </text:span><text:span text:style-name="T1">high level.” Robert had figured out that </text:span><text:span text:style-name="T3">Major Motors</text:span><text:span text:style-name="T1"> would not advance much above 200 before it would </text:span><text:span text:style-name="T1">be a short sale for big profits. He figured out from the cycle of </text:span><text:span text:style-name="T3">Major Motors </text:span><text:span text:style-name="T1">that it would hold until along in </text:span><text:span text:style-name="T1">June and July and that it would decline to a very low level in 1928, so he decided he was going to go short </text:span><text:span text:style-name="T1">to hold for a long campaign and make a fortune. Robert was still holding his </text:span><text:span text:style-name="T3">Right Aeroplane</text:span><text:span text:style-name="T1"> stock, which </text:span><text:span text:style-name="T1">he had bought at 31 on May 21st, the day that Captain Lindbergh completed his successful flight to Paris. </text:span><text:span text:style-name="T1">He figured that he 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5"> <text:s/>The markets in Wheat, Cotton, </text:span><text:span text:style-name="T34">Major Motors</text:span><text:span text:style-name="T15"> and </text:span><text:span text:style-name="T34">Right </text:span><text:span text:style-name="T34">Aeroplane </text:span><text:span text:style-name="T15">were all doing just exactly as he had calculated they would. The fact that he was making </text:span><text:span text:style-name="T1">money </text:span><text:span text:style-name="T1">on </text:span><text:span text:style-name="T3">Right Aeroplane</text:span><text:span text:style-name="T1"> stock encouraged him to continue his work on his own plane.</text:span></text:p>
          </table:table-cell>
          <table:table-cell/>
          <table:table-cell table:style-name="ce25" table:number-columns-repeated="1018"/>
        </table:table-row>
        <table:table-row table:style-name="ro6">
          <table:table-cell table:style-name="ce3" office:value-type="string">
            <text:p>12</text:p>
          </table:table-cell>
          <table:table-cell table:style-name="ce3" office:value-type="string">
            <text:p>147</text:p>
          </table:table-cell>
          <table:table-cell table:style-name="ce31" office:value-type="string">
            <text:p>June 7, 1927</text:p>
          </table:table-cell>
          <table:table-cell table:style-name="ce2"/>
          <table:table-cell table:style-name="ce62" office:value-type="string">
            <text:p><text:span text:style-name="T1"><text:s/></text:span><text:span text:style-name="T1">RG also ordered [the broker] to buy 100,000 bushels of July Wheat and gave an order to sell 500 shares </text:span><text:span text:style-name="T1">of Major Motors when it reached 203. After sending these telegrams he returned to the hotel feeling some </text:span><text:span text:style-name="T1">better and hoping that when he heard from Mr. Kennelworth on</text:span></text:p>
            <text:p><text:span text:style-name="T1">the long-distance 'phone he would have some good news.</text:span></text:p>
          </table:table-cell>
          <table:table-cell/>
          <table:table-cell table:style-name="ce25"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text:span><text:span text:style-name="T1">it all the way down.</text:span></text:p>
          </table:table-cell>
          <table:table-cell table:number-columns-repeated="1019"/>
        </table:table-row>
        <table:table-row table:style-name="ro36">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3" office:value-type="string">
            <text:p><text:span text:style-name="T1">Campaign in Major Motors starts. <text:s/></text:span><text:span text:style-name="T2"><text:s/>On Sunday, June 19, 1927, Robert Gordon spent the </text:span><text:span text:style-name="T1">day studying his </text:span><text:span text:style-name="T1">charts and working out his cycles for stocks, cotton and grain. He was short of Major Motors and was </text:span><text:span text:style-name="T1">watching it very closely. On this day he made a new and great discovery of a time factor from which he </text:span><text:span text:style-name="T1">figured that Major Motors would decline until about June 30th and then start an advance which would last </text:span><text:span text:style-name="T1">until about September 16th, 1927, when the Company would be 19 years old and at that time the stock </text:span><text:span text:style-name="T1">would reach final high and would then go down to February to April, 1929. He figured that the stock should </text:span><text:span text:style-name="T1">advance to around 270 by September 16th and made up his mind to watch it closely and cover his shorts if </text:span><text:span text:style-name="T1">it went down around June 30th, and then start buying the stock. On June 30th it declined and he bought in </text:span><text:span text:style-name="T1">his short contracts and bought for long account 500 shares of Major Motors at 192ó. He decided to pyramid </text:span><text:span text:style-name="T1">it all the way up. On July 15th he bought 500 shares at 204; on July 21st he bought 300 at 214 and on July </text:span><text:span text:style-name="T1">26th bought 300 more at 224. On August 5th the stock advanced to 230 and he raised his stop on 1600 </text:span><text:span text:style-name="T1">shares to 225. On August 8th his stock was sold out at 225. He still believed that the stock would go up to </text:span><text:span text:style-name="T1">around 270 by September 16th but he expected a reaction of about 12 to 15 points so he decided to wait </text:span><text:span text:style-name="T2"><text:s/></text:span><text:span text:style-name="T2">for a few days and watch his charts to see how the stock </text:span><text:span text:style-name="T1">acted. On August 12th Major Motors declined to </text:span><text:span text:style-name="T1">218, being down a little over 12 points as he figured, and he bought 1000 shares at 218. He placed a stop </text:span><text:span text:style-name="T1">at 212, a point which he figured it would not decline to. The advance started, and on August 20th he bought </text:span><text:span text:style-name="T1">300 shares at 228; on August 24th bought 300 shares more at 238 and on August 26th bought 300 shares </text:span><text:span text:style-name="T1">more at 248. When he started pyramiding, his plan was to buy or sell the largest amount first and then </text:span><text:span text:style-name="T1">gradually decrease buying and selling smaller amounts on the way up or down, and always using a stop </text:span><text:span text:style-name="T1">loss order. On September 7th the stock advanced to 253 and he raised his stop on his entire amount to </text:span><text:span text:style-name="T1">243. This stop was never reached but on September 14th a rapid advance was on and he bought 300 </text:span><text:span text:style-name="T1">shares more at 258, giving him a line of 2200 shares of stock. He figured that it should advance on </text:span><text:span text:style-name="T1">September 16th to around 270. When the market advanced to 272 at this time he sold out his 2200 shares </text:span><text:span text:style-name="T1">at 272.</text:span><text:span text:style-name="T2"> He cleaned up a profit on this deal of over $80,000.00, </text:span><text:span text:style-name="T1">and as he figured that the stock would make </text:span><text:span text:style-name="T1">final top around this time he decided to put out a line of short stock and pyramid all the way down, </text:span><text:span text:style-name="T1">remaining short for the long pull. On September 17th he sold 500 shares of the new Major Motors stock at </text:span><text:span text:style-name="T1">138 and 500 shares at 137 and placed a stop on it at 147. <text:s/></text:span><text:span text:style-name="T2"><text:s/>He had made it a rule that after he had made a </text:span><text:span text:style-name="T2">large </text:span><text:span text:style-name="T1">amount of profits that he would never risk more than 10 per cent of his profits on the first new deal, </text:span><text:span text:style-name="T1">and that if that deal went wrong and he lost 10 per cent of the </text:span><text:span text:style-name="T2"><text:s/>capital, he would decrease his trading so </text:span><text:span text:style-name="T2">that the next </text:span><text:span text:style-name="T1">loss would only be 10 per cent of his remaining profits. In this way he figured that the market </text:span><text:span text:style-name="T1">would have to beat him ten consecutive times for him to lose all the profits he had made, and his studies of </text:span><text:span text:style-name="T1">past records showed that this could never happen. He placed orders to sell more Major Motors at 128, 118, </text:span><text:span text:style-name="T1">108 and 98 because he expected the first decline to run until the latter part of December, 1927, and after </text:span><text:span text:style-name="T1">that time he would put out shorts again on a rally to hold and pyramid on the way down into the Spring of </text:span><text:span text:style-name="T1">1929. His great discovery of what stocks would do at a certain age enabled him to make enormous profits </text:span><text:span text:style-name="T1">when stocks reached the age where they would have fast moves up or down in a very short time.</text:span><text:span text:style-name="T2"> October, </text:span><text:span text:style-name="T2">1927, was a beautiful month in New York. </text:span><text:span text:style-name="T1">The weather was warm and the sun shone brightly every day. It </text:span><text:span text:style-name="T1">reminded Robert of the Fall of 1926 when he had gone to Sherman, Texas to visit Marie. He thought of </text:span><text:span text:style-name="T1">what a great change had taken place in one year, of the fortune that he had made in the market, but money </text:span><text:span text:style-name="T1">would not buy relief for his aching heart. Days, weeks and months had drifted slowly by, but no word from </text:span><text:span text:style-name="T1">Marie Stanton. She seemed to be lost as though the earth had swallowed her up. The great decline in </text:span><text:span text:style-name="T1">stocks which he forecast for the Fall and Winter of 1927 took place and he made money rapidly on the </text:span><text:span text:style-name="T1">short side of stocks. He was selling short Central Steel and Major Motors and other stocks. </text:span><text:span text:style-name="T2"><text:s/>He </text:span><text:span text:style-name="T1">had bought </text:span><text:span text:style-name="T1">Corn and Wheat in October and made big profits later in the year. Money was piling up fast</text:span><text:span text:style-name="T2"> and in the latter </text:span><text:span text:style-name="T2">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formed the General </text:span><text:span text:style-name="T1">Motors Corporation in 1908 and had made a great success, accumulating millions before the war days and </text:span><text:span text:style-name="T1">afterwards. He was in full control of General Motors and was reputed to be worth over a hundred million </text:span><text:span text:style-name="T1">dollars when the stock was selling at $410.00 in the Spring of 1920. Durant was very bullish and talked of </text:span><text:span text:style-name="T1">General Motors going very much higher. Deflation started in the Summer of 1920, and all stocks declined </text:span><text:span text:style-name="T1">rapidly. He remained bullish, continuing to buy General Motors all the way down. The stock had been split </text:span><text:span text:style-name="T1">up on a ten for one basis and the new stock which sold at $42.00</text:span></text:p>
            <text:p><text:span text:style-name="T1">in March, 1920, an equivalent of $420.00 per share, declined to $14.00 per share in December, 1920, and </text:span><text:span text:style-name="T1">finally in the Spring of 1922 sold at $8.25. He had refused to sell; in fact had bought all his brokers would </text:span><text:span text:style-name="T1">let him have all the way down. When the stock declined to $15.00 per share, Durant was ruined. His </text:span><text:span text:style-name="T1">fortune of over one hundred millions dollars was wiped out. The Morgans and Duponts took over his </text:span><text:span text:style-name="T1">holdings </text:span><text:span text:style-name="T2"><text:s/>at a figure reported to be around $5.00 per share, and he </text:span><text:span text:style-name="T1">lost control of the gigantic corporation </text:span><text:span text:style-name="T1">which had made him famous. Later Durant organized a new company and came back fast. He went back </text:span><text:span text:style-name="T1">into the stock market and in the great Coolidge Bull campaign from 1924 to</text:span></text:p>
            <text:p><text:span text:style-name="T1">1927 was again a dominant factor in General Motors and other stocks and was reputed to have made fifty </text:span><text:span text:style-name="T1">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4" office:value-type="string">
            <text:p><text:span text:style-name="T1">December, 1927, </text:span><text:span text:style-name="T2"><text:s/>stocks had been declining for </text:span><text:span text:style-name="T1">several weeks. This month stocks declined rapidly and </text:span><text:span text:style-name="T1">Robert was heavily short. Wheat and corn advanced. Robert had been on the right side for several months. </text:span><text:span text:style-name="T1">Just before Christmas he figured that he would cover his short stocks and wait for a rally which he </text:span><text:span text:style-name="T1">expected would come 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text:span><text:span text:style-name="T1">were afloat. Business conditions were bad. War clouds were gathering thick in Europe. Newspapers talked </text:span><text:span text:style-name="T1">of the uncertainties in the new year due to the coming</text:span></text:p>
            <text:p><text:span text:style-name="T1">presidential election. The public had lost confidence and were selling stocks. Robert decided that this was </text:span><text:span text:style-name="T1">the time to cash in so he covered a big line of Shorts in Major 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3" office:value-type="string">
            <text:p><text:span text:style-name="T1"><text:s/></text:span><text:span text:style-name="T1">He had also forecast the rapid advance of certain classes of stocks. During 1928 he had closed a </text:span><text:span text:style-name="T1">successful bear campaign in Major Motors and was still holding his Right Aeroplane stock, which had </text:span><text:span text:style-name="T1">continued to advance, and he figured that it would have a big rise during 1929. <text:s/></text:span><text:span text:style-name="T2"><text:s/>After preparing his </text:span><text:span text:style-name="T2">campaign for the market and </text:span><text:span text:style-name="T1">buying stocks and cotton for the big advance, Walter noticed a great change </text:span><text:span text:style-name="T1">in Robert. </text:span><text:span text:style-name="T2"><text:s/>His health began to </text:span><text:span text:style-name="T1">fail again, and now that he had achieved great success and completed such </text:span><text:span text:style-name="T1">wonderful inventions, without Marie to comfort him he would 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cell table:number-columns-repeated="1018"/>
        </table:table-row>
        <table:table-row table:style-name="ro37">
          <table:table-cell table:style-name="ce65" table:number-columns-repeated="6"/>
          <table:table-cell table:number-columns-repeated="1018"/>
        </table:table-row>
        <table:table-row table:style-name="ro15">
          <table:table-cell table:style-name="ce66" office:value-type="string">
            <text:p>1</text:p>
          </table:table-cell>
          <table:table-cell table:style-name="ce66" office:value-type="string">
            <text:p>5</text:p>
          </table:table-cell>
          <table:table-cell table:style-name="ce66" office:value-type="string">
            <text:p>No timestamp given, but previous timestamp says that RG is about the age of 5.</text:p>
          </table:table-cell>
          <table:table-cell table:style-name="ce65"/>
          <table:table-cell table:style-name="ce67" office:value-type="string">
            <text:p><text:span text:style-name="T1"><text:s/></text:span><text:span text:style-name="T1">Robert often visited the colored mammies on the plantation and listened to the ghost stories they told, and </text:span><text:span text:style-name="T1">the</text:span></text:p>
            <text:p><text:span text:style-name="T1">fear was created in his mind of the </text:span><text:span text:style-name="T3">spirits </text:span><text:span text:style-name="T1">that walked in the night. He was often afraid that the goblins </text:span><text:span text:style-name="T1">would get him if he didn't watch out. One Sunday at </text:span><text:span text:style-name="T2"><text:s/>church, the preacher took for his text Gen. 1: 7, “For </text:span><text:span text:style-name="T1">God has not given us the spirit of fear, but of power and of love and of a sound mind.” When Robert heard </text:span><text:span text:style-name="T1">this, he wanted to know how it was that we should fear things, if God had not given us the spirit of fear nor </text:span><text:span text:style-name="T1">created the spirit of fear in us, but gave us a spirit of power and of love and of sound mind. His mother </text:span><text:span text:style-name="T1">explained to him that the ghost and the fear of the dark which the old darkies told him about, were nothing </text:span><text:span text:style-name="T1">but superstition, and he should banish it from his mind.</text:span></text:p>
          </table:table-cell>
          <table:table-cell table:style-name="ce65"/>
          <table:table-cell table:number-columns-repeated="1018"/>
        </table:table-row>
        <table:table-row table:style-name="ro38">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few months his life </text:span><text:span text:style-name="T1">was despaired of, but he quickly recovered. Soon after his recovery, his father took him on a fishing trip to </text:span><text:span text:style-name="T1">Spirit Lake. The old darky of slavery days went along, and while he was putting worms on Robert’s hook, </text:span><text:span text:style-name="T1">told the story about this lake and why it was named “Spirit Lake.” The old darky said that the spirit of a </text:span><text:span text:style-name="T1">beautiful lady walked on the waters of the lake at night and that was why they called it Spirit Lake. Long, </text:span><text:span text:style-name="T1">long years ago, the daughter of a wealthy planter fell in love with a poor but honest boy and after many </text:span><text:span text:style-name="T1">years of courtship, in which they spent many moonlight nights rowing on the beautiful lake, the time came </text:span><text:span text:style-name="T1">when they felt that they could no longer be separated. The young man pleaded with her father to consent to </text:span><text:span text:style-name="T1">their marriage, but he stubbornly refused and threatened to kill the young man if he ever called at his home </text:span><text:span text:style-name="T1">again. They then planned to elope one night, and as her sweetheart was placing a ladder under the window </text:span><text:span text:style-name="T1">and helping her to get down, her father shot her lover and killed him. When she found that he was dead, </text:span><text:span text:style-name="T1">she ran to the lake and drowned herself. They searched for days for her body and one moonlight night they </text:span><text:span text:style-name="T1">saw her walking on the water. They rowed out </text:span><text:span text:style-name="T2"><text:s/>on the lake and found her body floating on the water. </text:span><text:span text:style-name="T1">He </text:span><text:span text:style-name="T1">said that the fish would always bite better at full moon, but the darkies were afraid to fish there because the </text:span><text:span text:style-name="T1">spirit of this beautiful young lady walked on the water. Bobbie came home very much interested and excited </text:span><text:span text:style-name="T1">and told his mother all about the fish they caught at Spirit Lake and about the story old Moses told him </text:span><text:span text:style-name="T1">about the spirit walking on the water. He told his mother that the Sunday School teacher had read in the </text:span><text:span text:style-name="T1">Bible where Christ walked on the water, and he wanted her to explain how this could happen. She told him </text:span><text:span text:style-name="T1">that all of those things happened in the days of miracles which had passed and no longer happened in </text:span><text:span text:style-name="T1">these days. Bobbie had a great desire to walk or ride upon the water, and was enthusiastic about bicycles. </text:span><text:span text:style-name="T1">He told his mother that he 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beginning, and its </text:span><text:span text:style-name="T1">wonderful radiance of color decks each sunrise and sunset.</text:span></text:p>
          </table:table-cell>
          <table:table-cell table:number-columns-repeated="1019"/>
        </table:table-row>
        <table:table-row table:style-name="ro39">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5">From</text:span><text:span text:style-name="T2">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text:span><text:span text:style-name="T1">had left 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5">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place in New York on </text:span><text:span text:style-name="T1">Monday, June 13th, and he wanted to be there, but every time he thought of anything that would give him </text:span><text:span text:style-name="T1">happiness or pleasure, he thought of Marie and knew that without her it would not mean as much to him. </text:span><text:span text:style-name="T1">Still he hoped Marie might appear or that some news of her might be received before he left. He wanted to </text:span><text:span text:style-name="T1">see Captain Lindbergh and his plane, </text:span><text:span text:style-name="T3">“The Spirit of St. Louis,”</text:span><text:span text:style-name="T1"> for Robert was dreaming of the day when </text:span><text:span text:style-name="T1">he would complete his own great plane according to Ezekiel’s plan. Robert went to his room and spent the </text:span><text:span text:style-name="T1">balance of the day reading the Bible and working out future cycles on wars.</text:span></text:p>
            <text:p><text:span text:style-name="T1">Figured that great opportunities would come for making money in the Stock and Commodity markets, and </text:span><text:span text:style-name="T1">that he was going to make a great financial success and 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text:span><text:span text:style-name="T5">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text:span><text:span text:style-name="T5">spiritual apparition.</text:span></text:p>
          </table:table-cell>
          <table:table-cell table:number-columns-repeated="1019"/>
        </table:table-row>
        <table:table-row table:style-name="ro40">
          <table:table-cell office:value-type="string">
            <text:p>21</text:p>
          </table:table-cell>
          <table:table-cell office:value-type="string">
            <text:p>253</text:p>
          </table:table-cell>
          <table:table-cell office:value-type="string">
            <text:p>No timestamp given.</text:p>
          </table:table-cell>
          <table:table-cell/>
          <table:table-cell table:style-name="ce68" office:value-type="string">
            <text:p><text:span text:style-name="T27">From the legend of Silver Springs: "Aunt Silly," she gasped, "I am a dying woman; I am very near to God; I </text:span><text:span text:style-name="T27">have talked with Him, and He has answered me. My will has been crushed in life, I swear it shall not in </text:span><text:span text:style-name="T27">death. Before twenty-four hours Claire Douglass shall join me in the crystal cavern of Silver Springs. If you </text:span><text:span text:style-name="T27">do not grant my request every </text:span><text:span text:style-name="T36">spirit</text:span><text:span text:style-name="T3"> </text:span><text:span text:style-name="T27">of evil shall surround you. Palsied and blind you shall grow, and deaf </text:span><text:span text:style-name="T27">-- deaf to every sound but the ghosts of the dead, which shall pursue you by day and haunt you by night. </text:span><text:span text:style-name="T27">Do you swear to obey my dying request, or will you refuse me, and reap the prophecy of a dying woman, </text:span><text:span text:style-name="T27">which shall rest upon your cowardly head for refusing to obey God's will?"</text:span></text:p>
          </table:table-cell>
          <table:table-cell table:number-columns-repeated="1019"/>
        </table:table-row>
        <table:table-row table:style-name="ro41">
          <table:table-cell office:value-type="string">
            <text:p>21</text:p>
          </table:table-cell>
          <table:table-cell office:value-type="string">
            <text:p>255</text:p>
          </table:table-cell>
          <table:table-cell office:value-type="string">
            <text:p>No timestamp given.</text:p>
          </table:table-cell>
          <table:table-cell/>
          <table:table-cell table:style-name="ce46" office:value-type="string">
            <text:p><text:span text:style-name="T1"><text:s/></text:span><text:span text:style-name="T37">From the legend of Silver Springs: <text:s/></text:span><text:span text:style-name="T1">Suddenly the boiling of the water ceased, and out upon a rock in its </text:span><text:span text:style-name="T1">transparent depths, like a broken, beautiful lily, lay Bernice Mayo, her golden hair floating on the sand, her </text:span><text:span text:style-name="T1">dead face smiling placidly, as if at last a halo of peace had descended upon the tired </text:span><text:span text:style-name="T36">spirit</text:span><text:span text:style-name="T1">, and the broken </text:span><text:span text:style-name="T1">heart had found rest. With a wild cry that pierced even the heart of the mother, who for the last time in life </text:span><text:span text:style-name="T1">gazed upon the dead face of her child, Claire Douglass dashed overboard, diving deeper, ever deeper, until </text:span><text:span text:style-name="T1">he caught in his arms the little figure of 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4"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face of the </text:span><text:span text:style-name="T9">spirit bride</text:span></text:p>
            <text:p><text:span text:style-name="T1">showed in the water and as he looked down at the face again, he thought of Marie and this is what he said: </text:span><text:span text:style-name="T1">"Most beautiful face in all the world, best beloved eyes that inspired the best in me, the days pass by on </text:span><text:span text:style-name="T1">leaden wings, when only in memory your dear eyes shine for me." Somehow the beautiful waters and the </text:span><text:span text:style-name="T1">scenery inspired a new hope in Robert, for love must ever inspire hope in man when his faith in a woman </text:span><text:span text:style-name="T1">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4"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hat they were unable to </text:span><text:span text:style-name="T1">find the</text:span></text:p>
            <text:p><text:span text:style-name="T1">letter. Lady Bersford realized the keen disappointment that the loss of this mysterious letter had brought </text:span><text:span text:style-name="T1">Robert, so she told him that </text:span><text:span text:style-name="T3">she would use her spiritual powers every way possible to solve the </text:span><text:span text:style-name="T3">mystery of the letter and try to help him find Marie</text:span><text:span text:style-name="T1">, and that if he would leave her alone in silence that </text:span><text:span text:style-name="T1">night, the following day she would report to him the information she received.</text:span></text:p>
          </table:table-cell>
          <table:table-cell table:number-columns-repeated="1019"/>
        </table:table-row>
        <table:table-row table:style-name="ro42" table:number-rows-repeated="3">
          <table:table-cell table:number-columns-repeated="1024"/>
        </table:table-row>
        <table:table-row table:style-name="ro27">
          <table:table-cell office:value-type="string">
            <text:p>22</text:p>
          </table:table-cell>
          <table:table-cell office:value-type="string">
            <text:p>260, 261</text:p>
          </table:table-cell>
          <table:table-cell table:style-name="ce54"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and see this beautiful </text:span><text:span text:style-name="T1">spot </text:span><text:span text:style-name="T3">just as the sun was rising</text:span><text:span text:style-name="T1">. It was a beautiful morning and he rode out upon the waters, listened to </text:span><text:span text:style-name="T1">the</text:span><text:span text:style-name="T2"> songs of the birds, watched the beautiful fish running </text:span><text:span text:style-name="T1">to and fro in the clear waters. He again thought of </text:span><text:span text:style-name="T1">the story of the spirit bride whom the legend said appeared upon the waters on moonlight nights. His mind </text:span><text:span text:style-name="T1">went back to the fishing trip at </text:span><text:span text:style-name="T3">Spirit Lake,</text:span><text:span text:style-name="T1"> Arkansas. He thought of the story of Spirit Lake and how he </text:span><text:span text:style-name="T1">was impressed as a child with that story. Now it seemed more vivid and real. His mind reverted back to the </text:span><text:span text:style-name="T1">death of Henry Watson and he thought "Is it my fate to visit places and to hear stories of tragedy and </text:span><text:span text:style-name="T1">disappointment of lovers, and in the end, will my fate be like theirs? Must I sink into the waters of </text:span><text:span text:style-name="T1">forgetfulness without ever again seeing the best beloved face in all the world, Marie's? After all, is it line </text:span><text:span text:style-name="T1">Henry Watson said: 'Hope is but an anchor to the soul, but facts are stubborn things and we must face </text:span><text:span text:style-name="T1">them?' " For a</text:span></text:p>
            <text:p><text:span text:style-name="T1">moment, Robert felt that he had been clinging to hope all these years and he was almost ready to bid hope </text:span><text:span text:style-name="T1">depart and leave him alone to facts, but even then he knew that if hope should depart and not hold aloft a </text:span><text:span text:style-name="T1">light of Marie's love, he at that moment would follow the course of the lover of the spirit bride and go </text:span><text:span text:style-name="T1">overboard, to be swallowed up in the beautiful waters, to release his spirit, that it might soar away to find </text:span><text:span text:style-name="T1">Marie. The man who was rowing the boat, noticed that Robert had fallen into a death-like silence. He asked </text:span><text:span text:style-name="T1">him if he was ready to return. Robert awakened as if by a</text:span></text:p>
            <text:p><text:span text:style-name="T1">shot and said "Yes."</text:span></text:p>
          </table:table-cell>
          <table:table-cell table:number-columns-repeated="1019"/>
        </table:table-row>
        <table:table-row table:style-name="ro3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herself and </text:span><text:span text:style-name="T3">her spirit </text:span><text:span text:style-name="T3">was released</text:span><text:span text:style-name="T1">, she had been very happy in finding others who met disappointment in love and helping to </text:span><text:span text:style-name="T1">relieve their sufferings and bring about an understanding and reunite the separated. Laughing Waters said: </text:span><text:span text:style-name="T1">"Marie is still alive and for mysterious reasons is keeping in hiding from her parents and everyone else, but </text:span><text:span text:style-name="T1">her love is as strong as the Rock of Gibraltar, and she will keep her promise to return to Robert when he </text:span><text:span text:style-name="T1">needs her most.</text:span><text:span text:style-name="T3"> It was the spirit of Marie that Robert saw on the </text:span><text:span text:style-name="T9"><text:s/>streets in Paris. </text:span><text:span text:style-name="T2">Marie was not there </text:span><text:span text:style-name="T2">and never had </text:span><text:span text:style-name="T1">been, but Robert loved her so much and longed for her until Marie's spirit, which had always </text:span><text:span text:style-name="T1">been closely in touch with Robert, was able to leave her body and appear to comfort him. </text:span><text:span text:style-name="T3">It was Marie’s </text:span><text:span text:style-name="T3">spirit he saw at the ballroom. She was not there at all. </text:span><text:span text:style-name="T1">It occurred because Robert needed some hope </text:span><text:span text:style-name="T1">and encouragement to go on and wait until the proper time when Marie would return to him. The </text:span><text:span text:style-name="T1">mysterious letter never existed. It was a delusion and a power of the subconscious mind. This power is </text:span><text:span text:style-name="T1">known and understood by the adepts of India. Some of my tribe knew how to project the subconscious </text:span><text:span text:style-name="T1">mind, or spirit, as some called it, anywhere they desired. Robert's subconscious mind had received </text:span><text:span text:style-name="T1">impressions so long and he had hoped and desired so long for a letter from Marie, that </text:span><text:span text:style-name="T3">when her spirit </text:span><text:span text:style-name="T3">appeared he expected a message, a letter, or some communication, and he really thought she </text:span><text:span text:style-name="T3">dropped a letter. </text:span><text:span text:style-name="T1">This power so strongly impressed the subconscious mind that</text:span><text:span text:style-name="T4"> he was able to make other </text:span><text:span text:style-name="T4">people feel, believe and see the letter</text:span><text:span text:style-name="T1">, but of course they could not read or interpret it, because there was </text:span><text:span text:style-name="T1">no letter or written message and that is why they all acted so strangely about it. When Robert at last met </text:span><text:span text:style-name="T1">you, a spiritualist and an unselfish woman, and the interpreter, an honest, unselfish man refusing to accept </text:span><text:span text:style-name="T1">any amount of money to read the mysterious letter, I knew that no letter ever existed and</text:span><text:span text:style-name="T3"> removed the </text:span><text:span text:style-name="T3">impression </text:span><text:span text:style-name="T1">from Robert's subconscious mind and when he went to look for the letter, of course it was not </text:span><text:span text:style-name="T1">there, and never was 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Bersford and told her of his </text:span><text:span text:style-name="T1">understanding of the Bible and natural laws. She said that the pure, clean life he had led was what had </text:span><text:span text:style-name="T1">brought him in contact with the spirits that had revealed to him the truth. Many seances were held with </text:span><text:span text:style-name="T1">"Laughing Waters," who was very fond of Robert and anxious to help him all she could. She said that </text:span><text:span text:style-name="T1">Robert had a love the same as she had, that he had rather die than give up Marie, but that he would attain </text:span><text:span text:style-name="T1">the greatest honor of any man on earth except Jesus Christ, because he was following the law of love and </text:span><text:span text:style-name="T1">that law would bring to him his own Marie and he would spend many happy years with her. She told him </text:span><text:span text:style-name="T1">that the </text:span><text:span text:style-name="T9">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hought of what he had </text:span><text:span text:style-name="T1">read in</text:span></text:p>
            <text:p><text:span text:style-name="T1">the Acts 2: 17: </text:span><text:span text:style-name="T3">“And it shall come to pass in the last days, saith God, I will pour out of my Spirit upon </text:span><text:span text:style-name="T3">all flesh: and your sons and your daughters shall prophesy, and your young men shall see visions, </text:span><text:span text:style-name="T3">and your old men shall dream dreams: and I will shew wonders in heaven above, and signs in the </text:span><text:span text:style-name="T3">earth beneath; blood, and fire, and vapour of smoke.”</text:span><text:span text:style-name="T1"> He thought of how </text:span><text:span text:style-name="T3">he had dreamed </text:span><text:span text:style-name="T1">and </text:span><text:span text:style-name="T1">prophesied and how he had believed the Bible knowing that these terrible things would come in the latter </text:span><text:span text:style-name="T1">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he world but will </text:span><text:span text:style-name="T1">follow the admonition of Jesus Christ when he said 'Feed my Lambs.' We will lend a helping hand to any </text:span><text:span text:style-name="T1">nation that needs it. You are to return to your homes and loved ones and tell them that the </text:span><text:span text:style-name="T3">spirit of God, </text:span><text:span text:style-name="T3">which is all-powerful and able</text:span></text:p>
            <text:p><text:span text:style-name="T3">to destroy</text:span><text:span text:style-name="T1">, is ever merciful and just and has spared your lives and liberty. We refuse to take your money or </text:span><text:span text:style-name="T1">territory and in return only ask and demand that you do unto others as you would have them do unto you </text:span><text:span text:style-name="T1">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8" office:value-type="string">
            <text:p><text:span text:style-name="T27">"In closing, I request that one of the terms of peace shall be that New York City shall be the capital of the </text:span><text:span text:style-name="T27">United Kingdom of the World; that the plan of the future shall be according to Ezekiel. The Bible is replete </text:span><text:span text:style-name="T27">with references thruout of a rebirth. </text:span><text:span text:style-name="T3">Jesus said 'Ye must be born again of water and of the spirit.' A </text:span><text:span text:style-name="T3">change of name is referred to many times.</text:span><text:span text:style-name="T27"> Jesus said 'I will give him a new name.' The United Kingdom </text:span><text:span text:style-name="T27">of the World shall be the new name. Jesus said 'I will be their God and there shall be no more War.' In </text:span><text:span text:style-name="T27">Ezekiel 48: 35, his last prophecy was 'And the name of</text:span></text:p>
            <text:p><text:span text:style-name="T27">that city from that day shall be THE LORD IS THERE.' New York City, which is to be the capital of the </text:span><text:span text:style-name="T27">United Kingdom of the World and which has been </text:span><text:span text:style-name="T38"><text:s/>known as the most wicked city in the world, is now to </text:span><text:span text:style-name="T27">be </text:span><text:span text:style-name="T27">the capital of the land of love and liberty, because the victory which united the world was won from there. I </text:span><text:span text:style-name="T27">christen it 'THE CITY OF THE LORD.' May you so live that the world may know by the acts and justice of </text:span><text:span text:style-name="T27">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42">
          <table:table-cell/>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9">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9">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2">
          <table:table-cell/>
        </table:table-row>
      </table:table>
      <table:table table:name="woman" table:style-name="ta1" table:print="false">
        <table:table-column table:style-name="co7" table:default-cell-style-name="Default"/>
        <table:table-row table:style-name="ro42">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0" table:number-columns-repeated="1018"/>
        </table:table-row>
        <table:table-row table:style-name="ro42">
          <table:table-cell table:style-name="Default" table:number-columns-repeated="6"/>
          <table:table-cell table:style-name="ce70"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5" office:value-type="string">
            <text:p>1</text:p>
          </table:table-cell>
          <table:table-cell table:style-name="ce53" office:value-type="float" office:value="1">
            <text:p>1</text:p>
          </table:table-cell>
          <table:table-cell table:style-name="ce66" office:value-type="string">
            <text:p><text:span text:style-name="T1"><text:s/></text:span><text:span text:style-name="T1">Sunday morning, June</text:span></text:p>
            <text:p><text:span text:style-name="T1">10</text:span><text:span text:style-name="T40">th</text:span></text:p>
          </table:table-cell>
          <table:table-cell table:style-name="ce66"/>
          <table:table-cell table:style-name="ce67" office:value-type="string">
            <text:p>She was happy this Sunday morning when she looked at her bouncing baby boy, dreamed of his future, and thought of what his name should be.</text:p>
          </table:table-cell>
          <table:table-cell table:style-name="ce65"/>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text:span><text:span text:style-name="T1">Angeles destroyed in two days by some war machine, and that one of my sons came near losing his life </text:span><text:span text:style-name="T1">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complete other </text:span><text:span text:style-name="T1">inventions that he had in mind. He told his mother of a </text:span><text:span text:style-name="T3">dream</text:span><text:span text:style-name="T1"> he had of a white-winged bird that flew </text:span><text:span text:style-name="T1">across the ocean thru the air; that he was riding the bird</text:span><text:span text:style-name="T2"> and that he received a great triumph and reception </text:span><text:span text:style-name="T2">when </text:span><text:span text:style-name="T1">he visited the foreign countries, and how his own people received him in great glory when he </text:span><text:span text:style-name="T1">returned. His father called these stories “</text:span><text:span text:style-name="T3">pipe dreams</text:span><text:span text:style-name="T1">,” but his mother took great interest in them and </text:span><text:span text:style-name="T1">always encouraged him.</text:span></text:p>
          </table:table-cell>
          <table:table-cell table:number-columns-repeated="1019"/>
        </table:table-row>
        <table:table-row table:style-name="ro1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3"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63"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well said: "Forewarned is </text:span><text:span text:style-name="T1">forearmed," but I prefer to look to the Bible for authority and proof. When Pharaoh had his wonderful </text:span><text:span text:style-name="T3">dream</text:span><text:span text:style-name="T1">, he went to Joseph to have it interpreted. Joseph said:</text:span></text:p>
            <text:p><text:span text:style-name="T1">"And the seven thin and ill favored kine that came up after them are seven years; and the seven empty </text:span><text:span text:style-name="T1">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63" office:value-type="string">
            <text:p><text:s/>April 30th, 1927</text:p>
          </table:table-cell>
          <table:table-cell/>
          <table:table-cell table:style-name="ce63"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3" office:value-type="string">
            <text:p><text:span text:style-name="T1">Marie: I am going to tell you a </text:span><text:span text:style-name="T3">dream </text:span><text:span text:style-name="T1">that I had a few nights ago. I saw you a great success. Fortune was </text:span><text:span text:style-name="T1">smiling on you. The world was at your feet, but I seemed to see a great tragedy follow this. It seemed I left </text:span><text:span text:style-name="T1">you in a mysterious way and </text:span><text:span text:style-name="T2"><text:s/>then came back to you just as mysteriously. Now, don't think </text:span><text:span text:style-name="T1">that I do not </text:span><text:span text:style-name="T1">want to go with you, Robert, and don't think that I believe in </text:span><text:span text:style-name="T3">dreams</text:span><text:span text:style-name="T1">, but somehow it has </text:span><text:span text:style-name="T3">made a great </text:span><text:span text:style-name="T3">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3"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text:span><text:span text:style-name="T5">great war which would come and 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3"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1">th</text:span><text:span text:style-name="T2">, 1927</text:span></text:p>
          </table:table-cell>
          <table:table-cell/>
          <table:table-cell table:style-name="ce63" office:value-type="string">
            <text:p><text:s/>As the train rolled across the plains of Texas and Robert watched the sun setting across the prairies on that Saturday afternoon, <text:span text:style-name="T5">he dreamed of the day when he, like Lindbergh, would cross the country in </text:span><text:span text:style-name="T5">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wheel within a wheel, </text:span><text:span text:style-name="T5">would one day become a reality. He could now see the 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study, to find her there </text:span><text:span text:style-name="T1">and see her beautiful eyes, the lights that would guide him on to success. She could either make him the </text:span><text:span text:style-name="T1">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ext:span><text:span text:style-name="T5">turned back to the dream Marie had told him </text:span><text:span text:style-name="T10">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text:span><text:span text:style-name="T5">realized his dream 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he had had no </text:span><text:span text:style-name="T1">breakfast, lunch or dinner, but his heart was heavy and he felt that he could not eat anything. The shock </text:span><text:span text:style-name="T1">had been so great and had come so suddenly that Robert found it hard to adjust himself to it or to realize </text:span><text:span text:style-name="T1">what it all meant or what it might mean in case Marie should pass out of his life forever. It would mean </text:span><text:span text:style-name="T1">every hope blasted, every</text:span><text:span text:style-name="T3"> sweet dream</text:span><text:span text:style-name="T1"> gone and would leave him with an uncertainty of life, like a ship </text:span><text:span text:style-name="T1">without a 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being there at that time and have Marie with </text:span><text:span text:style-name="T5">him as his wife. He had been looking forward to the day when his own dream would be realized and </text:span><text:span text:style-name="T5">he 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3">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2">st</text:span><text:span text:style-name="T3">] </text:span><text:span text:style-name="T3">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text:span><text:span text:style-name="T1">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69"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7">nd</text:span> birthday), at Governor's Island, in New York</text:p>
          </table:table-cell>
          <table:table-cell/>
          <table:table-cell table:style-name="ce24" office:value-type="string">
            <text:p><text:span text:style-name="T1">When the reception was over and Robert had a few moments alone with his dear old mother, she said, "My </text:span><text:span text:style-name="T1">son, do you remember the</text:span><text:span text:style-name="T3"> dream</text:span><text:span text:style-name="T1"> you had when you were a little boy, which you told me about? That </text:span><text:span text:style-name="T3">you </text:span><text:span text:style-name="T3">were riding a large bird with white wings across the ocean and how the foreign countries received </text:span><text:span text:style-name="T3">you with great honor. My </text:span><text:span text:style-name="T9"><text:s/>boy, when you landed today I thought about that dream </text:span><text:span text:style-name="T3">and how it had </text:span><text:span text:style-name="T3">been fulfilled. </text:span><text:span text:style-name="T1">I hope that all of your other dreams and ambitions will be realized and that you will be </text:span><text:span text:style-name="T1">rewarded with Marie's love, because you have been faithful and loyal to her." Robert said, "Mother, I do </text:span><text:span text:style-name="T1">remember the dream quite well, and </text:span><text:span text:style-name="T3">when I was in Japan and they gave me such great receptions and </text:span><text:span text:style-name="T3">honored me, I thought of the dream and I thought of you</text:span><text:span text:style-name="T1"> and how you had taught me how to read the </text:span><text:span text:style-name="T1">Bible and I thought of Marie and how I loved her and felt that I would gladly give all of the honors just to be </text:span><text:span text:style-name="T1">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text:span><text:span text:style-name="T1">before, that he had </text:span><text:span text:style-name="T3">dreamed</text:span><text:span text:style-name="T1"> that he had gone to Paris and suddenly met Marie. He was so strongly </text:span><text:span text:style-name="T1">impressed with the </text:span><text:span text:style-name="T3">dream</text:span><text:span text:style-name="T1"> that he decided to leave at once. Told Walter to give the mechanics instructions </text:span><text:span text:style-name="T1">to put his old ship "The St. Marie" in shape to sail at once. <text:s/></text:span><text:span text:style-name="T2"><text:s/>It was a matter of only a couple of days until </text:span><text:span text:style-name="T2">they </text:span><text:span text:style-name="T1">reported that "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was his </text:span><text:span text:style-name="T3">dream</text:span><text:span text:style-name="T1">. </text:span><text:span text:style-name="T1">Robert had no trouble in securing letters of introduction to prominent people in London and Paris. When he </text:span><text:span text:style-name="T1">said good-bye to Walter and Edna, they wished him Godspeed, told him that they hoped his dream would </text:span><text:span text:style-name="T1">become a reality and that he would find Marie, but they knew that he was not the same Robert of old. He </text:span><text:span text:style-name="T1">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from mental delusions -- </text:span><text:span text:style-name="T1">that he had probably had this woman on his mind so long and after </text:span><text:span text:style-name="T3">dreaming</text:span><text:span text:style-name="T1"> he had met her on a street in </text:span><text:span text:style-name="T1">Paris, had hoped so strongly that he would meet her, he had brought himself to believe that she was there </text:span><text:span text:style-name="T1">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7">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text:span><text:span text:style-name="T5">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text:span><text:span text:style-name="T4">his</text:span><text:span text:style-name="T9"> first bicycle to ride on the water</text:span><text:span text:style-name="T11">, and when he had read </text:span><text:span text:style-name="T4">the Bible and talked about the wars to come </text:span><text:span text:style-name="T4">and made his </text:span><text:span text:style-name="T3">plans for the great airship</text:span><text:span text:style-name="T4">. He recalled the </text:span><text:span text:style-name="T3">dream his mother </text:span><text:span text:style-name="T4">had which greatly disturbed </text:span><text:span text:style-name="T4">her. She told him she dreamed that she saw </text:span><text:span text:style-name="T3">San Francisco destroyed by some terrible machin</text:span><text:span text:style-name="T4">e and </text:span><text:span text:style-name="T4">that </text:span><text:span text:style-name="T3">one of her sons had nearly lost his life there. </text:span><text:span text:style-name="T4">He thought of how his mother had told him about his </text:span><text:span text:style-name="T3">oldest brother losing his life in the San Francisco earthquake</text:span><text:span text:style-name="T4"> and he wondered if now he was to lose </text:span><text:span text:style-name="T4">his life there, </text:span><text:span text:style-name="T1">because he felt that the Japs were very treacherous and would probably not keep him a </text:span><text:span text:style-name="T1">prisoner but would take his life. He prayed for his dear old mother and prayed for Marie that she might be </text:span><text:span text:style-name="T1">safe and her life be spared, no matter what his fate might be.</text:span></text:p>
          </table:table-cell>
          <table:table-cell table:number-columns-repeated="1019"/>
        </table:table-row>
        <table:table-row table:style-name="ro15">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heir lives had been </text:span><text:span text:style-name="T1">preserved for future use to their country. As Colonel Gordon made his way to headquarters to report to </text:span><text:span text:style-name="T1">General Pearson, he thought of what he had read in the Acts 2: 17: “And it shall come to pass in the last </text:span><text:span text:style-name="T1">days, saith God, I will pour out of my Spirit upon all flesh: and your sons and your daughters shall </text:span><text:span text:style-name="T1">prophesy, and your young men shall see visions, and </text:span><text:span text:style-name="T3">your old men shall dream dreams</text:span><text:span text:style-name="T1">: and I will shew </text:span><text:span text:style-name="T1">wonders in heaven above, and signs in the earth beneath; blood, and fire,</text:span></text:p>
            <text:p><text:span text:style-name="T1">and vapour of smoke.” </text:span><text:span text:style-name="T3">He thought of how he had dreamed and prophesied</text:span><text:span text:style-name="T1"> and how he had believed </text:span><text:span text:style-name="T1">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3">
          <table:table-cell office:value-type="string">
            <text:p>39</text:p>
          </table:table-cell>
          <table:table-cell office:value-type="string">
            <text:p>401</text:p>
          </table:table-cell>
          <table:table-cell office:value-type="string">
            <text:p>The 6<text:span text:style-name="T7">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text:span><text:span text:style-name="T5">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text:span><text:span text:style-name="T5">will get eveything you want.' Robert Gordon, that prophecy has been fulfilled. </text:span>You have accomplished your ambition and received everything that the world can give. <text:span text:style-name="T5">All of your dreams but one </text:span><text:span text:style-name="T5">have been realized.</text:span> You have all the honors, all the gratitude that a world can give, yet I know that your heart is aching and after your duty is well done and the peace of the world is established, <text:span text:style-name="T5">you will need </text:span><text:span text:style-name="T5">Marie and her love more now than ever.</text:span></text:p>
          </table:table-cell>
          <table:table-cell table:number-columns-repeated="1019"/>
        </table:table-row>
        <table:table-row table:style-name="ro2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69" office:value-type="string">
            <text:p>"What Marie Stanton had in her mind the night she wrote that letter and left the train on the way to St. Louis, I do not know, but I do know that<text:span text:style-name="T5"> she has rendered the greatest service of any woman to this </text:span><text:span text:style-name="T5">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21" table:number-rows-repeated="1048535">
          <table:table-cell table:number-columns-repeated="1024"/>
        </table:table-row>
        <table:table-row table:style-name="ro21">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1"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2" table:number-columns-repeated="4"/>
          <table:table-cell table:number-columns-repeated="1018"/>
        </table:table-row>
        <table:table-row table:style-name="ro4">
          <table:table-cell table:style-name="ce71" office:value-type="string">
            <text:p>rluu: I need to go back through the events listed below and enter the timestamps given in TTTA, if there is one for the event</text:p>
          </table:table-cell>
          <table:table-cell table:style-name="ce72" table:number-columns-repeated="5"/>
          <table:table-cell table:number-columns-repeated="1018"/>
        </table:table-row>
        <table:table-row table:style-name="ro37">
          <table:table-cell table:style-name="ce71"/>
          <table:table-cell table:style-name="ce72"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son in the San Francisco </text:span><text:span text:style-name="T1">earthquake in April, and for a time it was </text:span><text:span text:style-name="T3">feared</text:span><text:span text:style-name="T1"> that her third son might never be born to live. </text:span><text:span text:style-name="T3">She was </text:span><text:span text:style-name="T3">happy this Sunday morning </text:span><text:span text:style-name="T1">when she looked at her bouncing baby boy, dreamed of his future, and </text:span><text:span text:style-name="T1">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text:span><text:span text:style-name="T1">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because he said that his </text:span><text:span text:style-name="T1">mother had always taught him and loved him, and his father had paid no attention to him and had no desire </text:span><text:span text:style-name="T1">to teach him. He wanted to know if it was wrong for his mother to teach him, and if God would punish her. </text:span><text:span text:style-name="T1">The teacher replied that the Lord said, “Suffer the little children to come unto me, and forbid them not, for of </text:span><text:span text:style-name="T1">such is the Kingdom of God.” She explained that his </text:span><text:span text:style-name="T3">mother set an example more by her love and </text:span><text:span text:style-name="T3">devotion than by words; that a mother's actions would influence a child more than anything she </text:span><text:span text:style-name="T3">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Capt. Gordon was away </text:span><text:span text:style-name="T1">at war. She prayed that war would be ended for all time. </text:span><text:span text:style-name="T2"><text:s/>While the tragic </text:span><text:span text:style-name="T1">death of your brother Herbert in </text:span><text:span text:style-name="T1">San Francisco was </text:span><text:span text:style-name="T3">a shock that I have never fully recovered from</text:span><text:span text:style-name="T1">, yet I had rather know that he went </text:span><text:span text:style-name="T1">that way than to have him go to war and lose his life. I remember well the </text:span><text:span text:style-name="T3">many sleepless nights that I </text:span><text:span text:style-name="T3">have passed thru</text:span><text:span text:style-name="T1"> while your father was away at war and how</text:span><text:span text:style-name="T3"> happy I was when he returned</text:span><text:span text:style-name="T1">. I prayed to </text:span><text:span text:style-name="T1">God then that war might be ended and that none of 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she could never get him </text:span><text:span text:style-name="T1">to take an interest in working on a farm.</text:span></text:p>
          </table:table-cell>
          <table:table-cell table:number-columns-repeated="1019"/>
        </table:table-row>
        <table:table-row table:style-name="ro15">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becoming a great inventor </text:span><text:span text:style-name="T1">will he realized. You have not been wasting your time tinkering around with your father’s tools trying to </text:span><text:span text:style-name="T1">make things.” His brother, Ralph, continued to call him “Fool Bobbie” and “Mother’s dream”; said he would </text:span><text:span text:style-name="T1">never amount to anything because he wouldn’t work on</text:span></text:p>
            <text:p><text:span text:style-name="T1">the farm like the rest of them. Bobbie always found a willing listener in his mother. She helped him with his </text:span><text:span text:style-name="T1">studies in school and encouraged him in every way and showed that </text:span><text:span text:style-name="T3">she believed in him and had faith </text:span><text:span text:style-name="T3">that one day he would be a great 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text:span><text:span text:style-name="T1">weeks before recovery. His </text:span><text:span text:style-name="T3">mother was very much worried and 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disappointing to Robert’s </text:span><text:span text:style-name="T3">mother</text:span><text:span text:style-name="T1">, because she wanted the children to get along in peace. Robert told his mother that on account of </text:span><text:span text:style-name="T1">his brother he would never live at home again; that he would continue to stay in Texarkana and go to </text:span><text:span text:style-name="T1">school until he had finished his education, and then he would go to work for Mr. Kennelworth. His </text:span><text:span text:style-name="T3">mother </text:span><text:span text:style-name="T3">had great faith in him </text:span><text:span text:style-name="T1">and told him that she knew everything would come out all right for him, and that he </text:span><text:span text:style-name="T1">should study hard, make the most of his opportunities, and prepare for the position Mr. Kennelworth was </text:span><text:span text:style-name="T1">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and his father often </text:span><text:span text:style-name="T1">referred to him as his </text:span><text:span text:style-name="T3">mother’s burden or his mother’s problem</text:span><text:span text:style-name="T1">. But </text:span><text:span text:style-name="T3">she had great faith in young </text:span><text:span text:style-name="T3">Robert </text:span><text:span text:style-name="T1">because he clung so strongly 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love had helped to lay </text:span><text:span text:style-name="T3">the foundation</text:span><text:span text:style-name="T1"> for his future career. <text:s/></text:span><text:span text:style-name="T2"><text:s/>He thought about what the preacher said – that a man </text:span><text:span text:style-name="T1">deserts father </text:span><text:span text:style-name="T1">and </text:span><text:span text:style-name="T3">mother</text:span><text:span text:style-name="T1"> to cleave unto his wife, and that this was as it should be. He had always felt his </text:span><text:span text:style-name="T3">greatest love </text:span><text:span text:style-name="T3">for his mother, but now for the first time in his life he began to think of love for another woman.</text:span></text:p>
          </table:table-cell>
          <table:table-cell table:number-columns-repeated="1019"/>
        </table:table-row>
        <table:table-row table:style-name="ro18">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he story of the new </text:span><text:span text:style-name="T1">love affair. “Bobbie,” said his mother, “you are little over fifteen years old, and this is only puppy love, or </text:span><text:span text:style-name="T1">what they call school-boy and school-girl love. It will soon pass away, but there is no harm in it. Love is a </text:span><text:span text:style-name="T1">great thing and some day you will meet the right girl, but there is no use being in any hurry about it.” Bobbie </text:span><text:span text:style-name="T1">told his mother that Marie was the only girl in the world for him, and that he would live and work for her; that </text:span><text:span text:style-name="T1">if he couldn’t marry Marie he never</text:span></text:p>
            <text:p><text:span text:style-name="T1">wanted any other girl. His mother laughed at this and told him that they all thought that way over the first </text:span><text:span text:style-name="T1">love affair, but that after a while, as the years went by and he met the real one, this would all pass away. </text:span><text:span text:style-name="T1">However, she did tell Bobbie that she had never forgotten her first love, as there is something different </text:span><text:span text:style-name="T1">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greater than ever. He </text:span><text:span text:style-name="T1">told his mother that he was going to Sunday School every Sunday and that he was studying hard, reading </text:span><text:span text:style-name="T1">the Bible and learning a lot, and that he was preparing to be a great man. His mother said, “</text:span><text:span text:style-name="T3">Bobbie, I have </text:span><text:span text:style-name="T3">always had great faith in you</text:span><text:span text:style-name="T1">, and I know that one day </text:span><text:span text:style-name="T3">my dream will come true</text:span><text:span text:style-name="T1">, and you will do </text:span><text:span text:style-name="T1">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Spring his father died </text:span><text:span text:style-name="T1">suddenly, and after a </text:span><text:span text:style-name="T3">consultation with his mother</text:span><text:span text:style-name="T1">, it was decided that he should leave his position, </text:span><text:span text:style-name="T1">return to the farm and help them to get 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out all the foul weeds </text:span><text:span text:style-name="T1">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3"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aught me first to pray, I </text:span><text:span text:style-name="T1">have believed in that great book and in God's power to guide me right and give me understanding of all </text:span><text:span text:style-name="T1">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text:span><text:span text:style-name="T1">prove to them that without the help of anyone you can 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Want to have a talk </text:span><text:span text:style-name="T1">with her and tell her of your brilliant achievement. </text:span><text:span text:style-name="T3">It makes every mother's heart glad</text:span><text:span text:style-name="T1"> to know that her </text:span><text:span text:style-name="T1">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hat man may cease to </text:span><text:span text:style-name="T1">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Mr. Kennelworth had </text:span><text:span text:style-name="T1">been there and told her of Robert's success and his faith in him. Robert's </text:span><text:span text:style-name="T3">mother was very happy </text:span><text:span text:style-name="T1">when </text:span><text:span text:style-name="T1">he told her that cotton was advancing and he was making money rapidly and Mr. Kennelworth was making </text:span><text:span text:style-name="T1">money; </text:span><text:span text:style-name="T2"><text:s/></text:span><text:span text:style-name="T9">Mrs. Gordon was very happy </text:span><text:span text:style-name="T2">to learn of her </text:span><text:span text:style-name="T1">boy's success. </text:span><text:span text:style-name="T3">She was sad when he began to </text:span><text:span text:style-name="T3">talk about war.</text:span><text:span text:style-name="T1"> Robert assured her that the Bible plainly foretold the great war which was to be fought in </text:span><text:span text:style-name="T1">the air and that it was his duty to help protect his country. While his mother admired his patriotism, she </text:span><text:span text:style-name="T1">again referred to the dream that she had had years before, about a great war which would come and in </text:span><text:span text:style-name="T1">which 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and sisters, and go with </text:span><text:span text:style-name="T1">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was -- the most alone </text:span><text:span text:style-name="T1">he had ever been in his life before -- away from friends, away from </text:span><text:span text:style-name="T3">mother</text:span><text:span text:style-name="T1">, and above all, separated from </text:span><text:span text:style-name="T1">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lost, when she thinks </text:span><text:span text:style-name="T1">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found it was a telegram </text:span><text:span text:style-name="T1">from his mother in which she congratulated him on his birthday the following day, and encouraged him to </text:span><text:span text:style-name="T1">hope for the best and not give way to despair in case Marie did not show up. The special-delivery letter was </text:span><text:span text:style-name="T1">also from Robert's mother. <text:s/>Letter follows from mother on page 159. <text:s/></text:span><text:span text:style-name="T2"><text:s/>Robert was happy to get the letter </text:span><text:span text:style-name="T2">from his mother </text:span><text:span text:style-name="T1">because she always encouraged him and he knew that no matter what happened, her faith </text:span><text:span text:style-name="T1">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text:span><text:span text:style-name="T1">comfortable and sent her a check for $5,000.00 to do with just as she pleased and buy anything she </text:span><text:span text:style-name="T1">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24">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more just and merciful </text:span><text:span text:style-name="T4">and will rule the country in the future. If women must continue to be the </text:span><text:span text:style-name="T3">mothers</text:span><text:span text:style-name="T4"> of our men, they must </text:span><text:span text:style-name="T4">have the right to decide whether their sons shall be sent to war or not. It will take time to arrange the plans </text:span><text:span text:style-name="T4">for cities and countries as outlined by Ezekiel and I expect that the terms will be acceptable and signed by </text:span><text:span text:style-name="T4">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69"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42">
          <table:table-cell/>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2">
          <table:table-cell table:number-columns-repeated="3"/>
        </table:table-row>
        <table:table-row table:style-name="ro42">
          <table:table-cell/>
          <table:table-cell office:value-type="string">
            <text:p>Conclusion:</text:p>
          </table:table-cell>
          <table:table-cell office:value-type="string">
            <text:p>1) Watch RG's actions.</text:p>
          </table:table-cell>
        </table:table-row>
        <table:table-row table:style-name="ro42">
          <table:table-cell table:number-columns-repeated="2"/>
          <table:table-cell office:value-type="string">
            <text:p>2) Make notes of how often he speaks of Marie</text:p>
          </table:table-cell>
        </table:table-row>
        <table:table-row table:style-name="ro42">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57" table:default-cell-style-name="ce12"/>
        <table:table-column table:style-name="co58" table:default-cell-style-name="ce12"/>
        <table:table-column table:style-name="co59" table:default-cell-style-name="ce12"/>
        <table:table-column table:style-name="co60" table:default-cell-style-name="ce12"/>
        <table:table-column table:style-name="co61" table:default-cell-style-name="ce12"/>
        <table:table-column table:style-name="co62" table:default-cell-style-name="ce12"/>
        <table:table-column table:style-name="co7" table:number-columns-repeated="1018" table:default-cell-style-name="ce12"/>
        <table:table-row table:style-name="ro44">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cell table:number-columns-repeated="1018"/>
        </table:table-row>
        <table:table-row table:style-name="ro13">
          <table:table-cell office:value-type="float" office:value="8">
            <text:p>8</text:p>
          </table:table-cell>
          <table:table-cell office:value-type="float" office:value="85">
            <text:p>85</text:p>
          </table:table-cell>
          <table:table-cell office:value-type="string">
            <text:p>3017 B.C.</text:p>
          </table:table-cell>
          <table:table-cell/>
          <table:table-cell table:style-name="ce40" office:value-type="string">
            <text:p><text:span text:style-name="T44">Enoch, who was the seventh from Adam – a number gnerally referred to as divine – was </text:span><text:span text:style-name="T45">translated</text:span><text:span text:style-name="T44"> to </text:span><text:span text:style-name="T45">heaven</text:span><text:span text:style-name="T44"> for his faith at the</text:span><text:span text:style-name="T45"> age of 365 years</text:span><text:span text:style-name="T44">. <text:s/>I believe that at that time they had all modern inventions and </text:span><text:span text:style-name="T44">that Enoch went up in an airplane. <text:s/></text:span><text:span text:style-name="T46"><text:s/>The writer of the book, probably not having seen an airplane before and seeing </text:span><text:span text:style-name="T46">Enoch go into the sky, thought that he had gone to heaven. We are now in the 5000-year cycle, from the time that </text:span><text:span text:style-name="T46">Enoch was transferred to heaven, and this indicates the progress of the airplane at this time.</text:span></text:p>
          </table:table-cell>
          <table:table-cell table:style-name="ce74"/>
          <table:table-cell table:number-columns-repeated="1018"/>
        </table:table-row>
        <table:table-row table:style-name="ro44">
          <table:table-cell office:value-type="float" office:value="8">
            <text:p>8</text:p>
          </table:table-cell>
          <table:table-cell office:value-type="float" office:value="85">
            <text:p>85</text:p>
          </table:table-cell>
          <table:table-cell table:style-name="ce73" office:value-type="string">
            <text:p><text:s/>896 B.C.</text:p>
          </table:table-cell>
          <table:table-cell/>
          <table:table-cell table:style-name="ce73" office:value-type="string">
            <text:p><text:span text:style-name="T47"><text:s/></text:span><text:span text:style-name="T47">Elijah was also translated to heaven in a cloud of fire. <text:s/></text:span><text:span text:style-name="T48"><text:s/>I believe this, </text:span><text:span text:style-name="T47">too, was an airplane. Since the chariot was seen </text:span><text:span text:style-name="T47">blazing with some kind of fire or gas, the recorder thought it was just something to take Elijah to heaven.</text:span></text:p>
          </table:table-cell>
          <table:table-cell table:number-columns-repeated="1019"/>
        </table:table-row>
        <table:table-row table:style-name="ro45">
          <table:table-cell office:value-type="float" office:value="8">
            <text:p>8</text:p>
          </table:table-cell>
          <table:table-cell office:value-type="float" office:value="85">
            <text:p>85</text:p>
          </table:table-cell>
          <table:table-cell table:style-name="ce73" office:value-type="string">
            <text:p><text:s/>1602</text:p>
          </table:table-cell>
          <table:table-cell/>
          <table:table-cell table:style-name="ce74" office:value-type="string">
            <text:p><text:s/>there was a railway built in New Castle, England, operated by horsepower.</text:p>
          </table:table-cell>
          <table:table-cell table:number-columns-repeated="1019"/>
        </table:table-row>
        <table:table-row table:style-name="ro45">
          <table:table-cell office:value-type="float" office:value="8">
            <text:p>8</text:p>
          </table:table-cell>
          <table:table-cell office:value-type="float" office:value="85">
            <text:p>85</text:p>
          </table:table-cell>
          <table:table-cell table:style-name="ce73" office:value-type="string">
            <text:p><text:s/>1776</text:p>
          </table:table-cell>
          <table:table-cell/>
          <table:table-cell table:style-name="ce73" office:value-type="string">
            <text:p><text:s/>the first <text:span text:style-name="T49">iron rails were laid, the first important step leading to </text:span><text:span text:style-name="T1">railways.</text:span></text:p>
          </table:table-cell>
          <table:table-cell table:number-columns-repeated="1019"/>
        </table:table-row>
        <table:table-row table:style-name="ro45">
          <table:table-cell office:value-type="float" office:value="8">
            <text:p>8</text:p>
          </table:table-cell>
          <table:table-cell office:value-type="string">
            <text:p>86</text:p>
          </table:table-cell>
          <table:table-cell office:value-type="string">
            <text:p>July 1801</text:p>
          </table:table-cell>
          <table:table-cell/>
          <table:table-cell table:style-name="ce74" office:value-type="string">
            <text:p><text:span text:style-name="T47"><text:s/></text:span><text:span text:style-name="T47">In July, 1801, there was a completed tram road from Croyden to Wandsworth, England.</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02</text:p>
          </table:table-cell>
          <table:table-cell/>
          <table:table-cell table:style-name="ce73" office:value-type="string">
            <text:p><text:s/>the first high-pressure locomotive was invented</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13</text:p>
          </table:table-cell>
          <table:table-cell/>
          <table:table-cell table:style-name="ce73" office:value-type="string">
            <text:p><text:span text:style-name="T48"><text:s/></text:span><text:span text:style-name="T48">William Hedley built a locomotive</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24</text:p>
          </table:table-cell>
          <table:table-cell/>
          <table:table-cell table:style-name="ce73" office:value-type="string">
            <text:p><text:s/>the first locomotive, by George Stephenson, traveled six miles per hour</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29</text:p>
          </table:table-cell>
          <table:table-cell/>
          <table:table-cell table:style-name="ce74" office:value-type="string">
            <text:p><text:s/>the Rocket made a speed of fifteen miles per hour</text:p>
          </table:table-cell>
          <table:table-cell table:number-columns-repeated="1019"/>
        </table:table-row>
        <table:table-row table:style-name="ro13">
          <table:table-cell office:value-type="float" office:value="8">
            <text:p>8</text:p>
          </table:table-cell>
          <table:table-cell office:value-type="string">
            <text:p>86</text:p>
          </table:table-cell>
          <table:table-cell table:style-name="ce73" office:value-type="string">
            <text:p><text:s/>1834</text:p>
          </table:table-cell>
          <table:table-cell/>
          <table:table-cell table:style-name="ce74"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5">
          <table:table-cell office:value-type="string">
            <text:p>8</text:p>
          </table:table-cell>
          <table:table-cell office:value-type="string">
            <text:p>86</text:p>
          </table:table-cell>
          <table:table-cell table:style-name="ce73" office:value-type="string">
            <text:p><text:s/>1839</text:p>
          </table:table-cell>
          <table:table-cell/>
          <table:table-cell table:style-name="ce74"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5">
          <table:table-cell office:value-type="string">
            <text:p>8</text:p>
          </table:table-cell>
          <table:table-cell office:value-type="string">
            <text:p>86</text:p>
          </table:table-cell>
          <table:table-cell office:value-type="string">
            <text:p>1713</text:p>
          </table:table-cell>
          <table:table-cell/>
          <table:table-cell table:style-name="ce74" office:value-type="string">
            <text:p><text:s/>The first idea of steam navigation was patented by Jonath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and later in 1783</text:p>
          </table:table-cell>
          <table:table-cell/>
          <table:table-cell table:style-name="ce73" office:value-type="string">
            <text:p><text:s/>a steamboat [was patented] by Fitch</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793</text:p>
          </table:table-cell>
          <table:table-cell/>
          <table:table-cell table:style-name="ce74" office:value-type="string">
            <text:p><text:s/>the first real steamboat by Fult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August 9, 1803</text:p>
          </table:table-cell>
          <table:table-cell/>
          <table:table-cell table:style-name="ce74" office:value-type="string">
            <text:p><text:s/>Fulton's steamboat, "The Claremont," made its first trip up the Huds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07</text:p>
          </table:table-cell>
          <table:table-cell/>
          <table:table-cell table:style-name="ce74" office:value-type="string">
            <text:p><text:s/>Fulton started a steamboat line on the Hudso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July 15, 1819</text:p>
          </table:table-cell>
          <table:table-cell/>
          <table:table-cell table:style-name="ce74" office:value-type="string">
            <text:p><text:s/>the first steamship made a trip from New York to Liverpool in twenty-six days.</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October, 1829</text:p>
          </table:table-cell>
          <table:table-cell/>
          <table:table-cell table:style-name="ce74" office:value-type="string">
            <text:p><text:s/>a locomotive by steam carriages started in Liverpool.</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June, 1838</text:p>
          </table:table-cell>
          <table:table-cell/>
          <table:table-cell table:style-name="ce74" office:value-type="string">
            <text:p><text:s/>the "Great Western" made a trip from Bristol, arrived in New York, making the voyage in eighteen days.</text:p>
          </table:table-cell>
          <table:table-cell table:number-columns-repeated="1019"/>
        </table:table-row>
        <table:table-row table:style-name="ro44">
          <table:table-cell office:value-type="float" office:value="8">
            <text:p>8</text:p>
          </table:table-cell>
          <table:table-cell office:value-type="string">
            <text:p>86</text:p>
          </table:table-cell>
          <table:table-cell table:style-name="ce73" office:value-type="string">
            <text:p><text:s/>1851</text:p>
          </table:table-cell>
          <table:table-cell/>
          <table:table-cell office:value-type="string">
            <text:p><text:span text:style-name="T43"><text:s/></text:span><text:span text:style-name="T43">The next record for ocean travel was made in 1851 when the "Pacific" crossed the Atlantic in 9 days, 19 hours and</text:span></text:p>
            <text:p><text:span text:style-name="T43">25 minutes.</text:span></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917</text:p>
          </table:table-cell>
          <table:table-cell/>
          <table:table-cell table:style-name="ce74" office:value-type="string">
            <text:p><text:s/>In 1917, a German submarine boat made a successful trip from Germany to Baltimore.</text:p>
          </table:table-cell>
          <table:table-cell table:number-columns-repeated="1019"/>
        </table:table-row>
        <table:table-row table:style-name="ro45">
          <table:table-cell office:value-type="float" office:value="8">
            <text:p>8</text:p>
          </table:table-cell>
          <table:table-cell office:value-type="string">
            <text:p>86</text:p>
          </table:table-cell>
          <table:table-cell table:style-name="ce73" office:value-type="string">
            <text:p><text:s/>1877</text:p>
          </table:table-cell>
          <table:table-cell/>
          <table:table-cell table:style-name="ce74" office:value-type="string">
            <text:p><text:s/>The advent of automobiles, or gas engines, began in 1877, when the first gas engine was invented by Otto.</text:p>
          </table:table-cell>
          <table:table-cell table:number-columns-repeated="1019"/>
        </table:table-row>
        <table:table-row table:style-name="ro45">
          <table:table-cell office:value-type="string">
            <text:p>8</text:p>
          </table:table-cell>
          <table:table-cell office:value-type="string">
            <text:p>87</text:p>
          </table:table-cell>
          <table:table-cell table:style-name="ce73" office:value-type="string">
            <text:p><text:s/>1879</text:p>
          </table:table-cell>
          <table:table-cell/>
          <table:table-cell table:style-name="ce73" office:value-type="string">
            <text:p><text:span text:style-name="T48"><text:s/></text:span><text:span text:style-name="T48">a gasoline motor was invented by Selden.</text:span></text:p>
          </table:table-cell>
          <table:table-cell table:number-columns-repeated="1019"/>
        </table:table-row>
        <table:table-row table:style-name="ro44">
          <table:table-cell office:value-type="string">
            <text:p>8</text:p>
          </table:table-cell>
          <table:table-cell office:value-type="string">
            <text:p>87</text:p>
          </table:table-cell>
          <table:table-cell table:style-name="ce73" office:value-type="string">
            <text:p><text:s/>1892</text:p>
          </table:table-cell>
          <table:table-cell/>
          <table:table-cell table:style-name="ce74" office:value-type="string">
            <text:p><text:span text:style-name="T47"><text:s/></text:span><text:span text:style-name="T47">the first automobile was operated by C. A. Duryea. Note that this was repeating the 500-year cycle, and 100 years </text:span><text:span text:style-name="T47">before the first attempt was made to start an iron railway.</text:span></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1783</text:p>
          </table:table-cell>
          <table:table-cell/>
          <table:table-cell table:style-name="ce74" office:value-type="string">
            <text:p><text:s/>the first time a balloon went up which carried a passenger.</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4" office:value-type="string">
            <text:p><text:s/>June <text:s/>1783 </text:p>
          </table:table-cell>
          <table:table-cell/>
          <table:table-cell table:style-name="ce76"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44">
          <table:table-cell office:value-type="string">
            <text:p>8</text:p>
          </table:table-cell>
          <table:table-cell office:value-type="string">
            <text:p>87</text:p>
          </table:table-cell>
          <table:table-cell office:value-type="string">
            <text:p><text:span text:style-name="T43"><text:s/></text:span><text:span text:style-name="T43">November,</text:span></text:p>
            <text:p><text:span text:style-name="T43">1783</text:span></text:p>
          </table:table-cell>
          <table:table-cell/>
          <table:table-cell table:style-name="ce74" office:value-type="string">
            <text:p><text:s/>In November, 1783, for the first time man went up in a balloon that sailed over Paris.</text:p>
          </table:table-cell>
          <table:table-cell table:number-columns-repeated="1019"/>
        </table:table-row>
        <table:table-row table:style-name="ro44">
          <table:table-cell office:value-type="string">
            <text:p>8</text:p>
          </table:table-cell>
          <table:table-cell office:value-type="string">
            <text:p>87</text:p>
          </table:table-cell>
          <table:table-cell table:style-name="ce75" office:value-type="string">
            <text:p>1859</text:p>
          </table:table-cell>
          <table:table-cell/>
          <table:table-cell table:style-name="ce74"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1900</text:p>
          </table:table-cell>
          <table:table-cell/>
          <table:table-cell table:style-name="ce73" office:value-type="string">
            <text:p><text:s/>Count Zeppelin flew the first dirigible.</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November, 1903</text:p>
          </table:table-cell>
          <table:table-cell/>
          <table:table-cell table:style-name="ce73" office:value-type="string">
            <text:p><text:span text:style-name="T1"><text:s/></text:span><text:span text:style-name="T1">Wilbur and Orville Wright made their first flight in an airplane which rose under its own power. <text:s/></text:span><text:span text:style-name="T49"><text:s/>Note that his was </text:span><text:span text:style-name="T49">100 years after Fulton's </text:span><text:span text:style-name="T1">first steamboat went up the Hudson, again repeating the 100-year cycle.</text:span></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July, 1908</text:p>
          </table:table-cell>
          <table:table-cell/>
          <table:table-cell table:style-name="ce74" office:value-type="string">
            <text:p><text:s/>Glenn H. Curtiss flew his first airplane.</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July, 1909</text:p>
          </table:table-cell>
          <table:table-cell/>
          <table:table-cell table:style-name="ce7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From 1914 to 1918</text:p>
          </table:table-cell>
          <table:table-cell/>
          <table:table-cell table:style-name="ce7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5">
          <table:table-cell office:value-type="float" office:value="8">
            <text:p>8</text:p>
          </table:table-cell>
          <table:table-cell office:value-type="string">
            <text:p>87</text:p>
          </table:table-cell>
          <table:table-cell table:style-name="ce73" office:value-type="string">
            <text:p><text:s/>June, 1919</text:p>
          </table:table-cell>
          <table:table-cell/>
          <table:table-cell table:style-name="ce74" office:value-type="string">
            <text:p><text:s/>In June, 1919, first non-stop flight from St. John's, Newfoundland, to Ireland.</text:p>
          </table:table-cell>
          <table:table-cell table:number-columns-repeated="1019"/>
        </table:table-row>
        <table:table-row table:style-name="ro44">
          <table:table-cell office:value-type="float" office:value="8">
            <text:p>8</text:p>
          </table:table-cell>
          <table:table-cell office:value-type="string">
            <text:p>87</text:p>
          </table:table-cell>
          <table:table-cell table:style-name="ce73" office:value-type="string">
            <text:p><text:s/>July, 1919</text:p>
          </table:table-cell>
          <table:table-cell/>
          <table:table-cell table:style-name="ce73" office:value-type="string">
            <text:p><text:span text:style-name="T47"><text:s/></text:span><text:span text:style-name="T47">the R-34 made a successful flight from Scotland to Mineola, Long Island. The R-34 made the trip in 64 hours and 13 </text:span><text:span text:style-name="T47">minutes. <text:s/></text:span><text:span text:style-name="T48"><text:s/>One hundred <text:s/>years previous to this the first fast steamship crossed the Atlantic.</text:span></text:p>
          </table:table-cell>
          <table:table-cell table:number-columns-repeated="1019"/>
        </table:table-row>
        <table:table-row table:style-name="ro45">
          <table:table-cell office:value-type="float" office:value="8">
            <text:p>8</text:p>
          </table:table-cell>
          <table:table-cell office:value-type="string">
            <text:p>88</text:p>
          </table:table-cell>
          <table:table-cell table:style-name="ce73" office:value-type="string">
            <text:p><text:s/>May, 1923</text:p>
          </table:table-cell>
          <table:table-cell/>
          <table:table-cell table:style-name="ce74" office:value-type="string">
            <text:p><text:span text:style-name="T47"><text:s/></text:span><text:span text:style-name="T47">Lieut. Macready and Kelly made a non-stop flight from New York to San Diego, California.</text:span></text:p>
          </table:table-cell>
          <table:table-cell table:number-columns-repeated="1019"/>
        </table:table-row>
        <table:table-row table:style-name="ro45">
          <table:table-cell office:value-type="float" office:value="8">
            <text:p>8</text:p>
          </table:table-cell>
          <table:table-cell office:value-type="string">
            <text:p>88</text:p>
          </table:table-cell>
          <table:table-cell table:style-name="ce73" office:value-type="string">
            <text:p><text:s/>July, 1923</text:p>
          </table:table-cell>
          <table:table-cell/>
          <table:table-cell table:style-name="ce73" office:value-type="string">
            <text:p><text:span text:style-name="T1">Sunrise to sunset flight from New York to San Francisco. <text:s/></text:span><text:span text:style-name="T49"><text:s/>The flight was made by </text:span><text:span text:style-name="T1">Russell L. Maughan.</text:span></text:p>
          </table:table-cell>
          <table:table-cell table:number-columns-repeated="1019"/>
        </table:table-row>
        <table:table-row table:style-name="ro44">
          <table:table-cell office:value-type="float" office:value="8">
            <text:p>8</text:p>
          </table:table-cell>
          <table:table-cell office:value-type="string">
            <text:p>88</text:p>
          </table:table-cell>
          <table:table-cell table:style-name="ce74" office:value-type="string">
            <text:p><text:s/>March 17th to September 28, 1924</text:p>
          </table:table-cell>
          <table:table-cell/>
          <table:table-cell table:style-name="ce74" office:value-type="string">
            <text:p><text:s/>L. H. Smith and Lee Wade flew around the world the first time.</text:p>
          </table:table-cell>
          <table:table-cell table:number-columns-repeated="1019"/>
        </table:table-row>
        <table:table-row table:style-name="ro45">
          <table:table-cell office:value-type="string">
            <text:p>8</text:p>
          </table:table-cell>
          <table:table-cell office:value-type="string">
            <text:p>88</text:p>
          </table:table-cell>
          <table:table-cell table:style-name="ce73" office:value-type="string">
            <text:p><text:s/>May, 1926</text:p>
          </table:table-cell>
          <table:table-cell/>
          <table:table-cell table:style-name="ce74" office:value-type="string">
            <text:p><text:s/>Richard E. Byrd circled the North Pole with the dirigible.</text:p>
          </table:table-cell>
          <table:table-cell table:number-columns-repeated="1019"/>
        </table:table-row>
        <table:table-row table:style-name="ro45">
          <table:table-cell office:value-type="string">
            <text:p>8</text:p>
          </table:table-cell>
          <table:table-cell office:value-type="string">
            <text:p>88</text:p>
          </table:table-cell>
          <table:table-cell table:style-name="ce73" office:value-type="string">
            <text:p><text:s/>May 21, 1927</text:p>
          </table:table-cell>
          <table:table-cell/>
          <table:table-cell table:style-name="ce74" office:value-type="string">
            <text:p><text:s/>Charles A. Lindbergh made the first successful flight across the Atlantic from New York to Paris.</text:p>
          </table:table-cell>
          <table:table-cell table:number-columns-repeated="1019"/>
        </table:table-row>
        <table:table-row table:style-name="ro42" table:number-rows-repeated="2">
          <table:table-cell table:number-columns-repeated="1024"/>
        </table:table-row>
        <table:table-row table:style-name="ro46">
          <table:table-cell office:value-type="string">
            <text:p>8</text:p>
          </table:table-cell>
          <table:table-cell office:value-type="string">
            <text:p>88, 89</text:p>
          </table:table-cell>
          <table:table-cell table:number-columns-repeated="2"/>
          <table:table-cell table:style-name="ce74" office:value-type="string">
            <text:p><text:span text:style-name="T47"><text:s/></text:span><text:span text:style-name="T47">Note how the airplane followed 100 years later after the fast steamer across the Atlantic. As railroad and ocean </text:span><text:span text:style-name="T47">transportation made rapid progress from 1807 to 1838, so is airplane transportation making rapid progress and I </text:span><text:span text:style-name="T47">predict that in 1938, airplanes will be traveling at the rate of 1000 miles an hour to all parts of the earth, carrying </text:span><text:span text:style-name="T47">passengers and freight. My interpretation of the cycles to repeat in future indicates that from 1928 to 1932, one of the </text:span><text:span text:style-name="T47">greatest battles of all history will be fought in the air. In the next few years airplanes will be making successful trips </text:span><text:span text:style-name="T47">around the world and carrying passengers. Man has succeeded in traveling on the earth by steam, gas and electricity. </text:span><text:span text:style-name="T47">The automobile solved the problem of motor transportation without rail. The water was first conquered in a crude </text:span><text:span text:style-name="T47">canoe, next with a sailing vessel, then the fast steamers and later the submarine by which man can travel secretly </text:span><text:span text:style-name="T47">under the water. The next and last great conquest was the air, and as nations</text:span><text:span text:style-name="T48"> have fought battles on the land, on the </text:span><text:span text:style-name="T48">water and used </text:span><text:span text:style-name="T47">the submarine for successful warfare under the water, the next and last great step in transportation will </text:span><text:span text:style-name="T47">be in the air. It is but natural to expect that the greatest battle of all will take place in the air when all modern </text:span><text:span text:style-name="T47">inventions will be used to destroy human life. As stated in the Bible, unless the time be shortened, no human being </text:span><text:span text:style-name="T47">will be left on this earth, but the Good Book has promised that the time will be shortened. Nations will try this new </text:span><text:span text:style-name="T47">mode to conquer each other before the United Kingdom, spoken of in the Bible, can be realized.</text:span></text:p>
          </table:table-cell>
          <table:table-cell table:number-columns-repeated="1019"/>
        </table:table-row>
        <table:table-row table:style-name="ro46" table:number-rows-repeated="1048531">
          <table:table-cell table:number-columns-repeated="1024"/>
        </table:table-row>
        <table:table-row table:style-name="ro4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4">06/14/2012</text:date>, <text:time>13:5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14T13:50:14</dc:date>
    <meta:editing-duration>P5DT8H35M55S</meta:editing-duration>
    <meta:editing-cycles>83</meta:editing-cycles>
    <meta:generator>LibreOffice/3.3$Unix LibreOffice_project/330m18$Build-4</meta:generator>
    <meta:document-statistic meta:table-count="20" meta:cell-count="1521" meta:object-count="0"/>
  </office:meta>
</office:document-meta>
</file>